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3.124cm"/>
    </style:style>
    <style:style style:name="co9" style:family="table-column">
      <style:table-column-properties fo:break-before="auto" style:column-width="3.455cm"/>
    </style:style>
    <style:style style:name="co10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2.875cm"/>
    </style:style>
    <style:style style:name="co12" style:family="table-column">
      <style:table-column-properties fo:break-before="auto" style:column-width="4.036cm"/>
    </style:style>
    <style:style style:name="co13" style:family="table-column">
      <style:table-column-properties fo:break-before="auto" style:column-width="2.59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wrap-option="wrap"/>
      <style:paragraph-properties fo:text-align="center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66cc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ccff" style:text-align-source="fix" style:repeat-content="false" fo:wrap-option="wrap"/>
      <style:paragraph-properties fo:text-align="center"/>
      <style:text-properties fo:color="#0066cc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200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row table:style-name="ro1">
          <table:table-cell table:style-name="ce1" office:value-type="string">
            <text:p>期數 </text:p>
          </table:table-cell>
          <table:table-cell table:style-name="ce1" office:value-type="string">
            <text:p>開獎日期 </text:p>
          </table:table-cell>
          <table:table-cell table:style-name="ce1" office:value-type="string">
            <text:p>號碼 </text:p>
          </table:table-cell>
          <table:table-cell table:style-name="ce1" office:value-type="string">
            <text:p>特別號 </text:p>
          </table:table-cell>
          <table:table-cell table:style-name="ce1" office:value-type="string">
            <text:p>兌獎截止日期</text:p>
          </table:table-cell>
        </table:table-row>
        <table:table-row table:style-name="ro1">
          <table:table-cell office:value-type="float" office:value="91099">
            <text:p>91099</text:p>
          </table:table-cell>
          <table:table-cell office:value-type="string">
            <text:p>91年12月31日 </text:p>
          </table:table-cell>
          <table:table-cell office:value-type="string">
            <text:p>11  14  24  26  30  39   </text:p>
          </table:table-cell>
          <table:table-cell office:value-type="float" office:value="41">
            <text:p>41</text:p>
          </table:table-cell>
          <table:table-cell office:value-type="string">
            <text:p>92年3月1日 </text:p>
          </table:table-cell>
        </table:table-row>
        <table:table-row table:style-name="ro1">
          <table:table-cell office:value-type="float" office:value="91098">
            <text:p>91098</text:p>
          </table:table-cell>
          <table:table-cell office:value-type="string">
            <text:p>91年12月27日 </text:p>
          </table:table-cell>
          <table:table-cell office:value-type="string">
            <text:p>11  18  22  23  25  41   </text:p>
          </table:table-cell>
          <table:table-cell office:value-type="float" office:value="31">
            <text:p>31</text:p>
          </table:table-cell>
          <table:table-cell office:value-type="string">
            <text:p>92年3月31日 </text:p>
          </table:table-cell>
        </table:table-row>
        <table:table-row table:style-name="ro1">
          <table:table-cell office:value-type="float" office:value="91097">
            <text:p>91097</text:p>
          </table:table-cell>
          <table:table-cell office:value-type="string">
            <text:p>91年12月24日 </text:p>
          </table:table-cell>
          <table:table-cell office:value-type="string">
            <text:p>10  20  24  30  37  39   </text:p>
          </table:table-cell>
          <table:table-cell office:value-type="float" office:value="19">
            <text:p>19</text:p>
          </table:table-cell>
          <table:table-cell office:value-type="string">
            <text:p>92年3月24日 </text:p>
          </table:table-cell>
        </table:table-row>
        <table:table-row table:style-name="ro1">
          <table:table-cell office:value-type="float" office:value="91096">
            <text:p>91096</text:p>
          </table:table-cell>
          <table:table-cell office:value-type="string">
            <text:p>91年12月20日 </text:p>
          </table:table-cell>
          <table:table-cell office:value-type="string">
            <text:p>10  11  13  14  16  40   </text:p>
          </table:table-cell>
          <table:table-cell office:value-type="float" office:value="32">
            <text:p>32</text:p>
          </table:table-cell>
          <table:table-cell office:value-type="string">
            <text:p>92年3月24日 </text:p>
          </table:table-cell>
        </table:table-row>
        <table:table-row table:style-name="ro1">
          <table:table-cell office:value-type="float" office:value="91095">
            <text:p>91095</text:p>
          </table:table-cell>
          <table:table-cell office:value-type="string">
            <text:p>91年12月17日 </text:p>
          </table:table-cell>
          <table:table-cell office:value-type="string">
            <text:p>08  13  21  28  30  35   </text:p>
          </table:table-cell>
          <table:table-cell office:value-type="float" office:value="27">
            <text:p>27</text:p>
          </table:table-cell>
          <table:table-cell office:value-type="string">
            <text:p>92年3月17日 </text:p>
          </table:table-cell>
        </table:table-row>
        <table:table-row table:style-name="ro1">
          <table:table-cell office:value-type="float" office:value="91094">
            <text:p>91094</text:p>
          </table:table-cell>
          <table:table-cell office:value-type="string">
            <text:p>91年12月13日 </text:p>
          </table:table-cell>
          <table:table-cell office:value-type="string">
            <text:p>01  04  11  13  18  39   </text:p>
          </table:table-cell>
          <table:table-cell office:value-type="float" office:value="10">
            <text:p>10</text:p>
          </table:table-cell>
          <table:table-cell office:value-type="string">
            <text:p>92年3月17日 </text:p>
          </table:table-cell>
        </table:table-row>
        <table:table-row table:style-name="ro1">
          <table:table-cell office:value-type="float" office:value="91093">
            <text:p>91093</text:p>
          </table:table-cell>
          <table:table-cell office:value-type="string">
            <text:p>91年12月10日 </text:p>
          </table:table-cell>
          <table:table-cell office:value-type="string">
            <text:p>01  10  18  25  41  42   </text:p>
          </table:table-cell>
          <table:table-cell office:value-type="float" office:value="11">
            <text:p>11</text:p>
          </table:table-cell>
          <table:table-cell office:value-type="string">
            <text:p>92年3月10日 </text:p>
          </table:table-cell>
        </table:table-row>
        <table:table-row table:style-name="ro1">
          <table:table-cell office:value-type="float" office:value="91092">
            <text:p>91092</text:p>
          </table:table-cell>
          <table:table-cell office:value-type="string">
            <text:p>91年12月6日 </text:p>
          </table:table-cell>
          <table:table-cell office:value-type="string">
            <text:p>04  19  27  33  34  41   </text:p>
          </table:table-cell>
          <table:table-cell office:value-type="float" office:value="11">
            <text:p>11</text:p>
          </table:table-cell>
          <table:table-cell office:value-type="string">
            <text:p>92年3月10日 </text:p>
          </table:table-cell>
        </table:table-row>
        <table:table-row table:style-name="ro1">
          <table:table-cell office:value-type="float" office:value="91091">
            <text:p>91091</text:p>
          </table:table-cell>
          <table:table-cell office:value-type="string">
            <text:p>91年12月3日 </text:p>
          </table:table-cell>
          <table:table-cell office:value-type="string">
            <text:p>07  19  20  33  39  40   </text:p>
          </table:table-cell>
          <table:table-cell office:value-type="float" office:value="5">
            <text:p>5</text:p>
          </table:table-cell>
          <table:table-cell office:value-type="string">
            <text:p>92年3月3日 </text:p>
          </table:table-cell>
        </table:table-row>
        <table:table-row table:style-name="ro1">
          <table:table-cell office:value-type="float" office:value="91090">
            <text:p>91090</text:p>
          </table:table-cell>
          <table:table-cell office:value-type="string">
            <text:p>91年11月29日 </text:p>
          </table:table-cell>
          <table:table-cell office:value-type="string">
            <text:p>09  12  13  18  21  26   </text:p>
          </table:table-cell>
          <table:table-cell office:value-type="float" office:value="3">
            <text:p>3</text:p>
          </table:table-cell>
          <table:table-cell office:value-type="string">
            <text:p>92年2月3日 </text:p>
          </table:table-cell>
        </table:table-row>
        <table:table-row table:style-name="ro1">
          <table:table-cell office:value-type="float" office:value="91089">
            <text:p>91089</text:p>
          </table:table-cell>
          <table:table-cell office:value-type="string">
            <text:p>91年11月26日 </text:p>
          </table:table-cell>
          <table:table-cell office:value-type="string">
            <text:p>12  20  23  35  36  42   </text:p>
          </table:table-cell>
          <table:table-cell office:value-type="float" office:value="7">
            <text:p>7</text:p>
          </table:table-cell>
          <table:table-cell office:value-type="string">
            <text:p>92年2月26日 </text:p>
          </table:table-cell>
        </table:table-row>
        <table:table-row table:style-name="ro1">
          <table:table-cell office:value-type="float" office:value="91088">
            <text:p>91088</text:p>
          </table:table-cell>
          <table:table-cell office:value-type="string">
            <text:p>91年11月22日 </text:p>
          </table:table-cell>
          <table:table-cell office:value-type="string">
            <text:p>11  20  30  32  34  41   </text:p>
          </table:table-cell>
          <table:table-cell office:value-type="float" office:value="39">
            <text:p>39</text:p>
          </table:table-cell>
          <table:table-cell office:value-type="string">
            <text:p>92年2月24日 </text:p>
          </table:table-cell>
        </table:table-row>
        <table:table-row table:style-name="ro1">
          <table:table-cell office:value-type="float" office:value="91087">
            <text:p>91087</text:p>
          </table:table-cell>
          <table:table-cell office:value-type="string">
            <text:p>91年11月19日 </text:p>
          </table:table-cell>
          <table:table-cell office:value-type="string">
            <text:p>03  31  32  33  37  40   </text:p>
          </table:table-cell>
          <table:table-cell office:value-type="float" office:value="30">
            <text:p>30</text:p>
          </table:table-cell>
          <table:table-cell office:value-type="string">
            <text:p>92年2月19日 </text:p>
          </table:table-cell>
        </table:table-row>
        <table:table-row table:style-name="ro1">
          <table:table-cell office:value-type="float" office:value="91086">
            <text:p>91086</text:p>
          </table:table-cell>
          <table:table-cell office:value-type="string">
            <text:p>91年11月15日 </text:p>
          </table:table-cell>
          <table:table-cell office:value-type="string">
            <text:p>09  18  21  24  38  41   </text:p>
          </table:table-cell>
          <table:table-cell office:value-type="float" office:value="32">
            <text:p>32</text:p>
          </table:table-cell>
          <table:table-cell office:value-type="string">
            <text:p>92年2月17日 </text:p>
          </table:table-cell>
        </table:table-row>
        <table:table-row table:style-name="ro1">
          <table:table-cell office:value-type="float" office:value="91085">
            <text:p>91085</text:p>
          </table:table-cell>
          <table:table-cell office:value-type="string">
            <text:p>91年11月12日 </text:p>
          </table:table-cell>
          <table:table-cell office:value-type="string">
            <text:p>11  13  25  31  32  41   </text:p>
          </table:table-cell>
          <table:table-cell office:value-type="float" office:value="21">
            <text:p>21</text:p>
          </table:table-cell>
          <table:table-cell office:value-type="string">
            <text:p>92年2月12日 </text:p>
          </table:table-cell>
        </table:table-row>
        <table:table-row table:style-name="ro1">
          <table:table-cell office:value-type="float" office:value="91084">
            <text:p>91084</text:p>
          </table:table-cell>
          <table:table-cell office:value-type="string">
            <text:p>91年11月8日 </text:p>
          </table:table-cell>
          <table:table-cell office:value-type="string">
            <text:p>04  14  26  27  32  37   </text:p>
          </table:table-cell>
          <table:table-cell office:value-type="float" office:value="12">
            <text:p>12</text:p>
          </table:table-cell>
          <table:table-cell office:value-type="string">
            <text:p>92年2月10日 </text:p>
          </table:table-cell>
        </table:table-row>
        <table:table-row table:style-name="ro1">
          <table:table-cell office:value-type="float" office:value="91083">
            <text:p>91083</text:p>
          </table:table-cell>
          <table:table-cell office:value-type="string">
            <text:p>91年11月5日 </text:p>
          </table:table-cell>
          <table:table-cell office:value-type="string">
            <text:p>04  06  07  21  26  40   </text:p>
          </table:table-cell>
          <table:table-cell office:value-type="float" office:value="35">
            <text:p>35</text:p>
          </table:table-cell>
          <table:table-cell office:value-type="string">
            <text:p>92年2月5日 </text:p>
          </table:table-cell>
        </table:table-row>
        <table:table-row table:style-name="ro1">
          <table:table-cell office:value-type="float" office:value="91082">
            <text:p>91082</text:p>
          </table:table-cell>
          <table:table-cell office:value-type="string">
            <text:p>91年11月1日 </text:p>
          </table:table-cell>
          <table:table-cell office:value-type="string">
            <text:p>09  10  30  34  39  41   </text:p>
          </table:table-cell>
          <table:table-cell office:value-type="float" office:value="26">
            <text:p>26</text:p>
          </table:table-cell>
          <table:table-cell office:value-type="string">
            <text:p>92年2月3日 </text:p>
          </table:table-cell>
        </table:table-row>
        <table:table-row table:style-name="ro1">
          <table:table-cell office:value-type="float" office:value="91081">
            <text:p>91081</text:p>
          </table:table-cell>
          <table:table-cell office:value-type="string">
            <text:p>91年10月29日 </text:p>
          </table:table-cell>
          <table:table-cell office:value-type="string">
            <text:p>05  11  12  25  33  40   </text:p>
          </table:table-cell>
          <table:table-cell office:value-type="float" office:value="1">
            <text:p>1</text:p>
          </table:table-cell>
          <table:table-cell office:value-type="string">
            <text:p>92年1月29日 </text:p>
          </table:table-cell>
        </table:table-row>
        <table:table-row table:style-name="ro1">
          <table:table-cell office:value-type="float" office:value="91080">
            <text:p>91080</text:p>
          </table:table-cell>
          <table:table-cell office:value-type="string">
            <text:p>91年10月25日 </text:p>
          </table:table-cell>
          <table:table-cell office:value-type="string">
            <text:p>01  10  24  34  39  41   </text:p>
          </table:table-cell>
          <table:table-cell office:value-type="float" office:value="42">
            <text:p>42</text:p>
          </table:table-cell>
          <table:table-cell office:value-type="string">
            <text:p>92年1月27日 </text:p>
          </table:table-cell>
        </table:table-row>
        <table:table-row table:style-name="ro1">
          <table:table-cell office:value-type="float" office:value="91079">
            <text:p>91079</text:p>
          </table:table-cell>
          <table:table-cell office:value-type="string">
            <text:p>91年10月22日 </text:p>
          </table:table-cell>
          <table:table-cell office:value-type="string">
            <text:p>07  08  15  19  34  41   </text:p>
          </table:table-cell>
          <table:table-cell office:value-type="float" office:value="33">
            <text:p>33</text:p>
          </table:table-cell>
          <table:table-cell office:value-type="string">
            <text:p>92年1月22日 </text:p>
          </table:table-cell>
        </table:table-row>
        <table:table-row table:style-name="ro1">
          <table:table-cell office:value-type="float" office:value="91078">
            <text:p>91078</text:p>
          </table:table-cell>
          <table:table-cell office:value-type="string">
            <text:p>91年10月18日 </text:p>
          </table:table-cell>
          <table:table-cell office:value-type="string">
            <text:p>07  19  20  29  32  35   </text:p>
          </table:table-cell>
          <table:table-cell office:value-type="float" office:value="30">
            <text:p>30</text:p>
          </table:table-cell>
          <table:table-cell office:value-type="string">
            <text:p>92年1月20日 </text:p>
          </table:table-cell>
        </table:table-row>
        <table:table-row table:style-name="ro1">
          <table:table-cell office:value-type="float" office:value="91077">
            <text:p>91077</text:p>
          </table:table-cell>
          <table:table-cell office:value-type="string">
            <text:p>91年10月15日 </text:p>
          </table:table-cell>
          <table:table-cell office:value-type="string">
            <text:p>01  06  09  14  30  38   </text:p>
          </table:table-cell>
          <table:table-cell office:value-type="float" office:value="34">
            <text:p>34</text:p>
          </table:table-cell>
          <table:table-cell office:value-type="string">
            <text:p>92年1月15日 </text:p>
          </table:table-cell>
        </table:table-row>
        <table:table-row table:style-name="ro1">
          <table:table-cell office:value-type="float" office:value="91076">
            <text:p>91076</text:p>
          </table:table-cell>
          <table:table-cell office:value-type="string">
            <text:p>91年10月11日 </text:p>
          </table:table-cell>
          <table:table-cell office:value-type="string">
            <text:p>02  05  23  28  37  40   </text:p>
          </table:table-cell>
          <table:table-cell office:value-type="float" office:value="29">
            <text:p>29</text:p>
          </table:table-cell>
          <table:table-cell office:value-type="string">
            <text:p>92年1月13日 </text:p>
          </table:table-cell>
        </table:table-row>
        <table:table-row table:style-name="ro1">
          <table:table-cell office:value-type="float" office:value="91075">
            <text:p>91075</text:p>
          </table:table-cell>
          <table:table-cell office:value-type="string">
            <text:p>91年10月8日 </text:p>
          </table:table-cell>
          <table:table-cell office:value-type="string">
            <text:p>15  17  22  28  33  37   </text:p>
          </table:table-cell>
          <table:table-cell office:value-type="float" office:value="41">
            <text:p>41</text:p>
          </table:table-cell>
          <table:table-cell office:value-type="string">
            <text:p>92年1月8日 </text:p>
          </table:table-cell>
        </table:table-row>
        <table:table-row table:style-name="ro1">
          <table:table-cell office:value-type="float" office:value="91074">
            <text:p>91074</text:p>
          </table:table-cell>
          <table:table-cell office:value-type="string">
            <text:p>91年10月4日 </text:p>
          </table:table-cell>
          <table:table-cell office:value-type="string">
            <text:p>07  22  23  28  32  40   </text:p>
          </table:table-cell>
          <table:table-cell office:value-type="float" office:value="25">
            <text:p>25</text:p>
          </table:table-cell>
          <table:table-cell office:value-type="string">
            <text:p>92年1月6日 </text:p>
          </table:table-cell>
        </table:table-row>
        <table:table-row table:style-name="ro1">
          <table:table-cell office:value-type="float" office:value="91073">
            <text:p>91073</text:p>
          </table:table-cell>
          <table:table-cell office:value-type="string">
            <text:p>91年10月1日 </text:p>
          </table:table-cell>
          <table:table-cell office:value-type="string">
            <text:p>02  08  17  25  26  39   </text:p>
          </table:table-cell>
          <table:table-cell office:value-type="float" office:value="13">
            <text:p>13</text:p>
          </table:table-cell>
          <table:table-cell office:value-type="string">
            <text:p>92年1月2日 </text:p>
          </table:table-cell>
        </table:table-row>
        <table:table-row table:style-name="ro1">
          <table:table-cell office:value-type="float" office:value="91072">
            <text:p>91072</text:p>
          </table:table-cell>
          <table:table-cell office:value-type="string">
            <text:p>91年9月27日 </text:p>
          </table:table-cell>
          <table:table-cell office:value-type="string">
            <text:p>11  17  34  40  41  42   </text:p>
          </table:table-cell>
          <table:table-cell office:value-type="float" office:value="33">
            <text:p>33</text:p>
          </table:table-cell>
          <table:table-cell office:value-type="string">
            <text:p>91年12月30日 </text:p>
          </table:table-cell>
        </table:table-row>
        <table:table-row table:style-name="ro1">
          <table:table-cell office:value-type="float" office:value="91071">
            <text:p>91071</text:p>
          </table:table-cell>
          <table:table-cell office:value-type="string">
            <text:p>91年9月24日 </text:p>
          </table:table-cell>
          <table:table-cell office:value-type="string">
            <text:p>15  20  22  30  31  35   </text:p>
          </table:table-cell>
          <table:table-cell office:value-type="float" office:value="14">
            <text:p>14</text:p>
          </table:table-cell>
          <table:table-cell office:value-type="string">
            <text:p>91年12月24日 </text:p>
          </table:table-cell>
        </table:table-row>
        <table:table-row table:style-name="ro1">
          <table:table-cell office:value-type="float" office:value="91070">
            <text:p>91070</text:p>
          </table:table-cell>
          <table:table-cell office:value-type="string">
            <text:p>91年9月20日 </text:p>
          </table:table-cell>
          <table:table-cell office:value-type="string">
            <text:p>03  11  18  20  28  40   </text:p>
          </table:table-cell>
          <table:table-cell office:value-type="float" office:value="12">
            <text:p>12</text:p>
          </table:table-cell>
          <table:table-cell office:value-type="string">
            <text:p>91年12月23日 </text:p>
          </table:table-cell>
        </table:table-row>
        <table:table-row table:style-name="ro1">
          <table:table-cell office:value-type="float" office:value="91069">
            <text:p>91069</text:p>
          </table:table-cell>
          <table:table-cell office:value-type="string">
            <text:p>91年9月17日 </text:p>
          </table:table-cell>
          <table:table-cell office:value-type="string">
            <text:p>11  16  19  24  32  41   </text:p>
          </table:table-cell>
          <table:table-cell office:value-type="float" office:value="39">
            <text:p>39</text:p>
          </table:table-cell>
          <table:table-cell office:value-type="string">
            <text:p>91年12月17日 </text:p>
          </table:table-cell>
        </table:table-row>
        <table:table-row table:style-name="ro1">
          <table:table-cell office:value-type="float" office:value="91068">
            <text:p>91068</text:p>
          </table:table-cell>
          <table:table-cell office:value-type="string">
            <text:p>91年9月13日 </text:p>
          </table:table-cell>
          <table:table-cell office:value-type="string">
            <text:p>07  08  14  16  20  23   </text:p>
          </table:table-cell>
          <table:table-cell office:value-type="float" office:value="13">
            <text:p>13</text:p>
          </table:table-cell>
          <table:table-cell office:value-type="string">
            <text:p>91年12月16日 </text:p>
          </table:table-cell>
        </table:table-row>
        <table:table-row table:style-name="ro1">
          <table:table-cell office:value-type="float" office:value="91067">
            <text:p>91067</text:p>
          </table:table-cell>
          <table:table-cell office:value-type="string">
            <text:p>91年9月10日 </text:p>
          </table:table-cell>
          <table:table-cell office:value-type="string">
            <text:p>01  07  08  15  21  26   </text:p>
          </table:table-cell>
          <table:table-cell office:value-type="float" office:value="10">
            <text:p>10</text:p>
          </table:table-cell>
          <table:table-cell office:value-type="string">
            <text:p>91年12月10日 </text:p>
          </table:table-cell>
        </table:table-row>
        <table:table-row table:style-name="ro1">
          <table:table-cell office:value-type="float" office:value="91066">
            <text:p>91066</text:p>
          </table:table-cell>
          <table:table-cell office:value-type="string">
            <text:p>91年9月6日 </text:p>
          </table:table-cell>
          <table:table-cell office:value-type="string">
            <text:p>03  14  34  38  39  42   </text:p>
          </table:table-cell>
          <table:table-cell office:value-type="float" office:value="26">
            <text:p>26</text:p>
          </table:table-cell>
          <table:table-cell office:value-type="string">
            <text:p>91年12月9日 </text:p>
          </table:table-cell>
        </table:table-row>
        <table:table-row table:style-name="ro1">
          <table:table-cell office:value-type="float" office:value="91065">
            <text:p>91065</text:p>
          </table:table-cell>
          <table:table-cell office:value-type="string">
            <text:p>91年9月3日 </text:p>
          </table:table-cell>
          <table:table-cell office:value-type="string">
            <text:p>23  24  30  31  34  41   </text:p>
          </table:table-cell>
          <table:table-cell office:value-type="float" office:value="42">
            <text:p>42</text:p>
          </table:table-cell>
          <table:table-cell office:value-type="string">
            <text:p>91年12月3日 </text:p>
          </table:table-cell>
        </table:table-row>
        <table:table-row table:style-name="ro1">
          <table:table-cell office:value-type="float" office:value="91064">
            <text:p>91064</text:p>
          </table:table-cell>
          <table:table-cell office:value-type="string">
            <text:p>91年8月30日 </text:p>
          </table:table-cell>
          <table:table-cell office:value-type="string">
            <text:p>08  09  17  21  28  38   </text:p>
          </table:table-cell>
          <table:table-cell office:value-type="float" office:value="15">
            <text:p>15</text:p>
          </table:table-cell>
          <table:table-cell office:value-type="string">
            <text:p>91年11月2日 </text:p>
          </table:table-cell>
        </table:table-row>
        <table:table-row table:style-name="ro1">
          <table:table-cell office:value-type="float" office:value="91063">
            <text:p>91063</text:p>
          </table:table-cell>
          <table:table-cell office:value-type="string">
            <text:p>91年8月27日 </text:p>
          </table:table-cell>
          <table:table-cell office:value-type="string">
            <text:p>04  10  15  18  24  36   </text:p>
          </table:table-cell>
          <table:table-cell office:value-type="float" office:value="1">
            <text:p>1</text:p>
          </table:table-cell>
          <table:table-cell office:value-type="string">
            <text:p>91年11月27日 </text:p>
          </table:table-cell>
        </table:table-row>
        <table:table-row table:style-name="ro1">
          <table:table-cell office:value-type="float" office:value="91062">
            <text:p>91062</text:p>
          </table:table-cell>
          <table:table-cell office:value-type="string">
            <text:p>91年8月23日 </text:p>
          </table:table-cell>
          <table:table-cell office:value-type="string">
            <text:p>08  20  29  35  38  42   </text:p>
          </table:table-cell>
          <table:table-cell office:value-type="float" office:value="31">
            <text:p>31</text:p>
          </table:table-cell>
          <table:table-cell office:value-type="string">
            <text:p>91年11月25日 </text:p>
          </table:table-cell>
        </table:table-row>
        <table:table-row table:style-name="ro1">
          <table:table-cell office:value-type="float" office:value="91061">
            <text:p>91061</text:p>
          </table:table-cell>
          <table:table-cell office:value-type="string">
            <text:p>91年8月20日 </text:p>
          </table:table-cell>
          <table:table-cell office:value-type="string">
            <text:p>12  13  17  28  31  34   </text:p>
          </table:table-cell>
          <table:table-cell office:value-type="float" office:value="27">
            <text:p>27</text:p>
          </table:table-cell>
          <table:table-cell office:value-type="string">
            <text:p>91年11月20日 </text:p>
          </table:table-cell>
        </table:table-row>
        <table:table-row table:style-name="ro1">
          <table:table-cell office:value-type="float" office:value="91060">
            <text:p>91060</text:p>
          </table:table-cell>
          <table:table-cell office:value-type="string">
            <text:p>91年8月16日 </text:p>
          </table:table-cell>
          <table:table-cell office:value-type="string">
            <text:p>10  12  21  24  27  33   </text:p>
          </table:table-cell>
          <table:table-cell office:value-type="float" office:value="7">
            <text:p>7</text:p>
          </table:table-cell>
          <table:table-cell office:value-type="string">
            <text:p>91年11月18日 </text:p>
          </table:table-cell>
        </table:table-row>
        <table:table-row table:style-name="ro1">
          <table:table-cell office:value-type="float" office:value="91059">
            <text:p>91059</text:p>
          </table:table-cell>
          <table:table-cell office:value-type="string">
            <text:p>91年8月13日 </text:p>
          </table:table-cell>
          <table:table-cell office:value-type="string">
            <text:p>03  04  12  17  22  31   </text:p>
          </table:table-cell>
          <table:table-cell office:value-type="float" office:value="7">
            <text:p>7</text:p>
          </table:table-cell>
          <table:table-cell office:value-type="string">
            <text:p>91年11月13日 </text:p>
          </table:table-cell>
        </table:table-row>
        <table:table-row table:style-name="ro1">
          <table:table-cell office:value-type="float" office:value="91058">
            <text:p>91058</text:p>
          </table:table-cell>
          <table:table-cell office:value-type="string">
            <text:p>91年8月9日 </text:p>
          </table:table-cell>
          <table:table-cell office:value-type="string">
            <text:p>04  17  29  33  35  40   </text:p>
          </table:table-cell>
          <table:table-cell office:value-type="float" office:value="12">
            <text:p>12</text:p>
          </table:table-cell>
          <table:table-cell office:value-type="string">
            <text:p>91年11月11日 </text:p>
          </table:table-cell>
        </table:table-row>
        <table:table-row table:style-name="ro1">
          <table:table-cell office:value-type="float" office:value="91057">
            <text:p>91057</text:p>
          </table:table-cell>
          <table:table-cell office:value-type="string">
            <text:p>91年8月6日 </text:p>
          </table:table-cell>
          <table:table-cell office:value-type="string">
            <text:p>03  13  30  34  38  40   </text:p>
          </table:table-cell>
          <table:table-cell office:value-type="float" office:value="35">
            <text:p>35</text:p>
          </table:table-cell>
          <table:table-cell office:value-type="string">
            <text:p>91年11月6日 </text:p>
          </table:table-cell>
        </table:table-row>
        <table:table-row table:style-name="ro1">
          <table:table-cell office:value-type="float" office:value="91056">
            <text:p>91056</text:p>
          </table:table-cell>
          <table:table-cell office:value-type="string">
            <text:p>91年8月2日 </text:p>
          </table:table-cell>
          <table:table-cell office:value-type="string">
            <text:p>16  22  26  30  33  34   </text:p>
          </table:table-cell>
          <table:table-cell office:value-type="float" office:value="3">
            <text:p>3</text:p>
          </table:table-cell>
          <table:table-cell office:value-type="string">
            <text:p>91年11月4日 </text:p>
          </table:table-cell>
        </table:table-row>
        <table:table-row table:style-name="ro1">
          <table:table-cell office:value-type="float" office:value="91055">
            <text:p>91055</text:p>
          </table:table-cell>
          <table:table-cell office:value-type="string">
            <text:p>91年7月30日 </text:p>
          </table:table-cell>
          <table:table-cell office:value-type="string">
            <text:p>03  08  09  17  21  42   </text:p>
          </table:table-cell>
          <table:table-cell office:value-type="float" office:value="41">
            <text:p>41</text:p>
          </table:table-cell>
          <table:table-cell office:value-type="string">
            <text:p>91年10月30日 </text:p>
          </table:table-cell>
        </table:table-row>
        <table:table-row table:style-name="ro1">
          <table:table-cell office:value-type="float" office:value="91054">
            <text:p>91054</text:p>
          </table:table-cell>
          <table:table-cell office:value-type="string">
            <text:p>91年7月26日 </text:p>
          </table:table-cell>
          <table:table-cell office:value-type="string">
            <text:p>01  02  09  27  37  39   </text:p>
          </table:table-cell>
          <table:table-cell office:value-type="float" office:value="26">
            <text:p>26</text:p>
          </table:table-cell>
          <table:table-cell office:value-type="string">
            <text:p>91年10月28日 </text:p>
          </table:table-cell>
        </table:table-row>
        <table:table-row table:style-name="ro1">
          <table:table-cell office:value-type="float" office:value="91053">
            <text:p>91053</text:p>
          </table:table-cell>
          <table:table-cell office:value-type="string">
            <text:p>91年7月23日 </text:p>
          </table:table-cell>
          <table:table-cell office:value-type="string">
            <text:p>05  07  18  19  26  29   </text:p>
          </table:table-cell>
          <table:table-cell office:value-type="float" office:value="33">
            <text:p>33</text:p>
          </table:table-cell>
          <table:table-cell office:value-type="string">
            <text:p>91年10月23日 </text:p>
          </table:table-cell>
        </table:table-row>
        <table:table-row table:style-name="ro1">
          <table:table-cell office:value-type="float" office:value="91052">
            <text:p>91052</text:p>
          </table:table-cell>
          <table:table-cell office:value-type="string">
            <text:p>91年7月19日 </text:p>
          </table:table-cell>
          <table:table-cell office:value-type="string">
            <text:p>01  02  08  20  29  40   </text:p>
          </table:table-cell>
          <table:table-cell office:value-type="float" office:value="17">
            <text:p>17</text:p>
          </table:table-cell>
          <table:table-cell office:value-type="string">
            <text:p>91年10月21日 </text:p>
          </table:table-cell>
        </table:table-row>
        <table:table-row table:style-name="ro1">
          <table:table-cell office:value-type="float" office:value="91051">
            <text:p>91051</text:p>
          </table:table-cell>
          <table:table-cell office:value-type="string">
            <text:p>91年7月16日 </text:p>
          </table:table-cell>
          <table:table-cell office:value-type="string">
            <text:p>01  08  12  15  19  20   </text:p>
          </table:table-cell>
          <table:table-cell office:value-type="float" office:value="17">
            <text:p>17</text:p>
          </table:table-cell>
          <table:table-cell office:value-type="string">
            <text:p>91年10月16日 </text:p>
          </table:table-cell>
        </table:table-row>
        <table:table-row table:style-name="ro1">
          <table:table-cell office:value-type="float" office:value="91050">
            <text:p>91050</text:p>
          </table:table-cell>
          <table:table-cell office:value-type="string">
            <text:p>91年7月12日 </text:p>
          </table:table-cell>
          <table:table-cell office:value-type="string">
            <text:p>11  12  15  23  37  38   </text:p>
          </table:table-cell>
          <table:table-cell office:value-type="float" office:value="31">
            <text:p>31</text:p>
          </table:table-cell>
          <table:table-cell office:value-type="string">
            <text:p>91年10月14日 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91年7月9日 </text:p>
          </table:table-cell>
          <table:table-cell office:value-type="string">
            <text:p>01  05  09  18  19  31   </text:p>
          </table:table-cell>
          <table:table-cell office:value-type="float" office:value="37">
            <text:p>37</text:p>
          </table:table-cell>
          <table:table-cell office:value-type="string">
            <text:p>91年10月9日 </text:p>
          </table:table-cell>
        </table:table-row>
        <table:table-row table:style-name="ro1">
          <table:table-cell office:value-type="float" office:value="91048">
            <text:p>91048</text:p>
          </table:table-cell>
          <table:table-cell office:value-type="string">
            <text:p>91年7月5日 </text:p>
          </table:table-cell>
          <table:table-cell office:value-type="string">
            <text:p>08  12  17  25  27  28   </text:p>
          </table:table-cell>
          <table:table-cell office:value-type="float" office:value="30">
            <text:p>30</text:p>
          </table:table-cell>
          <table:table-cell office:value-type="string">
            <text:p>91年10月7日 </text:p>
          </table:table-cell>
        </table:table-row>
        <table:table-row table:style-name="ro1">
          <table:table-cell office:value-type="float" office:value="91047">
            <text:p>91047</text:p>
          </table:table-cell>
          <table:table-cell office:value-type="string">
            <text:p>91年7月2日 </text:p>
          </table:table-cell>
          <table:table-cell office:value-type="string">
            <text:p>06  12  13  22  32  33   </text:p>
          </table:table-cell>
          <table:table-cell office:value-type="float" office:value="25">
            <text:p>25</text:p>
          </table:table-cell>
          <table:table-cell office:value-type="string">
            <text:p>91年10月2日 </text:p>
          </table:table-cell>
        </table:table-row>
        <table:table-row table:style-name="ro1">
          <table:table-cell office:value-type="float" office:value="91046">
            <text:p>91046</text:p>
          </table:table-cell>
          <table:table-cell office:value-type="string">
            <text:p>91年6月28日 </text:p>
          </table:table-cell>
          <table:table-cell office:value-type="string">
            <text:p>04  05  12  37  39  41   </text:p>
          </table:table-cell>
          <table:table-cell office:value-type="float" office:value="27">
            <text:p>27</text:p>
          </table:table-cell>
          <table:table-cell office:value-type="string">
            <text:p>91年9月30日 </text:p>
          </table:table-cell>
        </table:table-row>
        <table:table-row table:style-name="ro1">
          <table:table-cell office:value-type="float" office:value="91045">
            <text:p>91045</text:p>
          </table:table-cell>
          <table:table-cell office:value-type="string">
            <text:p>91年6月25日 </text:p>
          </table:table-cell>
          <table:table-cell office:value-type="string">
            <text:p>04  08  11  26  33  39   </text:p>
          </table:table-cell>
          <table:table-cell office:value-type="float" office:value="37">
            <text:p>37</text:p>
          </table:table-cell>
          <table:table-cell office:value-type="string">
            <text:p>91年9月25日 </text:p>
          </table:table-cell>
        </table:table-row>
        <table:table-row table:style-name="ro1">
          <table:table-cell office:value-type="float" office:value="91044">
            <text:p>91044</text:p>
          </table:table-cell>
          <table:table-cell office:value-type="string">
            <text:p>91年6月21日 </text:p>
          </table:table-cell>
          <table:table-cell office:value-type="string">
            <text:p>01  02  06  21  28  37   </text:p>
          </table:table-cell>
          <table:table-cell office:value-type="float" office:value="31">
            <text:p>31</text:p>
          </table:table-cell>
          <table:table-cell office:value-type="string">
            <text:p>91年9月23日 </text:p>
          </table:table-cell>
        </table:table-row>
        <table:table-row table:style-name="ro1">
          <table:table-cell office:value-type="float" office:value="91043">
            <text:p>91043</text:p>
          </table:table-cell>
          <table:table-cell office:value-type="string">
            <text:p>91年6月18日 </text:p>
          </table:table-cell>
          <table:table-cell office:value-type="string">
            <text:p>09  13  30  32  35  37   </text:p>
          </table:table-cell>
          <table:table-cell office:value-type="float" office:value="28">
            <text:p>28</text:p>
          </table:table-cell>
          <table:table-cell office:value-type="string">
            <text:p>91年9月18日 </text:p>
          </table:table-cell>
        </table:table-row>
        <table:table-row table:style-name="ro1">
          <table:table-cell office:value-type="float" office:value="91042">
            <text:p>91042</text:p>
          </table:table-cell>
          <table:table-cell office:value-type="string">
            <text:p>91年6月14日 </text:p>
          </table:table-cell>
          <table:table-cell office:value-type="string">
            <text:p>04  11  14  15  20  41   </text:p>
          </table:table-cell>
          <table:table-cell office:value-type="float" office:value="10">
            <text:p>10</text:p>
          </table:table-cell>
          <table:table-cell office:value-type="string">
            <text:p>91年9月16日 </text:p>
          </table:table-cell>
        </table:table-row>
        <table:table-row table:style-name="ro1">
          <table:table-cell office:value-type="float" office:value="91041">
            <text:p>91041</text:p>
          </table:table-cell>
          <table:table-cell office:value-type="string">
            <text:p>91年6月11日 </text:p>
          </table:table-cell>
          <table:table-cell office:value-type="string">
            <text:p>13  21  23  27  29  41   </text:p>
          </table:table-cell>
          <table:table-cell office:value-type="float" office:value="17">
            <text:p>17</text:p>
          </table:table-cell>
          <table:table-cell office:value-type="string">
            <text:p>91年9月11日 </text:p>
          </table:table-cell>
        </table:table-row>
        <table:table-row table:style-name="ro1">
          <table:table-cell office:value-type="float" office:value="91040">
            <text:p>91040</text:p>
          </table:table-cell>
          <table:table-cell office:value-type="string">
            <text:p>91年6月7日 </text:p>
          </table:table-cell>
          <table:table-cell office:value-type="string">
            <text:p>13  18  19  28  34  38   </text:p>
          </table:table-cell>
          <table:table-cell office:value-type="float" office:value="9">
            <text:p>9</text:p>
          </table:table-cell>
          <table:table-cell office:value-type="string">
            <text:p>91年9月9日 </text:p>
          </table:table-cell>
        </table:table-row>
        <table:table-row table:style-name="ro1">
          <table:table-cell office:value-type="float" office:value="91039">
            <text:p>91039</text:p>
          </table:table-cell>
          <table:table-cell office:value-type="string">
            <text:p>91年6月4日 </text:p>
          </table:table-cell>
          <table:table-cell office:value-type="string">
            <text:p>10  15  16  26  27  42   </text:p>
          </table:table-cell>
          <table:table-cell office:value-type="float" office:value="3">
            <text:p>3</text:p>
          </table:table-cell>
          <table:table-cell office:value-type="string">
            <text:p>91年9月4日 </text:p>
          </table:table-cell>
        </table:table-row>
        <table:table-row table:style-name="ro1">
          <table:table-cell office:value-type="float" office:value="91038">
            <text:p>91038</text:p>
          </table:table-cell>
          <table:table-cell office:value-type="string">
            <text:p>91年5月31日 </text:p>
          </table:table-cell>
          <table:table-cell office:value-type="string">
            <text:p>08  11  14  24  31  36   </text:p>
          </table:table-cell>
          <table:table-cell office:value-type="float" office:value="23">
            <text:p>23</text:p>
          </table:table-cell>
          <table:table-cell office:value-type="string">
            <text:p>91年8月2日 </text:p>
          </table:table-cell>
        </table:table-row>
        <table:table-row table:style-name="ro1">
          <table:table-cell office:value-type="float" office:value="91037">
            <text:p>91037</text:p>
          </table:table-cell>
          <table:table-cell office:value-type="string">
            <text:p>91年5月28日 </text:p>
          </table:table-cell>
          <table:table-cell office:value-type="string">
            <text:p>18  19  27  34  39  41   </text:p>
          </table:table-cell>
          <table:table-cell office:value-type="float" office:value="40">
            <text:p>40</text:p>
          </table:table-cell>
          <table:table-cell office:value-type="string">
            <text:p>91年8月28日 </text:p>
          </table:table-cell>
        </table:table-row>
        <table:table-row table:style-name="ro1">
          <table:table-cell office:value-type="float" office:value="91036">
            <text:p>91036</text:p>
          </table:table-cell>
          <table:table-cell office:value-type="string">
            <text:p>91年5月24日 </text:p>
          </table:table-cell>
          <table:table-cell office:value-type="string">
            <text:p>06  10  19  22  27  34   </text:p>
          </table:table-cell>
          <table:table-cell office:value-type="float" office:value="7">
            <text:p>7</text:p>
          </table:table-cell>
          <table:table-cell office:value-type="string">
            <text:p>91年8月26日 </text:p>
          </table:table-cell>
        </table:table-row>
        <table:table-row table:style-name="ro1">
          <table:table-cell office:value-type="float" office:value="91035">
            <text:p>91035</text:p>
          </table:table-cell>
          <table:table-cell office:value-type="string">
            <text:p>91年5月21日 </text:p>
          </table:table-cell>
          <table:table-cell office:value-type="string">
            <text:p>03  04  12  19  32  35   </text:p>
          </table:table-cell>
          <table:table-cell office:value-type="float" office:value="29">
            <text:p>29</text:p>
          </table:table-cell>
          <table:table-cell office:value-type="string">
            <text:p>91年8月21日 </text:p>
          </table:table-cell>
        </table:table-row>
        <table:table-row table:style-name="ro1">
          <table:table-cell office:value-type="float" office:value="91034">
            <text:p>91034</text:p>
          </table:table-cell>
          <table:table-cell office:value-type="string">
            <text:p>91年5月17日 </text:p>
          </table:table-cell>
          <table:table-cell office:value-type="string">
            <text:p>02  14  21  23  27  32   </text:p>
          </table:table-cell>
          <table:table-cell office:value-type="float" office:value="35">
            <text:p>35</text:p>
          </table:table-cell>
          <table:table-cell office:value-type="string">
            <text:p>91年8月19日 </text:p>
          </table:table-cell>
        </table:table-row>
        <table:table-row table:style-name="ro1">
          <table:table-cell office:value-type="float" office:value="91033">
            <text:p>91033</text:p>
          </table:table-cell>
          <table:table-cell office:value-type="string">
            <text:p>91年5月14日 </text:p>
          </table:table-cell>
          <table:table-cell office:value-type="string">
            <text:p>02  09  18  20  27  36   </text:p>
          </table:table-cell>
          <table:table-cell office:value-type="float" office:value="4">
            <text:p>4</text:p>
          </table:table-cell>
          <table:table-cell office:value-type="string">
            <text:p>91年8月14日 </text:p>
          </table:table-cell>
        </table:table-row>
        <table:table-row table:style-name="ro1">
          <table:table-cell office:value-type="float" office:value="91032">
            <text:p>91032</text:p>
          </table:table-cell>
          <table:table-cell office:value-type="string">
            <text:p>91年5月10日 </text:p>
          </table:table-cell>
          <table:table-cell office:value-type="string">
            <text:p>07  15  17  27  30  42   </text:p>
          </table:table-cell>
          <table:table-cell office:value-type="float" office:value="5">
            <text:p>5</text:p>
          </table:table-cell>
          <table:table-cell office:value-type="string">
            <text:p>91年8月12日 </text:p>
          </table:table-cell>
        </table:table-row>
        <table:table-row table:style-name="ro1">
          <table:table-cell office:value-type="float" office:value="91031">
            <text:p>91031</text:p>
          </table:table-cell>
          <table:table-cell office:value-type="string">
            <text:p>91年5月7日 </text:p>
          </table:table-cell>
          <table:table-cell office:value-type="string">
            <text:p>21  25  26  33  37  41   </text:p>
          </table:table-cell>
          <table:table-cell office:value-type="float" office:value="20">
            <text:p>20</text:p>
          </table:table-cell>
          <table:table-cell office:value-type="string">
            <text:p>91年8月7日 </text:p>
          </table:table-cell>
        </table:table-row>
        <table:table-row table:style-name="ro1">
          <table:table-cell office:value-type="float" office:value="91030">
            <text:p>91030</text:p>
          </table:table-cell>
          <table:table-cell office:value-type="string">
            <text:p>91年5月3日 </text:p>
          </table:table-cell>
          <table:table-cell office:value-type="string">
            <text:p>07  15  17  18  28  36   </text:p>
          </table:table-cell>
          <table:table-cell office:value-type="float" office:value="8">
            <text:p>8</text:p>
          </table:table-cell>
          <table:table-cell office:value-type="string">
            <text:p>91年8月5日 </text:p>
          </table:table-cell>
        </table:table-row>
        <table:table-row table:style-name="ro1">
          <table:table-cell office:value-type="float" office:value="91029">
            <text:p>91029</text:p>
          </table:table-cell>
          <table:table-cell office:value-type="string">
            <text:p>91年4月30日 </text:p>
          </table:table-cell>
          <table:table-cell office:value-type="string">
            <text:p>11  23  31  33  36  37   </text:p>
          </table:table-cell>
          <table:table-cell office:value-type="float" office:value="34">
            <text:p>34</text:p>
          </table:table-cell>
          <table:table-cell office:value-type="string">
            <text:p>91年7月1日 </text:p>
          </table:table-cell>
        </table:table-row>
        <table:table-row table:style-name="ro1">
          <table:table-cell office:value-type="float" office:value="91028">
            <text:p>91028</text:p>
          </table:table-cell>
          <table:table-cell office:value-type="string">
            <text:p>91年4月26日 </text:p>
          </table:table-cell>
          <table:table-cell office:value-type="string">
            <text:p>15  19  22  23  33  34   </text:p>
          </table:table-cell>
          <table:table-cell office:value-type="float" office:value="20">
            <text:p>20</text:p>
          </table:table-cell>
          <table:table-cell office:value-type="string">
            <text:p>91年7月29日 </text:p>
          </table:table-cell>
        </table:table-row>
        <table:table-row table:style-name="ro1">
          <table:table-cell office:value-type="float" office:value="91027">
            <text:p>91027</text:p>
          </table:table-cell>
          <table:table-cell office:value-type="string">
            <text:p>91年4月23日 </text:p>
          </table:table-cell>
          <table:table-cell office:value-type="string">
            <text:p>01  02  04  07  08  18   </text:p>
          </table:table-cell>
          <table:table-cell office:value-type="float" office:value="9">
            <text:p>9</text:p>
          </table:table-cell>
          <table:table-cell office:value-type="string">
            <text:p>91年7月23日 </text:p>
          </table:table-cell>
        </table:table-row>
        <table:table-row table:style-name="ro1">
          <table:table-cell office:value-type="float" office:value="91026">
            <text:p>91026</text:p>
          </table:table-cell>
          <table:table-cell office:value-type="string">
            <text:p>91年4月19日 </text:p>
          </table:table-cell>
          <table:table-cell office:value-type="string">
            <text:p>05  06  09  24  27  39   </text:p>
          </table:table-cell>
          <table:table-cell office:value-type="float" office:value="15">
            <text:p>15</text:p>
          </table:table-cell>
          <table:table-cell office:value-type="string">
            <text:p>91年7月22日 </text:p>
          </table:table-cell>
        </table:table-row>
        <table:table-row table:style-name="ro1">
          <table:table-cell office:value-type="float" office:value="91025">
            <text:p>91025</text:p>
          </table:table-cell>
          <table:table-cell office:value-type="string">
            <text:p>91年4月16日 </text:p>
          </table:table-cell>
          <table:table-cell office:value-type="string">
            <text:p>10  12  17  21  22  29   </text:p>
          </table:table-cell>
          <table:table-cell office:value-type="float" office:value="25">
            <text:p>25</text:p>
          </table:table-cell>
          <table:table-cell office:value-type="string">
            <text:p>91年7月16日 </text:p>
          </table:table-cell>
        </table:table-row>
        <table:table-row table:style-name="ro1">
          <table:table-cell office:value-type="float" office:value="91024">
            <text:p>91024</text:p>
          </table:table-cell>
          <table:table-cell office:value-type="string">
            <text:p>91年4月12日 </text:p>
          </table:table-cell>
          <table:table-cell office:value-type="string">
            <text:p>12  14  15  24  36  39   </text:p>
          </table:table-cell>
          <table:table-cell office:value-type="float" office:value="1">
            <text:p>1</text:p>
          </table:table-cell>
          <table:table-cell office:value-type="string">
            <text:p>91年7月15日 </text:p>
          </table:table-cell>
        </table:table-row>
        <table:table-row table:style-name="ro1">
          <table:table-cell office:value-type="float" office:value="91023">
            <text:p>91023</text:p>
          </table:table-cell>
          <table:table-cell office:value-type="string">
            <text:p>91年4月9日 </text:p>
          </table:table-cell>
          <table:table-cell office:value-type="string">
            <text:p>06  20  21  26  36  37   </text:p>
          </table:table-cell>
          <table:table-cell office:value-type="float" office:value="27">
            <text:p>27</text:p>
          </table:table-cell>
          <table:table-cell office:value-type="string">
            <text:p>91年7月9日 </text:p>
          </table:table-cell>
        </table:table-row>
        <table:table-row table:style-name="ro1">
          <table:table-cell office:value-type="float" office:value="91022">
            <text:p>91022</text:p>
          </table:table-cell>
          <table:table-cell office:value-type="string">
            <text:p>91年4月5日 </text:p>
          </table:table-cell>
          <table:table-cell office:value-type="string">
            <text:p>07  10  14  17  27  37   </text:p>
          </table:table-cell>
          <table:table-cell office:value-type="float" office:value="28">
            <text:p>28</text:p>
          </table:table-cell>
          <table:table-cell office:value-type="string">
            <text:p>91年7月8日 </text:p>
          </table:table-cell>
        </table:table-row>
        <table:table-row table:style-name="ro1">
          <table:table-cell office:value-type="float" office:value="91021">
            <text:p>91021</text:p>
          </table:table-cell>
          <table:table-cell office:value-type="string">
            <text:p>91年4月2日 </text:p>
          </table:table-cell>
          <table:table-cell office:value-type="string">
            <text:p>13  20  26  30  32  37   </text:p>
          </table:table-cell>
          <table:table-cell office:value-type="float" office:value="4">
            <text:p>4</text:p>
          </table:table-cell>
          <table:table-cell office:value-type="string">
            <text:p>91年7月2日 </text:p>
          </table:table-cell>
        </table:table-row>
        <table:table-row table:style-name="ro1">
          <table:table-cell office:value-type="float" office:value="91020">
            <text:p>91020</text:p>
          </table:table-cell>
          <table:table-cell office:value-type="string">
            <text:p>91年3月29日 </text:p>
          </table:table-cell>
          <table:table-cell office:value-type="string">
            <text:p>19  21  22  25  31  34   </text:p>
          </table:table-cell>
          <table:table-cell office:value-type="float" office:value="13">
            <text:p>13</text:p>
          </table:table-cell>
          <table:table-cell office:value-type="string">
            <text:p>91年6月1日 </text:p>
          </table:table-cell>
        </table:table-row>
        <table:table-row table:style-name="ro1">
          <table:table-cell office:value-type="float" office:value="91019">
            <text:p>91019</text:p>
          </table:table-cell>
          <table:table-cell office:value-type="string">
            <text:p>91年3月26日 </text:p>
          </table:table-cell>
          <table:table-cell office:value-type="string">
            <text:p>05  18  25  26  35  42   </text:p>
          </table:table-cell>
          <table:table-cell office:value-type="float" office:value="29">
            <text:p>29</text:p>
          </table:table-cell>
          <table:table-cell office:value-type="string">
            <text:p>91年6月26日 </text:p>
          </table:table-cell>
        </table:table-row>
        <table:table-row table:style-name="ro1">
          <table:table-cell office:value-type="float" office:value="91018">
            <text:p>91018</text:p>
          </table:table-cell>
          <table:table-cell office:value-type="string">
            <text:p>91年3月22日 </text:p>
          </table:table-cell>
          <table:table-cell office:value-type="string">
            <text:p>06  09  21  27  31  32   </text:p>
          </table:table-cell>
          <table:table-cell office:value-type="float" office:value="2">
            <text:p>2</text:p>
          </table:table-cell>
          <table:table-cell office:value-type="string">
            <text:p>91年6月24日 </text:p>
          </table:table-cell>
        </table:table-row>
        <table:table-row table:style-name="ro1">
          <table:table-cell office:value-type="float" office:value="91017">
            <text:p>91017</text:p>
          </table:table-cell>
          <table:table-cell office:value-type="string">
            <text:p>91年3月19日 </text:p>
          </table:table-cell>
          <table:table-cell office:value-type="string">
            <text:p>02  05  09  16  25  32   </text:p>
          </table:table-cell>
          <table:table-cell office:value-type="float" office:value="7">
            <text:p>7</text:p>
          </table:table-cell>
          <table:table-cell office:value-type="string">
            <text:p>91年6月19日 </text:p>
          </table:table-cell>
        </table:table-row>
        <table:table-row table:style-name="ro1">
          <table:table-cell office:value-type="float" office:value="91016">
            <text:p>91016</text:p>
          </table:table-cell>
          <table:table-cell office:value-type="string">
            <text:p>91年3月15日 </text:p>
          </table:table-cell>
          <table:table-cell office:value-type="string">
            <text:p>05  10  13  15  29  36   </text:p>
          </table:table-cell>
          <table:table-cell office:value-type="float" office:value="1">
            <text:p>1</text:p>
          </table:table-cell>
          <table:table-cell office:value-type="string">
            <text:p>91年6月17日 </text:p>
          </table:table-cell>
        </table:table-row>
        <table:table-row table:style-name="ro1">
          <table:table-cell office:value-type="float" office:value="91015">
            <text:p>91015</text:p>
          </table:table-cell>
          <table:table-cell office:value-type="string">
            <text:p>91年3月12日 </text:p>
          </table:table-cell>
          <table:table-cell office:value-type="string">
            <text:p>08  12  16  26  34  36   </text:p>
          </table:table-cell>
          <table:table-cell office:value-type="float" office:value="5">
            <text:p>5</text:p>
          </table:table-cell>
          <table:table-cell office:value-type="string">
            <text:p>91年6月12日 </text:p>
          </table:table-cell>
        </table:table-row>
        <table:table-row table:style-name="ro1">
          <table:table-cell office:value-type="float" office:value="91014">
            <text:p>91014</text:p>
          </table:table-cell>
          <table:table-cell office:value-type="string">
            <text:p>91年3月8日 </text:p>
          </table:table-cell>
          <table:table-cell office:value-type="string">
            <text:p>04  05  14  21  27  40   </text:p>
          </table:table-cell>
          <table:table-cell office:value-type="float" office:value="12">
            <text:p>12</text:p>
          </table:table-cell>
          <table:table-cell office:value-type="string">
            <text:p>91年6月10日 </text:p>
          </table:table-cell>
        </table:table-row>
        <table:table-row table:style-name="ro1">
          <table:table-cell office:value-type="float" office:value="91013">
            <text:p>91013</text:p>
          </table:table-cell>
          <table:table-cell office:value-type="string">
            <text:p>91年3月5日 </text:p>
          </table:table-cell>
          <table:table-cell office:value-type="string">
            <text:p>04  10  14  23  29  39   </text:p>
          </table:table-cell>
          <table:table-cell office:value-type="float" office:value="36">
            <text:p>36</text:p>
          </table:table-cell>
          <table:table-cell office:value-type="string">
            <text:p>91年6月5日 </text:p>
          </table:table-cell>
        </table:table-row>
        <table:table-row table:style-name="ro1">
          <table:table-cell office:value-type="float" office:value="91012">
            <text:p>91012</text:p>
          </table:table-cell>
          <table:table-cell office:value-type="string">
            <text:p>91年3月1日 </text:p>
          </table:table-cell>
          <table:table-cell office:value-type="string">
            <text:p>12  20  30  32  35  40   </text:p>
          </table:table-cell>
          <table:table-cell office:value-type="float" office:value="34">
            <text:p>34</text:p>
          </table:table-cell>
          <table:table-cell office:value-type="string">
            <text:p>91年6月3日 </text:p>
          </table:table-cell>
        </table:table-row>
        <table:table-row table:style-name="ro1">
          <table:table-cell office:value-type="float" office:value="91011">
            <text:p>91011</text:p>
          </table:table-cell>
          <table:table-cell office:value-type="string">
            <text:p>91年2月26日 </text:p>
          </table:table-cell>
          <table:table-cell office:value-type="string">
            <text:p>06  20  29  35  38  40   </text:p>
          </table:table-cell>
          <table:table-cell office:value-type="float" office:value="41">
            <text:p>41</text:p>
          </table:table-cell>
          <table:table-cell office:value-type="string">
            <text:p>91年5月27日 </text:p>
          </table:table-cell>
        </table:table-row>
        <table:table-row table:style-name="ro1">
          <table:table-cell office:value-type="float" office:value="91010">
            <text:p>91010</text:p>
          </table:table-cell>
          <table:table-cell office:value-type="string">
            <text:p>91年2月22日 </text:p>
          </table:table-cell>
          <table:table-cell office:value-type="string">
            <text:p>02  10  15  23  30  32   </text:p>
          </table:table-cell>
          <table:table-cell office:value-type="float" office:value="36">
            <text:p>36</text:p>
          </table:table-cell>
          <table:table-cell office:value-type="string">
            <text:p>91年5月24日 </text:p>
          </table:table-cell>
        </table:table-row>
        <table:table-row table:style-name="ro1">
          <table:table-cell office:value-type="float" office:value="91009">
            <text:p>91009</text:p>
          </table:table-cell>
          <table:table-cell office:value-type="string">
            <text:p>91年2月19日 </text:p>
          </table:table-cell>
          <table:table-cell office:value-type="string">
            <text:p>07  12  19  20  24  36   </text:p>
          </table:table-cell>
          <table:table-cell office:value-type="float" office:value="26">
            <text:p>26</text:p>
          </table:table-cell>
          <table:table-cell office:value-type="string">
            <text:p>91年5月20日 </text:p>
          </table:table-cell>
        </table:table-row>
        <table:table-row table:style-name="ro1">
          <table:table-cell office:value-type="float" office:value="91008">
            <text:p>91008</text:p>
          </table:table-cell>
          <table:table-cell office:value-type="string">
            <text:p>91年2月15日 </text:p>
          </table:table-cell>
          <table:table-cell office:value-type="string">
            <text:p>01  06  07  12  20  42   </text:p>
          </table:table-cell>
          <table:table-cell office:value-type="float" office:value="35">
            <text:p>35</text:p>
          </table:table-cell>
          <table:table-cell office:value-type="string">
            <text:p>91年5月17日 </text:p>
          </table:table-cell>
        </table:table-row>
        <table:table-row table:style-name="ro1">
          <table:table-cell office:value-type="float" office:value="91007">
            <text:p>91007</text:p>
          </table:table-cell>
          <table:table-cell office:value-type="string">
            <text:p>91年2月12日 </text:p>
          </table:table-cell>
          <table:table-cell office:value-type="string">
            <text:p>20  25  29  37  38  39   </text:p>
          </table:table-cell>
          <table:table-cell office:value-type="float" office:value="28">
            <text:p>28</text:p>
          </table:table-cell>
          <table:table-cell office:value-type="string">
            <text:p>91年5月14日 </text:p>
          </table:table-cell>
        </table:table-row>
        <table:table-row table:style-name="ro1">
          <table:table-cell office:value-type="float" office:value="91006">
            <text:p>91006</text:p>
          </table:table-cell>
          <table:table-cell office:value-type="string">
            <text:p>91年2月8日 </text:p>
          </table:table-cell>
          <table:table-cell office:value-type="string">
            <text:p>02  04  15  16  29  33   </text:p>
          </table:table-cell>
          <table:table-cell office:value-type="float" office:value="39">
            <text:p>39</text:p>
          </table:table-cell>
          <table:table-cell office:value-type="string">
            <text:p>91年5月14日 </text:p>
          </table:table-cell>
        </table:table-row>
        <table:table-row table:style-name="ro1">
          <table:table-cell office:value-type="float" office:value="91005">
            <text:p>91005</text:p>
          </table:table-cell>
          <table:table-cell office:value-type="string">
            <text:p>91年2月5日 </text:p>
          </table:table-cell>
          <table:table-cell office:value-type="string">
            <text:p>01  03  11  15  17  39   </text:p>
          </table:table-cell>
          <table:table-cell office:value-type="float" office:value="34">
            <text:p>34</text:p>
          </table:table-cell>
          <table:table-cell office:value-type="string">
            <text:p>91年5月6日 </text:p>
          </table:table-cell>
        </table:table-row>
        <table:table-row table:style-name="ro1">
          <table:table-cell office:value-type="float" office:value="91004">
            <text:p>91004</text:p>
          </table:table-cell>
          <table:table-cell office:value-type="string">
            <text:p>91年2月1日 </text:p>
          </table:table-cell>
          <table:table-cell office:value-type="string">
            <text:p>13  25  28  29  30  39   </text:p>
          </table:table-cell>
          <table:table-cell office:value-type="float" office:value="21">
            <text:p>21</text:p>
          </table:table-cell>
          <table:table-cell office:value-type="string">
            <text:p>91年5月3日 </text:p>
          </table:table-cell>
        </table:table-row>
        <table:table-row table:style-name="ro1">
          <table:table-cell office:value-type="float" office:value="91003">
            <text:p>91003</text:p>
          </table:table-cell>
          <table:table-cell office:value-type="string">
            <text:p>91年1月29日 </text:p>
          </table:table-cell>
          <table:table-cell office:value-type="string">
            <text:p>07  09  29  34  36  39   </text:p>
          </table:table-cell>
          <table:table-cell office:value-type="float" office:value="16">
            <text:p>16</text:p>
          </table:table-cell>
          <table:table-cell office:value-type="string">
            <text:p>91年4月29日 </text:p>
          </table:table-cell>
        </table:table-row>
        <table:table-row table:style-name="ro1">
          <table:table-cell office:value-type="float" office:value="91002">
            <text:p>91002</text:p>
          </table:table-cell>
          <table:table-cell office:value-type="string">
            <text:p>91年1月25日 </text:p>
          </table:table-cell>
          <table:table-cell office:value-type="string">
            <text:p>06  16  28  30  31  35   </text:p>
          </table:table-cell>
          <table:table-cell office:value-type="float" office:value="2">
            <text:p>2</text:p>
          </table:table-cell>
          <table:table-cell office:value-type="string">
            <text:p>91年4月29日 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string">
            <text:p>91年1月22日 </text:p>
          </table:table-cell>
          <table:table-cell office:value-type="string">
            <text:p>04  09  10  13  32  33   </text:p>
          </table:table-cell>
          <table:table-cell office:value-type="float" office:value="37">
            <text:p>37</text:p>
          </table:table-cell>
          <table:table-cell office:value-type="string">
            <text:p>91年4月22日 </text:p>
          </table:table-cell>
        </table:table-row>
      </table:table>
      <table:table table:name="2003" table:style-name="ta1" table:print="false"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row table:style-name="ro1">
          <table:table-cell table:style-name="ce1" office:value-type="string">
            <text:p>期數 </text:p>
          </table:table-cell>
          <table:table-cell table:style-name="ce1" office:value-type="string">
            <text:p>開獎日期 </text:p>
          </table:table-cell>
          <table:table-cell table:style-name="ce1" office:value-type="string">
            <text:p>號碼 </text:p>
          </table:table-cell>
          <table:table-cell table:style-name="ce1" office:value-type="string">
            <text:p>特別號 </text:p>
          </table:table-cell>
          <table:table-cell table:style-name="ce1" office:value-type="string">
            <text:p>兌獎截止日期</text:p>
          </table:table-cell>
        </table:table-row>
        <table:table-row table:style-name="ro1">
          <table:table-cell office:value-type="float" office:value="92104">
            <text:p>92104</text:p>
          </table:table-cell>
          <table:table-cell office:value-type="string">
            <text:p>92年12月30日 </text:p>
          </table:table-cell>
          <table:table-cell office:value-type="string">
            <text:p>02  17  18  24  26  40   </text:p>
          </table:table-cell>
          <table:table-cell office:value-type="float" office:value="30">
            <text:p>30</text:p>
          </table:table-cell>
          <table:table-cell office:value-type="string">
            <text:p>93年3月30日 </text:p>
          </table:table-cell>
        </table:table-row>
        <table:table-row table:style-name="ro1">
          <table:table-cell office:value-type="float" office:value="92103">
            <text:p>92103</text:p>
          </table:table-cell>
          <table:table-cell office:value-type="string">
            <text:p>92年12月26日 </text:p>
          </table:table-cell>
          <table:table-cell office:value-type="string">
            <text:p>01  10  11  34  39  42   </text:p>
          </table:table-cell>
          <table:table-cell office:value-type="float" office:value="18">
            <text:p>18</text:p>
          </table:table-cell>
          <table:table-cell office:value-type="string">
            <text:p>93年3月29日 </text:p>
          </table:table-cell>
        </table:table-row>
        <table:table-row table:style-name="ro1">
          <table:table-cell office:value-type="float" office:value="92102">
            <text:p>92102</text:p>
          </table:table-cell>
          <table:table-cell office:value-type="string">
            <text:p>92年12月23日 </text:p>
          </table:table-cell>
          <table:table-cell office:value-type="string">
            <text:p>03  08  22  28  33  41   </text:p>
          </table:table-cell>
          <table:table-cell office:value-type="float" office:value="35">
            <text:p>35</text:p>
          </table:table-cell>
          <table:table-cell office:value-type="string">
            <text:p>93年3月23日 </text:p>
          </table:table-cell>
        </table:table-row>
        <table:table-row table:style-name="ro1">
          <table:table-cell office:value-type="float" office:value="92101">
            <text:p>92101</text:p>
          </table:table-cell>
          <table:table-cell office:value-type="string">
            <text:p>92年12月19日 </text:p>
          </table:table-cell>
          <table:table-cell office:value-type="string">
            <text:p>14  19  21  24  33  36   </text:p>
          </table:table-cell>
          <table:table-cell office:value-type="float" office:value="39">
            <text:p>39</text:p>
          </table:table-cell>
          <table:table-cell office:value-type="string">
            <text:p>93年3月22日 </text:p>
          </table:table-cell>
        </table:table-row>
        <table:table-row table:style-name="ro1">
          <table:table-cell office:value-type="float" office:value="92100">
            <text:p>92100</text:p>
          </table:table-cell>
          <table:table-cell office:value-type="string">
            <text:p>92年12月16日 </text:p>
          </table:table-cell>
          <table:table-cell office:value-type="string">
            <text:p>01  11  12  21  36  40   </text:p>
          </table:table-cell>
          <table:table-cell office:value-type="float" office:value="24">
            <text:p>24</text:p>
          </table:table-cell>
          <table:table-cell office:value-type="string">
            <text:p>93年3月16日 </text:p>
          </table:table-cell>
        </table:table-row>
        <table:table-row table:style-name="ro1">
          <table:table-cell office:value-type="float" office:value="92099">
            <text:p>92099</text:p>
          </table:table-cell>
          <table:table-cell office:value-type="string">
            <text:p>92年12月12日 </text:p>
          </table:table-cell>
          <table:table-cell office:value-type="string">
            <text:p>04  14  17  27  34  35   </text:p>
          </table:table-cell>
          <table:table-cell office:value-type="float" office:value="1">
            <text:p>1</text:p>
          </table:table-cell>
          <table:table-cell office:value-type="string">
            <text:p>93年3月15日 </text:p>
          </table:table-cell>
        </table:table-row>
        <table:table-row table:style-name="ro1">
          <table:table-cell office:value-type="float" office:value="92098">
            <text:p>92098</text:p>
          </table:table-cell>
          <table:table-cell office:value-type="string">
            <text:p>92年12月9日 </text:p>
          </table:table-cell>
          <table:table-cell office:value-type="string">
            <text:p>01  24  25  29  31  37   </text:p>
          </table:table-cell>
          <table:table-cell office:value-type="float" office:value="18">
            <text:p>18</text:p>
          </table:table-cell>
          <table:table-cell office:value-type="string">
            <text:p>93年3月9日 </text:p>
          </table:table-cell>
        </table:table-row>
        <table:table-row table:style-name="ro1">
          <table:table-cell office:value-type="float" office:value="92097">
            <text:p>92097</text:p>
          </table:table-cell>
          <table:table-cell office:value-type="string">
            <text:p>92年12月5日 </text:p>
          </table:table-cell>
          <table:table-cell office:value-type="string">
            <text:p>06  20  23  28  36  37   </text:p>
          </table:table-cell>
          <table:table-cell office:value-type="float" office:value="7">
            <text:p>7</text:p>
          </table:table-cell>
          <table:table-cell office:value-type="string">
            <text:p>93年3月8日 </text:p>
          </table:table-cell>
        </table:table-row>
        <table:table-row table:style-name="ro1">
          <table:table-cell office:value-type="float" office:value="92096">
            <text:p>92096</text:p>
          </table:table-cell>
          <table:table-cell office:value-type="string">
            <text:p>92年12月2日 </text:p>
          </table:table-cell>
          <table:table-cell office:value-type="string">
            <text:p>09  16  24  29  30  40   </text:p>
          </table:table-cell>
          <table:table-cell office:value-type="float" office:value="13">
            <text:p>13</text:p>
          </table:table-cell>
          <table:table-cell office:value-type="string">
            <text:p>93年3月2日 </text:p>
          </table:table-cell>
        </table:table-row>
        <table:table-row table:style-name="ro1">
          <table:table-cell office:value-type="float" office:value="92095">
            <text:p>92095</text:p>
          </table:table-cell>
          <table:table-cell office:value-type="string">
            <text:p>92年11月28日 </text:p>
          </table:table-cell>
          <table:table-cell office:value-type="string">
            <text:p>03  04  15  19  20  28   </text:p>
          </table:table-cell>
          <table:table-cell office:value-type="float" office:value="7">
            <text:p>7</text:p>
          </table:table-cell>
          <table:table-cell office:value-type="string">
            <text:p>93年2月1日 </text:p>
          </table:table-cell>
        </table:table-row>
        <table:table-row table:style-name="ro1">
          <table:table-cell office:value-type="float" office:value="92094">
            <text:p>92094</text:p>
          </table:table-cell>
          <table:table-cell office:value-type="string">
            <text:p>92年11月25日 </text:p>
          </table:table-cell>
          <table:table-cell office:value-type="string">
            <text:p>02  04  09  33  36  41   </text:p>
          </table:table-cell>
          <table:table-cell office:value-type="float" office:value="40">
            <text:p>40</text:p>
          </table:table-cell>
          <table:table-cell office:value-type="string">
            <text:p>93年2月25日 </text:p>
          </table:table-cell>
        </table:table-row>
        <table:table-row table:style-name="ro1">
          <table:table-cell office:value-type="float" office:value="92093">
            <text:p>92093</text:p>
          </table:table-cell>
          <table:table-cell office:value-type="string">
            <text:p>92年11月21日 </text:p>
          </table:table-cell>
          <table:table-cell office:value-type="string">
            <text:p>03  08  17  24  33  34   </text:p>
          </table:table-cell>
          <table:table-cell office:value-type="float" office:value="38">
            <text:p>38</text:p>
          </table:table-cell>
          <table:table-cell office:value-type="string">
            <text:p>93年2月23日 </text:p>
          </table:table-cell>
        </table:table-row>
        <table:table-row table:style-name="ro1">
          <table:table-cell office:value-type="float" office:value="92092">
            <text:p>92092</text:p>
          </table:table-cell>
          <table:table-cell office:value-type="string">
            <text:p>92年11月18日 </text:p>
          </table:table-cell>
          <table:table-cell office:value-type="string">
            <text:p>02  03  16  25  34  42   </text:p>
          </table:table-cell>
          <table:table-cell office:value-type="float" office:value="13">
            <text:p>13</text:p>
          </table:table-cell>
          <table:table-cell office:value-type="string">
            <text:p>93年2月18日 </text:p>
          </table:table-cell>
        </table:table-row>
        <table:table-row table:style-name="ro1">
          <table:table-cell office:value-type="float" office:value="92091">
            <text:p>92091</text:p>
          </table:table-cell>
          <table:table-cell office:value-type="string">
            <text:p>92年11月14日 </text:p>
          </table:table-cell>
          <table:table-cell office:value-type="string">
            <text:p>05  28  32  34  41  42   </text:p>
          </table:table-cell>
          <table:table-cell office:value-type="float" office:value="40">
            <text:p>40</text:p>
          </table:table-cell>
          <table:table-cell office:value-type="string">
            <text:p>93年2月16日 </text:p>
          </table:table-cell>
        </table:table-row>
        <table:table-row table:style-name="ro1">
          <table:table-cell office:value-type="float" office:value="92090">
            <text:p>92090</text:p>
          </table:table-cell>
          <table:table-cell office:value-type="string">
            <text:p>92年11月11日 </text:p>
          </table:table-cell>
          <table:table-cell office:value-type="string">
            <text:p>02  05  12  25  33  39   </text:p>
          </table:table-cell>
          <table:table-cell office:value-type="float" office:value="41">
            <text:p>41</text:p>
          </table:table-cell>
          <table:table-cell office:value-type="string">
            <text:p>93年2月11日 </text:p>
          </table:table-cell>
        </table:table-row>
        <table:table-row table:style-name="ro1">
          <table:table-cell office:value-type="float" office:value="92089">
            <text:p>92089</text:p>
          </table:table-cell>
          <table:table-cell office:value-type="string">
            <text:p>92年11月7日 </text:p>
          </table:table-cell>
          <table:table-cell office:value-type="string">
            <text:p>06  12  16  31  35  42   </text:p>
          </table:table-cell>
          <table:table-cell office:value-type="float" office:value="2">
            <text:p>2</text:p>
          </table:table-cell>
          <table:table-cell office:value-type="string">
            <text:p>93年2月9日 </text:p>
          </table:table-cell>
        </table:table-row>
        <table:table-row table:style-name="ro1">
          <table:table-cell office:value-type="float" office:value="92088">
            <text:p>92088</text:p>
          </table:table-cell>
          <table:table-cell office:value-type="string">
            <text:p>92年11月4日 </text:p>
          </table:table-cell>
          <table:table-cell office:value-type="string">
            <text:p>13  15  20  22  32  35   </text:p>
          </table:table-cell>
          <table:table-cell office:value-type="float" office:value="34">
            <text:p>34</text:p>
          </table:table-cell>
          <table:table-cell office:value-type="string">
            <text:p>93年2月4日 </text:p>
          </table:table-cell>
        </table:table-row>
        <table:table-row table:style-name="ro1">
          <table:table-cell office:value-type="float" office:value="92087">
            <text:p>92087</text:p>
          </table:table-cell>
          <table:table-cell office:value-type="string">
            <text:p>92年10月31日 </text:p>
          </table:table-cell>
          <table:table-cell office:value-type="string">
            <text:p>05  07  22  31  32  34   </text:p>
          </table:table-cell>
          <table:table-cell office:value-type="float" office:value="14">
            <text:p>14</text:p>
          </table:table-cell>
          <table:table-cell office:value-type="string">
            <text:p>93年1月2日 </text:p>
          </table:table-cell>
        </table:table-row>
        <table:table-row table:style-name="ro1">
          <table:table-cell office:value-type="float" office:value="92086">
            <text:p>92086</text:p>
          </table:table-cell>
          <table:table-cell office:value-type="string">
            <text:p>92年10月28日 </text:p>
          </table:table-cell>
          <table:table-cell office:value-type="string">
            <text:p>10  24  31  33  35  39   </text:p>
          </table:table-cell>
          <table:table-cell office:value-type="float" office:value="16">
            <text:p>16</text:p>
          </table:table-cell>
          <table:table-cell office:value-type="string">
            <text:p>93年1月28日 </text:p>
          </table:table-cell>
        </table:table-row>
        <table:table-row table:style-name="ro1">
          <table:table-cell office:value-type="float" office:value="92085">
            <text:p>92085</text:p>
          </table:table-cell>
          <table:table-cell office:value-type="string">
            <text:p>92年10月24日 </text:p>
          </table:table-cell>
          <table:table-cell office:value-type="string">
            <text:p>02  05  18  30  31  34   </text:p>
          </table:table-cell>
          <table:table-cell office:value-type="float" office:value="39">
            <text:p>39</text:p>
          </table:table-cell>
          <table:table-cell office:value-type="string">
            <text:p>93年1月27日 </text:p>
          </table:table-cell>
        </table:table-row>
        <table:table-row table:style-name="ro1">
          <table:table-cell office:value-type="float" office:value="92084">
            <text:p>92084</text:p>
          </table:table-cell>
          <table:table-cell office:value-type="string">
            <text:p>92年10月21日 </text:p>
          </table:table-cell>
          <table:table-cell office:value-type="string">
            <text:p>01  03  25  28  31  40   </text:p>
          </table:table-cell>
          <table:table-cell office:value-type="float" office:value="33">
            <text:p>33</text:p>
          </table:table-cell>
          <table:table-cell office:value-type="string">
            <text:p>93年1月27日 </text:p>
          </table:table-cell>
        </table:table-row>
        <table:table-row table:style-name="ro1">
          <table:table-cell office:value-type="float" office:value="92083">
            <text:p>92083</text:p>
          </table:table-cell>
          <table:table-cell office:value-type="string">
            <text:p>92年10月17日 </text:p>
          </table:table-cell>
          <table:table-cell office:value-type="string">
            <text:p>01  02  11  15  25  27   </text:p>
          </table:table-cell>
          <table:table-cell office:value-type="float" office:value="33">
            <text:p>33</text:p>
          </table:table-cell>
          <table:table-cell office:value-type="string">
            <text:p>93年1月19日 </text:p>
          </table:table-cell>
        </table:table-row>
        <table:table-row table:style-name="ro1">
          <table:table-cell office:value-type="float" office:value="92082">
            <text:p>92082</text:p>
          </table:table-cell>
          <table:table-cell office:value-type="string">
            <text:p>92年10月14日 </text:p>
          </table:table-cell>
          <table:table-cell office:value-type="string">
            <text:p>09  21  22  31  32  42   </text:p>
          </table:table-cell>
          <table:table-cell office:value-type="float" office:value="27">
            <text:p>27</text:p>
          </table:table-cell>
          <table:table-cell office:value-type="string">
            <text:p>93年1月14日 </text:p>
          </table:table-cell>
        </table:table-row>
        <table:table-row table:style-name="ro1">
          <table:table-cell office:value-type="float" office:value="92081">
            <text:p>92081</text:p>
          </table:table-cell>
          <table:table-cell office:value-type="string">
            <text:p>92年10月10日 </text:p>
          </table:table-cell>
          <table:table-cell office:value-type="string">
            <text:p>08  15  19  21  23  31   </text:p>
          </table:table-cell>
          <table:table-cell office:value-type="float" office:value="25">
            <text:p>25</text:p>
          </table:table-cell>
          <table:table-cell office:value-type="string">
            <text:p>93年1月12日 </text:p>
          </table:table-cell>
        </table:table-row>
        <table:table-row table:style-name="ro1">
          <table:table-cell office:value-type="float" office:value="92080">
            <text:p>92080</text:p>
          </table:table-cell>
          <table:table-cell office:value-type="string">
            <text:p>92年10月7日 </text:p>
          </table:table-cell>
          <table:table-cell office:value-type="string">
            <text:p>03  23  24  34  37  40   </text:p>
          </table:table-cell>
          <table:table-cell office:value-type="float" office:value="5">
            <text:p>5</text:p>
          </table:table-cell>
          <table:table-cell office:value-type="string">
            <text:p>93年1月7日 </text:p>
          </table:table-cell>
        </table:table-row>
        <table:table-row table:style-name="ro1">
          <table:table-cell office:value-type="float" office:value="92079">
            <text:p>92079</text:p>
          </table:table-cell>
          <table:table-cell office:value-type="string">
            <text:p>92年10月3日 </text:p>
          </table:table-cell>
          <table:table-cell office:value-type="string">
            <text:p>06  10  15  17  28  32   </text:p>
          </table:table-cell>
          <table:table-cell office:value-type="float" office:value="26">
            <text:p>26</text:p>
          </table:table-cell>
          <table:table-cell office:value-type="string">
            <text:p>93年1月5日 </text:p>
          </table:table-cell>
        </table:table-row>
        <table:table-row table:style-name="ro1">
          <table:table-cell office:value-type="float" office:value="92078">
            <text:p>92078</text:p>
          </table:table-cell>
          <table:table-cell office:value-type="string">
            <text:p>92年9月30日 </text:p>
          </table:table-cell>
          <table:table-cell office:value-type="string">
            <text:p>07  19  21  24  28  36   </text:p>
          </table:table-cell>
          <table:table-cell office:value-type="float" office:value="26">
            <text:p>26</text:p>
          </table:table-cell>
          <table:table-cell office:value-type="string">
            <text:p>92年12月31日 </text:p>
          </table:table-cell>
        </table:table-row>
        <table:table-row table:style-name="ro1">
          <table:table-cell office:value-type="float" office:value="92077">
            <text:p>92077</text:p>
          </table:table-cell>
          <table:table-cell office:value-type="string">
            <text:p>92年9月26日 </text:p>
          </table:table-cell>
          <table:table-cell office:value-type="string">
            <text:p>14  27  33  34  36  38   </text:p>
          </table:table-cell>
          <table:table-cell office:value-type="float" office:value="30">
            <text:p>30</text:p>
          </table:table-cell>
          <table:table-cell office:value-type="string">
            <text:p>92年12月29日 </text:p>
          </table:table-cell>
        </table:table-row>
        <table:table-row table:style-name="ro1">
          <table:table-cell office:value-type="float" office:value="92076">
            <text:p>92076</text:p>
          </table:table-cell>
          <table:table-cell office:value-type="string">
            <text:p>92年9月23日 </text:p>
          </table:table-cell>
          <table:table-cell office:value-type="string">
            <text:p>01  03  14  22  30  40   </text:p>
          </table:table-cell>
          <table:table-cell office:value-type="float" office:value="13">
            <text:p>13</text:p>
          </table:table-cell>
          <table:table-cell office:value-type="string">
            <text:p>92年12月23日 </text:p>
          </table:table-cell>
        </table:table-row>
        <table:table-row table:style-name="ro1">
          <table:table-cell office:value-type="float" office:value="92075">
            <text:p>92075</text:p>
          </table:table-cell>
          <table:table-cell office:value-type="string">
            <text:p>92年9月19日 </text:p>
          </table:table-cell>
          <table:table-cell office:value-type="string">
            <text:p>11  14  21  22  23  28   </text:p>
          </table:table-cell>
          <table:table-cell office:value-type="float" office:value="25">
            <text:p>25</text:p>
          </table:table-cell>
          <table:table-cell office:value-type="string">
            <text:p>92年12月22日 </text:p>
          </table:table-cell>
        </table:table-row>
        <table:table-row table:style-name="ro1">
          <table:table-cell office:value-type="float" office:value="92074">
            <text:p>92074</text:p>
          </table:table-cell>
          <table:table-cell office:value-type="string">
            <text:p>92年9月16日 </text:p>
          </table:table-cell>
          <table:table-cell office:value-type="string">
            <text:p>04  12  19  29  33  41   </text:p>
          </table:table-cell>
          <table:table-cell office:value-type="float" office:value="30">
            <text:p>30</text:p>
          </table:table-cell>
          <table:table-cell office:value-type="string">
            <text:p>92年12月16日 </text:p>
          </table:table-cell>
        </table:table-row>
        <table:table-row table:style-name="ro1">
          <table:table-cell office:value-type="float" office:value="92073">
            <text:p>92073</text:p>
          </table:table-cell>
          <table:table-cell office:value-type="string">
            <text:p>92年9月12日 </text:p>
          </table:table-cell>
          <table:table-cell office:value-type="string">
            <text:p>09  11  23  24  27  32   </text:p>
          </table:table-cell>
          <table:table-cell office:value-type="float" office:value="26">
            <text:p>26</text:p>
          </table:table-cell>
          <table:table-cell office:value-type="string">
            <text:p>92年12月15日 </text:p>
          </table:table-cell>
        </table:table-row>
        <table:table-row table:style-name="ro1">
          <table:table-cell office:value-type="float" office:value="92072">
            <text:p>92072</text:p>
          </table:table-cell>
          <table:table-cell office:value-type="string">
            <text:p>92年9月9日 </text:p>
          </table:table-cell>
          <table:table-cell office:value-type="string">
            <text:p>06  08  19  22  32  39   </text:p>
          </table:table-cell>
          <table:table-cell office:value-type="float" office:value="4">
            <text:p>4</text:p>
          </table:table-cell>
          <table:table-cell office:value-type="string">
            <text:p>92年12月9日 </text:p>
          </table:table-cell>
        </table:table-row>
        <table:table-row table:style-name="ro1">
          <table:table-cell office:value-type="float" office:value="92071">
            <text:p>92071</text:p>
          </table:table-cell>
          <table:table-cell office:value-type="string">
            <text:p>92年9月5日 </text:p>
          </table:table-cell>
          <table:table-cell office:value-type="string">
            <text:p>07  17  19  23  33  37   </text:p>
          </table:table-cell>
          <table:table-cell office:value-type="float" office:value="21">
            <text:p>21</text:p>
          </table:table-cell>
          <table:table-cell office:value-type="string">
            <text:p>92年12月8日 </text:p>
          </table:table-cell>
        </table:table-row>
        <table:table-row table:style-name="ro1">
          <table:table-cell office:value-type="float" office:value="92070">
            <text:p>92070</text:p>
          </table:table-cell>
          <table:table-cell office:value-type="string">
            <text:p>92年9月2日 </text:p>
          </table:table-cell>
          <table:table-cell office:value-type="string">
            <text:p>07  08  09  14  36  39   </text:p>
          </table:table-cell>
          <table:table-cell office:value-type="float" office:value="30">
            <text:p>30</text:p>
          </table:table-cell>
          <table:table-cell office:value-type="string">
            <text:p>92年12月2日 </text:p>
          </table:table-cell>
        </table:table-row>
        <table:table-row table:style-name="ro1">
          <table:table-cell office:value-type="float" office:value="92069">
            <text:p>92069</text:p>
          </table:table-cell>
          <table:table-cell office:value-type="string">
            <text:p>92年8月29日 </text:p>
          </table:table-cell>
          <table:table-cell office:value-type="string">
            <text:p>03  06  16  22  26  32   </text:p>
          </table:table-cell>
          <table:table-cell office:value-type="float" office:value="24">
            <text:p>24</text:p>
          </table:table-cell>
          <table:table-cell office:value-type="string">
            <text:p>92年11月1日 </text:p>
          </table:table-cell>
        </table:table-row>
        <table:table-row table:style-name="ro1">
          <table:table-cell office:value-type="float" office:value="92068">
            <text:p>92068</text:p>
          </table:table-cell>
          <table:table-cell office:value-type="string">
            <text:p>92年8月26日 </text:p>
          </table:table-cell>
          <table:table-cell office:value-type="string">
            <text:p>04  09  12  28  33  40   </text:p>
          </table:table-cell>
          <table:table-cell office:value-type="float" office:value="41">
            <text:p>41</text:p>
          </table:table-cell>
          <table:table-cell office:value-type="string">
            <text:p>92年11月26日 </text:p>
          </table:table-cell>
        </table:table-row>
        <table:table-row table:style-name="ro1">
          <table:table-cell office:value-type="float" office:value="92067">
            <text:p>92067</text:p>
          </table:table-cell>
          <table:table-cell office:value-type="string">
            <text:p>92年8月22日 </text:p>
          </table:table-cell>
          <table:table-cell office:value-type="string">
            <text:p>13  17  21  23  33  36   </text:p>
          </table:table-cell>
          <table:table-cell office:value-type="float" office:value="29">
            <text:p>29</text:p>
          </table:table-cell>
          <table:table-cell office:value-type="string">
            <text:p>92年11月24日 </text:p>
          </table:table-cell>
        </table:table-row>
        <table:table-row table:style-name="ro1">
          <table:table-cell office:value-type="float" office:value="92066">
            <text:p>92066</text:p>
          </table:table-cell>
          <table:table-cell office:value-type="string">
            <text:p>92年8月19日 </text:p>
          </table:table-cell>
          <table:table-cell office:value-type="string">
            <text:p>12  19  31  36  37  39   </text:p>
          </table:table-cell>
          <table:table-cell office:value-type="float" office:value="28">
            <text:p>28</text:p>
          </table:table-cell>
          <table:table-cell office:value-type="string">
            <text:p>92年11月19日 </text:p>
          </table:table-cell>
        </table:table-row>
        <table:table-row table:style-name="ro1">
          <table:table-cell office:value-type="float" office:value="92065">
            <text:p>92065</text:p>
          </table:table-cell>
          <table:table-cell office:value-type="string">
            <text:p>92年8月15日 </text:p>
          </table:table-cell>
          <table:table-cell office:value-type="string">
            <text:p>04  13  15  28  29  38   </text:p>
          </table:table-cell>
          <table:table-cell office:value-type="float" office:value="41">
            <text:p>41</text:p>
          </table:table-cell>
          <table:table-cell office:value-type="string">
            <text:p>92年11月17日 </text:p>
          </table:table-cell>
        </table:table-row>
        <table:table-row table:style-name="ro1">
          <table:table-cell office:value-type="float" office:value="92064">
            <text:p>92064</text:p>
          </table:table-cell>
          <table:table-cell office:value-type="string">
            <text:p>92年8月12日 </text:p>
          </table:table-cell>
          <table:table-cell office:value-type="string">
            <text:p>02  11  15  20  24  36   </text:p>
          </table:table-cell>
          <table:table-cell office:value-type="float" office:value="32">
            <text:p>32</text:p>
          </table:table-cell>
          <table:table-cell office:value-type="string">
            <text:p>92年11月12日 </text:p>
          </table:table-cell>
        </table:table-row>
        <table:table-row table:style-name="ro1">
          <table:table-cell office:value-type="float" office:value="92063">
            <text:p>92063</text:p>
          </table:table-cell>
          <table:table-cell office:value-type="string">
            <text:p>92年8月8日 </text:p>
          </table:table-cell>
          <table:table-cell office:value-type="string">
            <text:p>12  15  19  35  36  40   </text:p>
          </table:table-cell>
          <table:table-cell office:value-type="float" office:value="29">
            <text:p>29</text:p>
          </table:table-cell>
          <table:table-cell office:value-type="string">
            <text:p>92年11月10日 </text:p>
          </table:table-cell>
        </table:table-row>
        <table:table-row table:style-name="ro1">
          <table:table-cell office:value-type="float" office:value="92062">
            <text:p>92062</text:p>
          </table:table-cell>
          <table:table-cell office:value-type="string">
            <text:p>92年8月5日 </text:p>
          </table:table-cell>
          <table:table-cell office:value-type="string">
            <text:p>02  17  22  23  30  34   </text:p>
          </table:table-cell>
          <table:table-cell office:value-type="float" office:value="9">
            <text:p>9</text:p>
          </table:table-cell>
          <table:table-cell office:value-type="string">
            <text:p>92年11月5日 </text:p>
          </table:table-cell>
        </table:table-row>
        <table:table-row table:style-name="ro1">
          <table:table-cell office:value-type="float" office:value="92061">
            <text:p>92061</text:p>
          </table:table-cell>
          <table:table-cell office:value-type="string">
            <text:p>92年8月1日 </text:p>
          </table:table-cell>
          <table:table-cell office:value-type="string">
            <text:p>01  09  12  16  22  25   </text:p>
          </table:table-cell>
          <table:table-cell office:value-type="float" office:value="42">
            <text:p>42</text:p>
          </table:table-cell>
          <table:table-cell office:value-type="string">
            <text:p>92年11月3日 </text:p>
          </table:table-cell>
        </table:table-row>
        <table:table-row table:style-name="ro1">
          <table:table-cell office:value-type="float" office:value="92060">
            <text:p>92060</text:p>
          </table:table-cell>
          <table:table-cell office:value-type="string">
            <text:p>92年7月29日 </text:p>
          </table:table-cell>
          <table:table-cell office:value-type="string">
            <text:p>06  20  25  30  35  42   </text:p>
          </table:table-cell>
          <table:table-cell office:value-type="float" office:value="3">
            <text:p>3</text:p>
          </table:table-cell>
          <table:table-cell office:value-type="string">
            <text:p>92年10月29日 </text:p>
          </table:table-cell>
        </table:table-row>
        <table:table-row table:style-name="ro1">
          <table:table-cell office:value-type="float" office:value="92059">
            <text:p>92059</text:p>
          </table:table-cell>
          <table:table-cell office:value-type="string">
            <text:p>92年7月25日 </text:p>
          </table:table-cell>
          <table:table-cell office:value-type="string">
            <text:p>03  12  26  33  36  40   </text:p>
          </table:table-cell>
          <table:table-cell office:value-type="float" office:value="22">
            <text:p>22</text:p>
          </table:table-cell>
          <table:table-cell office:value-type="string">
            <text:p>92年10月27日 </text:p>
          </table:table-cell>
        </table:table-row>
        <table:table-row table:style-name="ro1">
          <table:table-cell office:value-type="float" office:value="92058">
            <text:p>92058</text:p>
          </table:table-cell>
          <table:table-cell office:value-type="string">
            <text:p>92年7月22日 </text:p>
          </table:table-cell>
          <table:table-cell office:value-type="string">
            <text:p>06  10  15  28  36  37   </text:p>
          </table:table-cell>
          <table:table-cell office:value-type="float" office:value="2">
            <text:p>2</text:p>
          </table:table-cell>
          <table:table-cell office:value-type="string">
            <text:p>92年10月22日 </text:p>
          </table:table-cell>
        </table:table-row>
        <table:table-row table:style-name="ro1">
          <table:table-cell office:value-type="float" office:value="92057">
            <text:p>92057</text:p>
          </table:table-cell>
          <table:table-cell office:value-type="string">
            <text:p>92年7月18日 </text:p>
          </table:table-cell>
          <table:table-cell office:value-type="string">
            <text:p>02  11  12  21  24  41   </text:p>
          </table:table-cell>
          <table:table-cell office:value-type="float" office:value="28">
            <text:p>28</text:p>
          </table:table-cell>
          <table:table-cell office:value-type="string">
            <text:p>92年10月20日 </text:p>
          </table:table-cell>
        </table:table-row>
        <table:table-row table:style-name="ro1">
          <table:table-cell office:value-type="float" office:value="92056">
            <text:p>92056</text:p>
          </table:table-cell>
          <table:table-cell office:value-type="string">
            <text:p>92年7月15日 </text:p>
          </table:table-cell>
          <table:table-cell office:value-type="string">
            <text:p>04  09  18  31  35  36   </text:p>
          </table:table-cell>
          <table:table-cell office:value-type="float" office:value="29">
            <text:p>29</text:p>
          </table:table-cell>
          <table:table-cell office:value-type="string">
            <text:p>92年10月15日 </text:p>
          </table:table-cell>
        </table:table-row>
        <table:table-row table:style-name="ro1">
          <table:table-cell office:value-type="float" office:value="92055">
            <text:p>92055</text:p>
          </table:table-cell>
          <table:table-cell office:value-type="string">
            <text:p>92年7月11日 </text:p>
          </table:table-cell>
          <table:table-cell office:value-type="string">
            <text:p>05  17  27  32  35  40   </text:p>
          </table:table-cell>
          <table:table-cell office:value-type="float" office:value="37">
            <text:p>37</text:p>
          </table:table-cell>
          <table:table-cell office:value-type="string">
            <text:p>92年10月13日 </text:p>
          </table:table-cell>
        </table:table-row>
        <table:table-row table:style-name="ro1">
          <table:table-cell office:value-type="float" office:value="92054">
            <text:p>92054</text:p>
          </table:table-cell>
          <table:table-cell office:value-type="string">
            <text:p>92年7月8日 </text:p>
          </table:table-cell>
          <table:table-cell office:value-type="string">
            <text:p>04  17  23  26  27  32   </text:p>
          </table:table-cell>
          <table:table-cell office:value-type="float" office:value="7">
            <text:p>7</text:p>
          </table:table-cell>
          <table:table-cell office:value-type="string">
            <text:p>92年10月8日 </text:p>
          </table:table-cell>
        </table:table-row>
        <table:table-row table:style-name="ro1">
          <table:table-cell office:value-type="float" office:value="92053">
            <text:p>92053</text:p>
          </table:table-cell>
          <table:table-cell office:value-type="string">
            <text:p>92年7月4日 </text:p>
          </table:table-cell>
          <table:table-cell office:value-type="string">
            <text:p>04  14  25  28  35  39   </text:p>
          </table:table-cell>
          <table:table-cell office:value-type="float" office:value="7">
            <text:p>7</text:p>
          </table:table-cell>
          <table:table-cell office:value-type="string">
            <text:p>92年10月6日 </text:p>
          </table:table-cell>
        </table:table-row>
        <table:table-row table:style-name="ro1">
          <table:table-cell office:value-type="float" office:value="92052">
            <text:p>92052</text:p>
          </table:table-cell>
          <table:table-cell office:value-type="string">
            <text:p>92年7月1日 </text:p>
          </table:table-cell>
          <table:table-cell office:value-type="string">
            <text:p>01  06  09  18  28  34   </text:p>
          </table:table-cell>
          <table:table-cell office:value-type="float" office:value="40">
            <text:p>40</text:p>
          </table:table-cell>
          <table:table-cell office:value-type="string">
            <text:p>92年10月1日 </text:p>
          </table:table-cell>
        </table:table-row>
        <table:table-row table:style-name="ro1">
          <table:table-cell office:value-type="float" office:value="92051">
            <text:p>92051</text:p>
          </table:table-cell>
          <table:table-cell office:value-type="string">
            <text:p>92年6月27日 </text:p>
          </table:table-cell>
          <table:table-cell office:value-type="string">
            <text:p>09  10  11  14  20  36   </text:p>
          </table:table-cell>
          <table:table-cell office:value-type="float" office:value="39">
            <text:p>39</text:p>
          </table:table-cell>
          <table:table-cell office:value-type="string">
            <text:p>92年9月29日 </text:p>
          </table:table-cell>
        </table:table-row>
        <table:table-row table:style-name="ro1">
          <table:table-cell office:value-type="float" office:value="92050">
            <text:p>92050</text:p>
          </table:table-cell>
          <table:table-cell office:value-type="string">
            <text:p>92年6月24日 </text:p>
          </table:table-cell>
          <table:table-cell office:value-type="string">
            <text:p>11  14  25  26  29  34   </text:p>
          </table:table-cell>
          <table:table-cell office:value-type="float" office:value="38">
            <text:p>38</text:p>
          </table:table-cell>
          <table:table-cell office:value-type="string">
            <text:p>92年9月24日 </text:p>
          </table:table-cell>
        </table:table-row>
        <table:table-row table:style-name="ro1">
          <table:table-cell office:value-type="float" office:value="92049">
            <text:p>92049</text:p>
          </table:table-cell>
          <table:table-cell office:value-type="string">
            <text:p>92年6月20日 </text:p>
          </table:table-cell>
          <table:table-cell office:value-type="string">
            <text:p>09  11  12  21  37  41   </text:p>
          </table:table-cell>
          <table:table-cell office:value-type="float" office:value="27">
            <text:p>27</text:p>
          </table:table-cell>
          <table:table-cell office:value-type="string">
            <text:p>92年9月22日 </text:p>
          </table:table-cell>
        </table:table-row>
        <table:table-row table:style-name="ro1">
          <table:table-cell office:value-type="float" office:value="92048">
            <text:p>92048</text:p>
          </table:table-cell>
          <table:table-cell office:value-type="string">
            <text:p>92年6月17日 </text:p>
          </table:table-cell>
          <table:table-cell office:value-type="string">
            <text:p>01  05  14  24  39  41   </text:p>
          </table:table-cell>
          <table:table-cell office:value-type="float" office:value="36">
            <text:p>36</text:p>
          </table:table-cell>
          <table:table-cell office:value-type="string">
            <text:p>92年9月17日 </text:p>
          </table:table-cell>
        </table:table-row>
        <table:table-row table:style-name="ro1">
          <table:table-cell office:value-type="float" office:value="92047">
            <text:p>92047</text:p>
          </table:table-cell>
          <table:table-cell office:value-type="string">
            <text:p>92年6月13日 </text:p>
          </table:table-cell>
          <table:table-cell office:value-type="string">
            <text:p>03  05  10  15  24  28   </text:p>
          </table:table-cell>
          <table:table-cell office:value-type="float" office:value="26">
            <text:p>26</text:p>
          </table:table-cell>
          <table:table-cell office:value-type="string">
            <text:p>92年9月15日 </text:p>
          </table:table-cell>
        </table:table-row>
        <table:table-row table:style-name="ro1">
          <table:table-cell office:value-type="float" office:value="92046">
            <text:p>92046</text:p>
          </table:table-cell>
          <table:table-cell office:value-type="string">
            <text:p>92年6月10日 </text:p>
          </table:table-cell>
          <table:table-cell office:value-type="string">
            <text:p>03  04  10  25  36  41   </text:p>
          </table:table-cell>
          <table:table-cell office:value-type="float" office:value="40">
            <text:p>40</text:p>
          </table:table-cell>
          <table:table-cell office:value-type="string">
            <text:p>92年9月10日 </text:p>
          </table:table-cell>
        </table:table-row>
        <table:table-row table:style-name="ro1">
          <table:table-cell office:value-type="float" office:value="92045">
            <text:p>92045</text:p>
          </table:table-cell>
          <table:table-cell office:value-type="string">
            <text:p>92年6月6日 </text:p>
          </table:table-cell>
          <table:table-cell office:value-type="string">
            <text:p>11  20  22  23  33  34   </text:p>
          </table:table-cell>
          <table:table-cell office:value-type="float" office:value="42">
            <text:p>42</text:p>
          </table:table-cell>
          <table:table-cell office:value-type="string">
            <text:p>92年9月8日 </text:p>
          </table:table-cell>
        </table:table-row>
        <table:table-row table:style-name="ro1">
          <table:table-cell office:value-type="float" office:value="92044">
            <text:p>92044</text:p>
          </table:table-cell>
          <table:table-cell office:value-type="string">
            <text:p>92年6月3日 </text:p>
          </table:table-cell>
          <table:table-cell office:value-type="string">
            <text:p>17  21  26  28  37  41   </text:p>
          </table:table-cell>
          <table:table-cell office:value-type="float" office:value="34">
            <text:p>34</text:p>
          </table:table-cell>
          <table:table-cell office:value-type="string">
            <text:p>92年9月4日 </text:p>
          </table:table-cell>
        </table:table-row>
        <table:table-row table:style-name="ro1">
          <table:table-cell office:value-type="float" office:value="92043">
            <text:p>92043</text:p>
          </table:table-cell>
          <table:table-cell office:value-type="string">
            <text:p>92年5月30日 </text:p>
          </table:table-cell>
          <table:table-cell office:value-type="string">
            <text:p>06  13  26  33  34  39   </text:p>
          </table:table-cell>
          <table:table-cell office:value-type="float" office:value="35">
            <text:p>35</text:p>
          </table:table-cell>
          <table:table-cell office:value-type="string">
            <text:p>92年8月1日 </text:p>
          </table:table-cell>
        </table:table-row>
        <table:table-row table:style-name="ro1">
          <table:table-cell office:value-type="float" office:value="92042">
            <text:p>92042</text:p>
          </table:table-cell>
          <table:table-cell office:value-type="string">
            <text:p>92年5月27日 </text:p>
          </table:table-cell>
          <table:table-cell office:value-type="string">
            <text:p>02  11  16  20  28  32   </text:p>
          </table:table-cell>
          <table:table-cell office:value-type="float" office:value="10">
            <text:p>10</text:p>
          </table:table-cell>
          <table:table-cell office:value-type="string">
            <text:p>92年8月27日 </text:p>
          </table:table-cell>
        </table:table-row>
        <table:table-row table:style-name="ro1">
          <table:table-cell office:value-type="float" office:value="92041">
            <text:p>92041</text:p>
          </table:table-cell>
          <table:table-cell office:value-type="string">
            <text:p>92年5月23日 </text:p>
          </table:table-cell>
          <table:table-cell office:value-type="string">
            <text:p>01  13  20  22  27  37   </text:p>
          </table:table-cell>
          <table:table-cell office:value-type="float" office:value="31">
            <text:p>31</text:p>
          </table:table-cell>
          <table:table-cell office:value-type="string">
            <text:p>92年8月25日 </text:p>
          </table:table-cell>
        </table:table-row>
        <table:table-row table:style-name="ro1">
          <table:table-cell office:value-type="float" office:value="92040">
            <text:p>92040</text:p>
          </table:table-cell>
          <table:table-cell office:value-type="string">
            <text:p>92年5月20日 </text:p>
          </table:table-cell>
          <table:table-cell office:value-type="string">
            <text:p>06  10  12  23  25  35   </text:p>
          </table:table-cell>
          <table:table-cell office:value-type="float" office:value="5">
            <text:p>5</text:p>
          </table:table-cell>
          <table:table-cell office:value-type="string">
            <text:p>92年8月20日 </text:p>
          </table:table-cell>
        </table:table-row>
        <table:table-row table:style-name="ro1">
          <table:table-cell office:value-type="float" office:value="92039">
            <text:p>92039</text:p>
          </table:table-cell>
          <table:table-cell office:value-type="string">
            <text:p>92年5月16日 </text:p>
          </table:table-cell>
          <table:table-cell office:value-type="string">
            <text:p>01  10  16  29  33  35   </text:p>
          </table:table-cell>
          <table:table-cell office:value-type="float" office:value="20">
            <text:p>20</text:p>
          </table:table-cell>
          <table:table-cell office:value-type="string">
            <text:p>92年8月18日 </text:p>
          </table:table-cell>
        </table:table-row>
        <table:table-row table:style-name="ro1">
          <table:table-cell office:value-type="float" office:value="92038">
            <text:p>92038</text:p>
          </table:table-cell>
          <table:table-cell office:value-type="string">
            <text:p>92年5月13日 </text:p>
          </table:table-cell>
          <table:table-cell office:value-type="string">
            <text:p>09  12  16  24  27  28   </text:p>
          </table:table-cell>
          <table:table-cell office:value-type="float" office:value="14">
            <text:p>14</text:p>
          </table:table-cell>
          <table:table-cell office:value-type="string">
            <text:p>92年8月13日 </text:p>
          </table:table-cell>
        </table:table-row>
        <table:table-row table:style-name="ro1">
          <table:table-cell office:value-type="float" office:value="92037">
            <text:p>92037</text:p>
          </table:table-cell>
          <table:table-cell office:value-type="string">
            <text:p>92年5月9日 </text:p>
          </table:table-cell>
          <table:table-cell office:value-type="string">
            <text:p>08  11  20  25  27  33   </text:p>
          </table:table-cell>
          <table:table-cell office:value-type="float" office:value="19">
            <text:p>19</text:p>
          </table:table-cell>
          <table:table-cell office:value-type="string">
            <text:p>92年8月11日 </text:p>
          </table:table-cell>
        </table:table-row>
        <table:table-row table:style-name="ro1">
          <table:table-cell office:value-type="float" office:value="92036">
            <text:p>92036</text:p>
          </table:table-cell>
          <table:table-cell office:value-type="string">
            <text:p>92年5月6日 </text:p>
          </table:table-cell>
          <table:table-cell office:value-type="string">
            <text:p>04  22  24  26  27  37   </text:p>
          </table:table-cell>
          <table:table-cell office:value-type="float" office:value="18">
            <text:p>18</text:p>
          </table:table-cell>
          <table:table-cell office:value-type="string">
            <text:p>92年8月6日 </text:p>
          </table:table-cell>
        </table:table-row>
        <table:table-row table:style-name="ro1">
          <table:table-cell office:value-type="float" office:value="92035">
            <text:p>92035</text:p>
          </table:table-cell>
          <table:table-cell office:value-type="string">
            <text:p>92年5月2日 </text:p>
          </table:table-cell>
          <table:table-cell office:value-type="string">
            <text:p>04  07  18  21  31  36   </text:p>
          </table:table-cell>
          <table:table-cell office:value-type="float" office:value="15">
            <text:p>15</text:p>
          </table:table-cell>
          <table:table-cell office:value-type="string">
            <text:p>92年8月4日 </text:p>
          </table:table-cell>
        </table:table-row>
        <table:table-row table:style-name="ro1">
          <table:table-cell office:value-type="float" office:value="92034">
            <text:p>92034</text:p>
          </table:table-cell>
          <table:table-cell office:value-type="string">
            <text:p>92年4月29日 </text:p>
          </table:table-cell>
          <table:table-cell office:value-type="string">
            <text:p>01  10  17  24  28  41   </text:p>
          </table:table-cell>
          <table:table-cell office:value-type="float" office:value="6">
            <text:p>6</text:p>
          </table:table-cell>
          <table:table-cell office:value-type="string">
            <text:p>92年7月29日 </text:p>
          </table:table-cell>
        </table:table-row>
        <table:table-row table:style-name="ro1">
          <table:table-cell office:value-type="float" office:value="92033">
            <text:p>92033</text:p>
          </table:table-cell>
          <table:table-cell office:value-type="string">
            <text:p>92年4月25日 </text:p>
          </table:table-cell>
          <table:table-cell office:value-type="string">
            <text:p>02  10  16  24  26  41   </text:p>
          </table:table-cell>
          <table:table-cell office:value-type="float" office:value="14">
            <text:p>14</text:p>
          </table:table-cell>
          <table:table-cell office:value-type="string">
            <text:p>92年7月28日 </text:p>
          </table:table-cell>
        </table:table-row>
        <table:table-row table:style-name="ro1">
          <table:table-cell office:value-type="float" office:value="92032">
            <text:p>92032</text:p>
          </table:table-cell>
          <table:table-cell office:value-type="string">
            <text:p>92年4月22日 </text:p>
          </table:table-cell>
          <table:table-cell office:value-type="string">
            <text:p>04  05  22  24  39  42   </text:p>
          </table:table-cell>
          <table:table-cell office:value-type="float" office:value="11">
            <text:p>11</text:p>
          </table:table-cell>
          <table:table-cell office:value-type="string">
            <text:p>92年7月22日 </text:p>
          </table:table-cell>
        </table:table-row>
        <table:table-row table:style-name="ro1">
          <table:table-cell office:value-type="float" office:value="92031">
            <text:p>92031</text:p>
          </table:table-cell>
          <table:table-cell office:value-type="string">
            <text:p>92年4月18日 </text:p>
          </table:table-cell>
          <table:table-cell office:value-type="string">
            <text:p>04  06  23  27  29  35   </text:p>
          </table:table-cell>
          <table:table-cell office:value-type="float" office:value="11">
            <text:p>11</text:p>
          </table:table-cell>
          <table:table-cell office:value-type="string">
            <text:p>92年7月21日 </text:p>
          </table:table-cell>
        </table:table-row>
        <table:table-row table:style-name="ro1">
          <table:table-cell office:value-type="float" office:value="92030">
            <text:p>92030</text:p>
          </table:table-cell>
          <table:table-cell office:value-type="string">
            <text:p>92年4月15日 </text:p>
          </table:table-cell>
          <table:table-cell office:value-type="string">
            <text:p>06  08  11  16  22  29   </text:p>
          </table:table-cell>
          <table:table-cell office:value-type="float" office:value="23">
            <text:p>23</text:p>
          </table:table-cell>
          <table:table-cell office:value-type="string">
            <text:p>92年7月15日 </text:p>
          </table:table-cell>
        </table:table-row>
        <table:table-row table:style-name="ro1">
          <table:table-cell office:value-type="float" office:value="92029">
            <text:p>92029</text:p>
          </table:table-cell>
          <table:table-cell office:value-type="string">
            <text:p>92年4月11日 </text:p>
          </table:table-cell>
          <table:table-cell office:value-type="string">
            <text:p>08  12  14  22  39  41   </text:p>
          </table:table-cell>
          <table:table-cell office:value-type="float" office:value="38">
            <text:p>38</text:p>
          </table:table-cell>
          <table:table-cell office:value-type="string">
            <text:p>92年7月14日 </text:p>
          </table:table-cell>
        </table:table-row>
        <table:table-row table:style-name="ro1">
          <table:table-cell office:value-type="float" office:value="92028">
            <text:p>92028</text:p>
          </table:table-cell>
          <table:table-cell office:value-type="string">
            <text:p>92年4月8日 </text:p>
          </table:table-cell>
          <table:table-cell office:value-type="string">
            <text:p>05  10  19  24  38  40   </text:p>
          </table:table-cell>
          <table:table-cell office:value-type="float" office:value="21">
            <text:p>21</text:p>
          </table:table-cell>
          <table:table-cell office:value-type="string">
            <text:p>92年7月8日 </text:p>
          </table:table-cell>
        </table:table-row>
        <table:table-row table:style-name="ro1">
          <table:table-cell office:value-type="float" office:value="92027">
            <text:p>92027</text:p>
          </table:table-cell>
          <table:table-cell office:value-type="string">
            <text:p>92年4月4日 </text:p>
          </table:table-cell>
          <table:table-cell office:value-type="string">
            <text:p>15  18  19  27  28  29   </text:p>
          </table:table-cell>
          <table:table-cell office:value-type="float" office:value="6">
            <text:p>6</text:p>
          </table:table-cell>
          <table:table-cell office:value-type="string">
            <text:p>92年7月7日 </text:p>
          </table:table-cell>
        </table:table-row>
        <table:table-row table:style-name="ro1">
          <table:table-cell office:value-type="float" office:value="92026">
            <text:p>92026</text:p>
          </table:table-cell>
          <table:table-cell office:value-type="string">
            <text:p>92年4月1日 </text:p>
          </table:table-cell>
          <table:table-cell office:value-type="string">
            <text:p>04  06  23  25  26  27   </text:p>
          </table:table-cell>
          <table:table-cell office:value-type="float" office:value="2">
            <text:p>2</text:p>
          </table:table-cell>
          <table:table-cell office:value-type="string">
            <text:p>92年7月1日 </text:p>
          </table:table-cell>
        </table:table-row>
        <table:table-row table:style-name="ro1">
          <table:table-cell office:value-type="float" office:value="92025">
            <text:p>92025</text:p>
          </table:table-cell>
          <table:table-cell office:value-type="string">
            <text:p>92年3月28日 </text:p>
          </table:table-cell>
          <table:table-cell office:value-type="string">
            <text:p>09  27  34  37  38  40   </text:p>
          </table:table-cell>
          <table:table-cell office:value-type="float" office:value="6">
            <text:p>6</text:p>
          </table:table-cell>
          <table:table-cell office:value-type="string">
            <text:p>92年6月30日 </text:p>
          </table:table-cell>
        </table:table-row>
        <table:table-row table:style-name="ro1">
          <table:table-cell office:value-type="float" office:value="92024">
            <text:p>92024</text:p>
          </table:table-cell>
          <table:table-cell office:value-type="string">
            <text:p>92年3月25日 </text:p>
          </table:table-cell>
          <table:table-cell office:value-type="string">
            <text:p>05  12  15  21  27  38   </text:p>
          </table:table-cell>
          <table:table-cell office:value-type="float" office:value="16">
            <text:p>16</text:p>
          </table:table-cell>
          <table:table-cell office:value-type="string">
            <text:p>92年6月25日 </text:p>
          </table:table-cell>
        </table:table-row>
        <table:table-row table:style-name="ro1">
          <table:table-cell office:value-type="float" office:value="92023">
            <text:p>92023</text:p>
          </table:table-cell>
          <table:table-cell office:value-type="string">
            <text:p>92年3月21日 </text:p>
          </table:table-cell>
          <table:table-cell office:value-type="string">
            <text:p>03  05  15  17  24  41   </text:p>
          </table:table-cell>
          <table:table-cell office:value-type="float" office:value="21">
            <text:p>21</text:p>
          </table:table-cell>
          <table:table-cell office:value-type="string">
            <text:p>92年6月23日 </text:p>
          </table:table-cell>
        </table:table-row>
        <table:table-row table:style-name="ro1">
          <table:table-cell office:value-type="float" office:value="92022">
            <text:p>92022</text:p>
          </table:table-cell>
          <table:table-cell office:value-type="string">
            <text:p>92年3月18日 </text:p>
          </table:table-cell>
          <table:table-cell office:value-type="string">
            <text:p>03  07  12  21  34  42   </text:p>
          </table:table-cell>
          <table:table-cell office:value-type="float" office:value="38">
            <text:p>38</text:p>
          </table:table-cell>
          <table:table-cell office:value-type="string">
            <text:p>92年6月18日 </text:p>
          </table:table-cell>
        </table:table-row>
        <table:table-row table:style-name="ro1">
          <table:table-cell office:value-type="float" office:value="92021">
            <text:p>92021</text:p>
          </table:table-cell>
          <table:table-cell office:value-type="string">
            <text:p>92年3月14日 </text:p>
          </table:table-cell>
          <table:table-cell office:value-type="string">
            <text:p>01  13  14  21  28  42   </text:p>
          </table:table-cell>
          <table:table-cell office:value-type="float" office:value="19">
            <text:p>19</text:p>
          </table:table-cell>
          <table:table-cell office:value-type="string">
            <text:p>92年6月16日 </text:p>
          </table:table-cell>
        </table:table-row>
        <table:table-row table:style-name="ro1">
          <table:table-cell office:value-type="float" office:value="92020">
            <text:p>92020</text:p>
          </table:table-cell>
          <table:table-cell office:value-type="string">
            <text:p>92年3月11日 </text:p>
          </table:table-cell>
          <table:table-cell office:value-type="string">
            <text:p>07  25  32  34  37  39   </text:p>
          </table:table-cell>
          <table:table-cell office:value-type="float" office:value="20">
            <text:p>20</text:p>
          </table:table-cell>
          <table:table-cell office:value-type="string">
            <text:p>92年6月11日 </text:p>
          </table:table-cell>
        </table:table-row>
        <table:table-row table:style-name="ro1">
          <table:table-cell office:value-type="float" office:value="92019">
            <text:p>92019</text:p>
          </table:table-cell>
          <table:table-cell office:value-type="string">
            <text:p>92年3月7日 </text:p>
          </table:table-cell>
          <table:table-cell office:value-type="string">
            <text:p>03  15  19  23  27  31   </text:p>
          </table:table-cell>
          <table:table-cell office:value-type="float" office:value="17">
            <text:p>17</text:p>
          </table:table-cell>
          <table:table-cell office:value-type="string">
            <text:p>92年6月9日 </text:p>
          </table:table-cell>
        </table:table-row>
        <table:table-row table:style-name="ro1">
          <table:table-cell office:value-type="float" office:value="92018">
            <text:p>92018</text:p>
          </table:table-cell>
          <table:table-cell office:value-type="string">
            <text:p>92年3月4日 </text:p>
          </table:table-cell>
          <table:table-cell office:value-type="string">
            <text:p>11  18  20  21  38  40   </text:p>
          </table:table-cell>
          <table:table-cell office:value-type="float" office:value="22">
            <text:p>22</text:p>
          </table:table-cell>
          <table:table-cell office:value-type="string">
            <text:p>92年6月5日 </text:p>
          </table:table-cell>
        </table:table-row>
        <table:table-row table:style-name="ro1">
          <table:table-cell office:value-type="float" office:value="92017">
            <text:p>92017</text:p>
          </table:table-cell>
          <table:table-cell office:value-type="string">
            <text:p>92年2月28日 </text:p>
          </table:table-cell>
          <table:table-cell office:value-type="string">
            <text:p>15  20  22  36  38  40   </text:p>
          </table:table-cell>
          <table:table-cell office:value-type="float" office:value="32">
            <text:p>32</text:p>
          </table:table-cell>
          <table:table-cell office:value-type="string">
            <text:p>92年5月2日 </text:p>
          </table:table-cell>
        </table:table-row>
        <table:table-row table:style-name="ro1">
          <table:table-cell office:value-type="float" office:value="92016">
            <text:p>92016</text:p>
          </table:table-cell>
          <table:table-cell office:value-type="string">
            <text:p>92年2月25日 </text:p>
          </table:table-cell>
          <table:table-cell office:value-type="string">
            <text:p>21  28  30  33  35  42   </text:p>
          </table:table-cell>
          <table:table-cell office:value-type="float" office:value="37">
            <text:p>37</text:p>
          </table:table-cell>
          <table:table-cell office:value-type="string">
            <text:p>92年5月26日 </text:p>
          </table:table-cell>
        </table:table-row>
        <table:table-row table:style-name="ro1">
          <table:table-cell office:value-type="float" office:value="92015">
            <text:p>92015</text:p>
          </table:table-cell>
          <table:table-cell office:value-type="string">
            <text:p>92年2月21日 </text:p>
          </table:table-cell>
          <table:table-cell office:value-type="string">
            <text:p>01  05  18  25  30  32   </text:p>
          </table:table-cell>
          <table:table-cell office:value-type="float" office:value="21">
            <text:p>21</text:p>
          </table:table-cell>
          <table:table-cell office:value-type="string">
            <text:p>92年5月23日 </text:p>
          </table:table-cell>
        </table:table-row>
        <table:table-row table:style-name="ro1">
          <table:table-cell office:value-type="float" office:value="92014">
            <text:p>92014</text:p>
          </table:table-cell>
          <table:table-cell office:value-type="string">
            <text:p>92年2月18日 </text:p>
          </table:table-cell>
          <table:table-cell office:value-type="string">
            <text:p>02  05  07  09  28  35   </text:p>
          </table:table-cell>
          <table:table-cell office:value-type="float" office:value="19">
            <text:p>19</text:p>
          </table:table-cell>
          <table:table-cell office:value-type="string">
            <text:p>92年5月19日 </text:p>
          </table:table-cell>
        </table:table-row>
        <table:table-row table:style-name="ro1">
          <table:table-cell office:value-type="float" office:value="92013">
            <text:p>92013</text:p>
          </table:table-cell>
          <table:table-cell office:value-type="string">
            <text:p>92年2月14日 </text:p>
          </table:table-cell>
          <table:table-cell office:value-type="string">
            <text:p>24  27  32  33  37  38   </text:p>
          </table:table-cell>
          <table:table-cell office:value-type="float" office:value="13">
            <text:p>13</text:p>
          </table:table-cell>
          <table:table-cell office:value-type="string">
            <text:p>92年5月16日 </text:p>
          </table:table-cell>
        </table:table-row>
        <table:table-row table:style-name="ro1">
          <table:table-cell office:value-type="float" office:value="92012">
            <text:p>92012</text:p>
          </table:table-cell>
          <table:table-cell office:value-type="string">
            <text:p>92年2月11日 </text:p>
          </table:table-cell>
          <table:table-cell office:value-type="string">
            <text:p>02  05  21  25  34  42   </text:p>
          </table:table-cell>
          <table:table-cell office:value-type="float" office:value="3">
            <text:p>3</text:p>
          </table:table-cell>
          <table:table-cell office:value-type="string">
            <text:p>92年5月12日 </text:p>
          </table:table-cell>
        </table:table-row>
        <table:table-row table:style-name="ro1">
          <table:table-cell office:value-type="float" office:value="92011">
            <text:p>92011</text:p>
          </table:table-cell>
          <table:table-cell office:value-type="string">
            <text:p>92年2月7日 </text:p>
          </table:table-cell>
          <table:table-cell office:value-type="string">
            <text:p>03  16  17  29  34  37   </text:p>
          </table:table-cell>
          <table:table-cell office:value-type="float" office:value="33">
            <text:p>33</text:p>
          </table:table-cell>
          <table:table-cell office:value-type="string">
            <text:p>92年5月9日 </text:p>
          </table:table-cell>
        </table:table-row>
        <table:table-row table:style-name="ro1">
          <table:table-cell office:value-type="float" office:value="92010">
            <text:p>92010</text:p>
          </table:table-cell>
          <table:table-cell office:value-type="string">
            <text:p>92年2月4日 </text:p>
          </table:table-cell>
          <table:table-cell office:value-type="string">
            <text:p>04  15  21  28  33  35   </text:p>
          </table:table-cell>
          <table:table-cell office:value-type="float" office:value="31">
            <text:p>31</text:p>
          </table:table-cell>
          <table:table-cell office:value-type="string">
            <text:p>92年5月5日 </text:p>
          </table:table-cell>
        </table:table-row>
        <table:table-row table:style-name="ro1">
          <table:table-cell office:value-type="float" office:value="92009">
            <text:p>92009</text:p>
          </table:table-cell>
          <table:table-cell office:value-type="string">
            <text:p>92年1月31日 </text:p>
          </table:table-cell>
          <table:table-cell office:value-type="string">
            <text:p>07  12  15  31  33  41   </text:p>
          </table:table-cell>
          <table:table-cell office:value-type="float" office:value="27">
            <text:p>27</text:p>
          </table:table-cell>
          <table:table-cell office:value-type="string">
            <text:p>92年4月5日 </text:p>
          </table:table-cell>
        </table:table-row>
        <table:table-row table:style-name="ro1">
          <table:table-cell office:value-type="float" office:value="92008">
            <text:p>92008</text:p>
          </table:table-cell>
          <table:table-cell office:value-type="string">
            <text:p>92年1月28日 </text:p>
          </table:table-cell>
          <table:table-cell office:value-type="string">
            <text:p>13  15  16  21  27  38   </text:p>
          </table:table-cell>
          <table:table-cell office:value-type="float" office:value="39">
            <text:p>39</text:p>
          </table:table-cell>
          <table:table-cell office:value-type="string">
            <text:p>92年4月28日 </text:p>
          </table:table-cell>
        </table:table-row>
        <table:table-row table:style-name="ro1">
          <table:table-cell office:value-type="float" office:value="92007">
            <text:p>92007</text:p>
          </table:table-cell>
          <table:table-cell office:value-type="string">
            <text:p>92年1月24日 </text:p>
          </table:table-cell>
          <table:table-cell office:value-type="string">
            <text:p>03  05  09  10  13  24   </text:p>
          </table:table-cell>
          <table:table-cell office:value-type="float" office:value="7">
            <text:p>7</text:p>
          </table:table-cell>
          <table:table-cell office:value-type="string">
            <text:p>92年4月28日 </text:p>
          </table:table-cell>
        </table:table-row>
        <table:table-row table:style-name="ro1">
          <table:table-cell office:value-type="float" office:value="92006">
            <text:p>92006</text:p>
          </table:table-cell>
          <table:table-cell office:value-type="string">
            <text:p>92年1月21日 </text:p>
          </table:table-cell>
          <table:table-cell office:value-type="string">
            <text:p>06  19  21  28  31  39   </text:p>
          </table:table-cell>
          <table:table-cell office:value-type="float" office:value="4">
            <text:p>4</text:p>
          </table:table-cell>
          <table:table-cell office:value-type="string">
            <text:p>92年4月21日 </text:p>
          </table:table-cell>
        </table:table-row>
        <table:table-row table:style-name="ro1">
          <table:table-cell office:value-type="float" office:value="92005">
            <text:p>92005</text:p>
          </table:table-cell>
          <table:table-cell office:value-type="string">
            <text:p>92年1月17日 </text:p>
          </table:table-cell>
          <table:table-cell office:value-type="string">
            <text:p>02  03  18  28  36  41   </text:p>
          </table:table-cell>
          <table:table-cell office:value-type="float" office:value="23">
            <text:p>23</text:p>
          </table:table-cell>
          <table:table-cell office:value-type="string">
            <text:p>92年4月21日 </text:p>
          </table:table-cell>
        </table:table-row>
        <table:table-row table:style-name="ro1">
          <table:table-cell office:value-type="float" office:value="92004">
            <text:p>92004</text:p>
          </table:table-cell>
          <table:table-cell office:value-type="string">
            <text:p>92年1月14日 </text:p>
          </table:table-cell>
          <table:table-cell office:value-type="string">
            <text:p>10  14  17  20  31  41   </text:p>
          </table:table-cell>
          <table:table-cell office:value-type="float" office:value="39">
            <text:p>39</text:p>
          </table:table-cell>
          <table:table-cell office:value-type="string">
            <text:p>92年4月14日 </text:p>
          </table:table-cell>
        </table:table-row>
        <table:table-row table:style-name="ro1">
          <table:table-cell office:value-type="float" office:value="92003">
            <text:p>92003</text:p>
          </table:table-cell>
          <table:table-cell office:value-type="string">
            <text:p>92年1月10日 </text:p>
          </table:table-cell>
          <table:table-cell office:value-type="string">
            <text:p>09  13  15  35  37  39   </text:p>
          </table:table-cell>
          <table:table-cell office:value-type="float" office:value="10">
            <text:p>10</text:p>
          </table:table-cell>
          <table:table-cell office:value-type="string">
            <text:p>92年4月14日 </text:p>
          </table:table-cell>
        </table:table-row>
        <table:table-row table:style-name="ro1">
          <table:table-cell office:value-type="float" office:value="92002">
            <text:p>92002</text:p>
          </table:table-cell>
          <table:table-cell office:value-type="string">
            <text:p>92年1月7日 </text:p>
          </table:table-cell>
          <table:table-cell office:value-type="string">
            <text:p>06  10  12  13  14  35   </text:p>
          </table:table-cell>
          <table:table-cell office:value-type="float" office:value="27">
            <text:p>27</text:p>
          </table:table-cell>
          <table:table-cell office:value-type="string">
            <text:p>92年4月7日 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string">
            <text:p>92年1月3日 </text:p>
          </table:table-cell>
          <table:table-cell office:value-type="string">
            <text:p>11  14  20  36  39  42   </text:p>
          </table:table-cell>
          <table:table-cell office:value-type="float" office:value="23">
            <text:p>23</text:p>
          </table:table-cell>
          <table:table-cell office:value-type="string">
            <text:p>92年4月7日 </text:p>
          </table:table-cell>
        </table:table-row>
      </table:table>
      <table:table table:name="2004" table:style-name="ta1" table:print="false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row table:style-name="ro1">
          <table:table-cell table:style-name="ce1" office:value-type="string">
            <text:p>期數 </text:p>
          </table:table-cell>
          <table:table-cell table:style-name="ce1" office:value-type="string">
            <text:p>開獎日期 </text:p>
          </table:table-cell>
          <table:table-cell table:style-name="ce1" office:value-type="string">
            <text:p>號碼 </text:p>
          </table:table-cell>
          <table:table-cell table:style-name="ce1" office:value-type="string">
            <text:p>特別號 </text:p>
          </table:table-cell>
          <table:table-cell table:style-name="ce1" office:value-type="string">
            <text:p>兌獎截止日期</text:p>
          </table:table-cell>
        </table:table-row>
        <table:table-row table:style-name="ro1">
          <table:table-cell office:value-type="float" office:value="93105">
            <text:p>93105</text:p>
          </table:table-cell>
          <table:table-cell office:value-type="string">
            <text:p>93年12月31日 </text:p>
          </table:table-cell>
          <table:table-cell office:value-type="string">
            <text:p>08  13  21  22  25  40   </text:p>
          </table:table-cell>
          <table:table-cell office:value-type="float" office:value="9">
            <text:p>9</text:p>
          </table:table-cell>
          <table:table-cell office:value-type="string">
            <text:p>94年4月4日 </text:p>
          </table:table-cell>
        </table:table-row>
        <table:table-row table:style-name="ro1">
          <table:table-cell office:value-type="float" office:value="93104">
            <text:p>93104</text:p>
          </table:table-cell>
          <table:table-cell office:value-type="string">
            <text:p>93年12月28日 </text:p>
          </table:table-cell>
          <table:table-cell office:value-type="string">
            <text:p>11  19  26  32  35  39   </text:p>
          </table:table-cell>
          <table:table-cell office:value-type="float" office:value="29">
            <text:p>29</text:p>
          </table:table-cell>
          <table:table-cell office:value-type="string">
            <text:p>94年3月28日 </text:p>
          </table:table-cell>
        </table:table-row>
        <table:table-row table:style-name="ro1">
          <table:table-cell office:value-type="float" office:value="93103">
            <text:p>93103</text:p>
          </table:table-cell>
          <table:table-cell office:value-type="string">
            <text:p>93年12月24日 </text:p>
          </table:table-cell>
          <table:table-cell office:value-type="string">
            <text:p>02  08  30  32  40  42   </text:p>
          </table:table-cell>
          <table:table-cell office:value-type="float" office:value="19">
            <text:p>19</text:p>
          </table:table-cell>
          <table:table-cell office:value-type="string">
            <text:p>94年3月28日 </text:p>
          </table:table-cell>
        </table:table-row>
        <table:table-row table:style-name="ro1">
          <table:table-cell office:value-type="float" office:value="93102">
            <text:p>93102</text:p>
          </table:table-cell>
          <table:table-cell office:value-type="string">
            <text:p>93年12月21日 </text:p>
          </table:table-cell>
          <table:table-cell office:value-type="string">
            <text:p>03  07  11  21  25  36   </text:p>
          </table:table-cell>
          <table:table-cell office:value-type="float" office:value="27">
            <text:p>27</text:p>
          </table:table-cell>
          <table:table-cell office:value-type="string">
            <text:p>94年3月21日 </text:p>
          </table:table-cell>
        </table:table-row>
        <table:table-row table:style-name="ro1">
          <table:table-cell office:value-type="float" office:value="93101">
            <text:p>93101</text:p>
          </table:table-cell>
          <table:table-cell office:value-type="string">
            <text:p>93年12月17日 </text:p>
          </table:table-cell>
          <table:table-cell office:value-type="string">
            <text:p>10  22  30  36  38  39   </text:p>
          </table:table-cell>
          <table:table-cell office:value-type="float" office:value="2">
            <text:p>2</text:p>
          </table:table-cell>
          <table:table-cell office:value-type="string">
            <text:p>94年3月17日 </text:p>
          </table:table-cell>
        </table:table-row>
        <table:table-row table:style-name="ro1">
          <table:table-cell office:value-type="float" office:value="93100">
            <text:p>93100</text:p>
          </table:table-cell>
          <table:table-cell office:value-type="string">
            <text:p>93年12月14日 </text:p>
          </table:table-cell>
          <table:table-cell office:value-type="string">
            <text:p>09  12  13  17  18  28   </text:p>
          </table:table-cell>
          <table:table-cell office:value-type="float" office:value="41">
            <text:p>41</text:p>
          </table:table-cell>
          <table:table-cell office:value-type="string">
            <text:p>94年3月14日 </text:p>
          </table:table-cell>
        </table:table-row>
        <table:table-row table:style-name="ro1">
          <table:table-cell office:value-type="float" office:value="93099">
            <text:p>93099</text:p>
          </table:table-cell>
          <table:table-cell office:value-type="string">
            <text:p>93年12月10日 </text:p>
          </table:table-cell>
          <table:table-cell office:value-type="string">
            <text:p>03  19  24  30  40  41   </text:p>
          </table:table-cell>
          <table:table-cell office:value-type="float" office:value="5">
            <text:p>5</text:p>
          </table:table-cell>
          <table:table-cell office:value-type="string">
            <text:p>94年3月14日 </text:p>
          </table:table-cell>
        </table:table-row>
        <table:table-row table:style-name="ro1">
          <table:table-cell office:value-type="float" office:value="93098">
            <text:p>93098</text:p>
          </table:table-cell>
          <table:table-cell office:value-type="string">
            <text:p>93年12月7日 </text:p>
          </table:table-cell>
          <table:table-cell office:value-type="string">
            <text:p>07  08  24  27  30  40   </text:p>
          </table:table-cell>
          <table:table-cell office:value-type="float" office:value="12">
            <text:p>12</text:p>
          </table:table-cell>
          <table:table-cell office:value-type="string">
            <text:p>94年3月7日 </text:p>
          </table:table-cell>
        </table:table-row>
        <table:table-row table:style-name="ro1">
          <table:table-cell office:value-type="float" office:value="93097">
            <text:p>93097</text:p>
          </table:table-cell>
          <table:table-cell office:value-type="string">
            <text:p>93年12月3日 </text:p>
          </table:table-cell>
          <table:table-cell office:value-type="string">
            <text:p>14  27  29  32  38  40   </text:p>
          </table:table-cell>
          <table:table-cell office:value-type="float" office:value="1">
            <text:p>1</text:p>
          </table:table-cell>
          <table:table-cell office:value-type="string">
            <text:p>94年3月7日 </text:p>
          </table:table-cell>
        </table:table-row>
        <table:table-row table:style-name="ro1">
          <table:table-cell office:value-type="float" office:value="93096">
            <text:p>93096</text:p>
          </table:table-cell>
          <table:table-cell office:value-type="string">
            <text:p>93年11月30日 </text:p>
          </table:table-cell>
          <table:table-cell office:value-type="string">
            <text:p>06  08  12  20  30  31   </text:p>
          </table:table-cell>
          <table:table-cell office:value-type="float" office:value="26">
            <text:p>26</text:p>
          </table:table-cell>
          <table:table-cell office:value-type="string">
            <text:p>94年3月1日 </text:p>
          </table:table-cell>
        </table:table-row>
        <table:table-row table:style-name="ro1">
          <table:table-cell office:value-type="float" office:value="93095">
            <text:p>93095</text:p>
          </table:table-cell>
          <table:table-cell office:value-type="string">
            <text:p>93年11月26日 </text:p>
          </table:table-cell>
          <table:table-cell office:value-type="string">
            <text:p>05  19  31  35  36  39   </text:p>
          </table:table-cell>
          <table:table-cell office:value-type="float" office:value="7">
            <text:p>7</text:p>
          </table:table-cell>
          <table:table-cell office:value-type="string">
            <text:p>94年3月1日 </text:p>
          </table:table-cell>
        </table:table-row>
        <table:table-row table:style-name="ro1">
          <table:table-cell office:value-type="float" office:value="93094">
            <text:p>93094</text:p>
          </table:table-cell>
          <table:table-cell office:value-type="string">
            <text:p>93年11月23日 </text:p>
          </table:table-cell>
          <table:table-cell office:value-type="string">
            <text:p>12  14  16  23  27  36   </text:p>
          </table:table-cell>
          <table:table-cell office:value-type="float" office:value="30">
            <text:p>30</text:p>
          </table:table-cell>
          <table:table-cell office:value-type="string">
            <text:p>94年2月23日 </text:p>
          </table:table-cell>
        </table:table-row>
        <table:table-row table:style-name="ro1">
          <table:table-cell office:value-type="float" office:value="93093">
            <text:p>93093</text:p>
          </table:table-cell>
          <table:table-cell office:value-type="string">
            <text:p>93年11月19日 </text:p>
          </table:table-cell>
          <table:table-cell office:value-type="string">
            <text:p>01  08  22  24  28  29   </text:p>
          </table:table-cell>
          <table:table-cell office:value-type="float" office:value="40">
            <text:p>40</text:p>
          </table:table-cell>
          <table:table-cell office:value-type="string">
            <text:p>94年2月21日 </text:p>
          </table:table-cell>
        </table:table-row>
        <table:table-row table:style-name="ro1">
          <table:table-cell office:value-type="float" office:value="93092">
            <text:p>93092</text:p>
          </table:table-cell>
          <table:table-cell office:value-type="string">
            <text:p>93年11月16日 </text:p>
          </table:table-cell>
          <table:table-cell office:value-type="string">
            <text:p>02  06  11  19  37  42   </text:p>
          </table:table-cell>
          <table:table-cell office:value-type="float" office:value="14">
            <text:p>14</text:p>
          </table:table-cell>
          <table:table-cell office:value-type="string">
            <text:p>94年2月16日 </text:p>
          </table:table-cell>
        </table:table-row>
        <table:table-row table:style-name="ro1">
          <table:table-cell office:value-type="float" office:value="93091">
            <text:p>93091</text:p>
          </table:table-cell>
          <table:table-cell office:value-type="string">
            <text:p>93年11月12日 </text:p>
          </table:table-cell>
          <table:table-cell office:value-type="string">
            <text:p>05  13  18  24  25  28   </text:p>
          </table:table-cell>
          <table:table-cell office:value-type="float" office:value="7">
            <text:p>7</text:p>
          </table:table-cell>
          <table:table-cell office:value-type="string">
            <text:p>94年2月14日 </text:p>
          </table:table-cell>
        </table:table-row>
        <table:table-row table:style-name="ro1">
          <table:table-cell office:value-type="float" office:value="93090">
            <text:p>93090</text:p>
          </table:table-cell>
          <table:table-cell office:value-type="string">
            <text:p>93年11月9日 </text:p>
          </table:table-cell>
          <table:table-cell office:value-type="string">
            <text:p>11  13  26  30  37  39   </text:p>
          </table:table-cell>
          <table:table-cell office:value-type="float" office:value="31">
            <text:p>31</text:p>
          </table:table-cell>
          <table:table-cell office:value-type="string">
            <text:p>94年2月14日 </text:p>
          </table:table-cell>
        </table:table-row>
        <table:table-row table:style-name="ro1">
          <table:table-cell office:value-type="float" office:value="93089">
            <text:p>93089</text:p>
          </table:table-cell>
          <table:table-cell office:value-type="string">
            <text:p>93年11月5日 </text:p>
          </table:table-cell>
          <table:table-cell office:value-type="string">
            <text:p>10  11  19  22  30  42   </text:p>
          </table:table-cell>
          <table:table-cell office:value-type="float" office:value="14">
            <text:p>14</text:p>
          </table:table-cell>
          <table:table-cell office:value-type="string">
            <text:p>94年2月14日 </text:p>
          </table:table-cell>
        </table:table-row>
        <table:table-row table:style-name="ro1">
          <table:table-cell office:value-type="float" office:value="93088">
            <text:p>93088</text:p>
          </table:table-cell>
          <table:table-cell office:value-type="string">
            <text:p>93年11月2日 </text:p>
          </table:table-cell>
          <table:table-cell office:value-type="string">
            <text:p>02  16  23  26  33  34   </text:p>
          </table:table-cell>
          <table:table-cell office:value-type="float" office:value="29">
            <text:p>29</text:p>
          </table:table-cell>
          <table:table-cell office:value-type="string">
            <text:p>94年2月2日 </text:p>
          </table:table-cell>
        </table:table-row>
        <table:table-row table:style-name="ro1">
          <table:table-cell office:value-type="float" office:value="93087">
            <text:p>93087</text:p>
          </table:table-cell>
          <table:table-cell office:value-type="string">
            <text:p>93年10月29日 </text:p>
          </table:table-cell>
          <table:table-cell office:value-type="string">
            <text:p>11  14  20  33  35  38   </text:p>
          </table:table-cell>
          <table:table-cell office:value-type="float" office:value="9">
            <text:p>9</text:p>
          </table:table-cell>
          <table:table-cell office:value-type="string">
            <text:p>94年1月31日 </text:p>
          </table:table-cell>
        </table:table-row>
        <table:table-row table:style-name="ro1">
          <table:table-cell office:value-type="float" office:value="93086">
            <text:p>93086</text:p>
          </table:table-cell>
          <table:table-cell office:value-type="string">
            <text:p>93年10月26日 </text:p>
          </table:table-cell>
          <table:table-cell office:value-type="string">
            <text:p>06  07  16  21  34  42   </text:p>
          </table:table-cell>
          <table:table-cell office:value-type="float" office:value="14">
            <text:p>14</text:p>
          </table:table-cell>
          <table:table-cell office:value-type="string">
            <text:p>94年1月26日 </text:p>
          </table:table-cell>
        </table:table-row>
        <table:table-row table:style-name="ro1">
          <table:table-cell office:value-type="float" office:value="93085">
            <text:p>93085</text:p>
          </table:table-cell>
          <table:table-cell office:value-type="string">
            <text:p>93年10月22日 </text:p>
          </table:table-cell>
          <table:table-cell office:value-type="string">
            <text:p>08  16  26  32  36  37   </text:p>
          </table:table-cell>
          <table:table-cell office:value-type="float" office:value="17">
            <text:p>17</text:p>
          </table:table-cell>
          <table:table-cell office:value-type="string">
            <text:p>94年1月24日 </text:p>
          </table:table-cell>
        </table:table-row>
        <table:table-row table:style-name="ro1">
          <table:table-cell office:value-type="float" office:value="93084">
            <text:p>93084</text:p>
          </table:table-cell>
          <table:table-cell office:value-type="string">
            <text:p>93年10月19日 </text:p>
          </table:table-cell>
          <table:table-cell office:value-type="string">
            <text:p>10  18  22  24  31  39   </text:p>
          </table:table-cell>
          <table:table-cell office:value-type="float" office:value="42">
            <text:p>42</text:p>
          </table:table-cell>
          <table:table-cell office:value-type="string">
            <text:p>94年1月19日 </text:p>
          </table:table-cell>
        </table:table-row>
        <table:table-row table:style-name="ro1">
          <table:table-cell office:value-type="float" office:value="93083">
            <text:p>93083</text:p>
          </table:table-cell>
          <table:table-cell office:value-type="string">
            <text:p>93年10月15日 </text:p>
          </table:table-cell>
          <table:table-cell office:value-type="string">
            <text:p>04  09  12  16  23  28   </text:p>
          </table:table-cell>
          <table:table-cell office:value-type="float" office:value="18">
            <text:p>18</text:p>
          </table:table-cell>
          <table:table-cell office:value-type="string">
            <text:p>94年1月17日 </text:p>
          </table:table-cell>
        </table:table-row>
        <table:table-row table:style-name="ro1">
          <table:table-cell office:value-type="float" office:value="93082">
            <text:p>93082</text:p>
          </table:table-cell>
          <table:table-cell office:value-type="string">
            <text:p>93年10月12日 </text:p>
          </table:table-cell>
          <table:table-cell office:value-type="string">
            <text:p>02  07  12  28  30  31   </text:p>
          </table:table-cell>
          <table:table-cell office:value-type="float" office:value="36">
            <text:p>36</text:p>
          </table:table-cell>
          <table:table-cell office:value-type="string">
            <text:p>94年1月12日 </text:p>
          </table:table-cell>
        </table:table-row>
        <table:table-row table:style-name="ro1">
          <table:table-cell office:value-type="float" office:value="93081">
            <text:p>93081</text:p>
          </table:table-cell>
          <table:table-cell office:value-type="string">
            <text:p>93年10月8日 </text:p>
          </table:table-cell>
          <table:table-cell office:value-type="string">
            <text:p>01  03  06  18  23  35   </text:p>
          </table:table-cell>
          <table:table-cell office:value-type="float" office:value="40">
            <text:p>40</text:p>
          </table:table-cell>
          <table:table-cell office:value-type="string">
            <text:p>94年1月10日 </text:p>
          </table:table-cell>
        </table:table-row>
        <table:table-row table:style-name="ro1">
          <table:table-cell office:value-type="float" office:value="93080">
            <text:p>93080</text:p>
          </table:table-cell>
          <table:table-cell office:value-type="string">
            <text:p>93年10月5日 </text:p>
          </table:table-cell>
          <table:table-cell office:value-type="string">
            <text:p>02  03  11  19  21  27   </text:p>
          </table:table-cell>
          <table:table-cell office:value-type="float" office:value="42">
            <text:p>42</text:p>
          </table:table-cell>
          <table:table-cell office:value-type="string">
            <text:p>94年1月5日 </text:p>
          </table:table-cell>
        </table:table-row>
        <table:table-row table:style-name="ro1">
          <table:table-cell office:value-type="float" office:value="93079">
            <text:p>93079</text:p>
          </table:table-cell>
          <table:table-cell office:value-type="string">
            <text:p>93年10月1日 </text:p>
          </table:table-cell>
          <table:table-cell office:value-type="string">
            <text:p>01  09  17  19  37  40   </text:p>
          </table:table-cell>
          <table:table-cell office:value-type="float" office:value="30">
            <text:p>30</text:p>
          </table:table-cell>
          <table:table-cell office:value-type="string">
            <text:p>94年1月3日 </text:p>
          </table:table-cell>
        </table:table-row>
        <table:table-row table:style-name="ro1">
          <table:table-cell office:value-type="float" office:value="93078">
            <text:p>93078</text:p>
          </table:table-cell>
          <table:table-cell office:value-type="string">
            <text:p>93年9月28日 </text:p>
          </table:table-cell>
          <table:table-cell office:value-type="string">
            <text:p>02  12  30  35  36  37   </text:p>
          </table:table-cell>
          <table:table-cell office:value-type="float" office:value="32">
            <text:p>32</text:p>
          </table:table-cell>
          <table:table-cell office:value-type="string">
            <text:p>93年12月28日 </text:p>
          </table:table-cell>
        </table:table-row>
        <table:table-row table:style-name="ro1">
          <table:table-cell office:value-type="float" office:value="93077">
            <text:p>93077</text:p>
          </table:table-cell>
          <table:table-cell office:value-type="string">
            <text:p>93年9月24日 </text:p>
          </table:table-cell>
          <table:table-cell office:value-type="string">
            <text:p>04  06  19  21  22  38   </text:p>
          </table:table-cell>
          <table:table-cell office:value-type="float" office:value="39">
            <text:p>39</text:p>
          </table:table-cell>
          <table:table-cell office:value-type="string">
            <text:p>93年12月27日 </text:p>
          </table:table-cell>
        </table:table-row>
        <table:table-row table:style-name="ro1">
          <table:table-cell office:value-type="float" office:value="93076">
            <text:p>93076</text:p>
          </table:table-cell>
          <table:table-cell office:value-type="string">
            <text:p>93年9月21日 </text:p>
          </table:table-cell>
          <table:table-cell office:value-type="string">
            <text:p>02  04  09  26  31  42   </text:p>
          </table:table-cell>
          <table:table-cell office:value-type="float" office:value="8">
            <text:p>8</text:p>
          </table:table-cell>
          <table:table-cell office:value-type="string">
            <text:p>93年12月21日 </text:p>
          </table:table-cell>
        </table:table-row>
        <table:table-row table:style-name="ro1">
          <table:table-cell office:value-type="float" office:value="93075">
            <text:p>93075</text:p>
          </table:table-cell>
          <table:table-cell office:value-type="string">
            <text:p>93年9月17日 </text:p>
          </table:table-cell>
          <table:table-cell office:value-type="string">
            <text:p>01  05  12  14  22  29   </text:p>
          </table:table-cell>
          <table:table-cell office:value-type="float" office:value="24">
            <text:p>24</text:p>
          </table:table-cell>
          <table:table-cell office:value-type="string">
            <text:p>93年12月20日 </text:p>
          </table:table-cell>
        </table:table-row>
        <table:table-row table:style-name="ro1">
          <table:table-cell office:value-type="float" office:value="93074">
            <text:p>93074</text:p>
          </table:table-cell>
          <table:table-cell office:value-type="string">
            <text:p>93年9月14日 </text:p>
          </table:table-cell>
          <table:table-cell office:value-type="string">
            <text:p>08  18  22  29  33  38   </text:p>
          </table:table-cell>
          <table:table-cell office:value-type="float" office:value="41">
            <text:p>41</text:p>
          </table:table-cell>
          <table:table-cell office:value-type="string">
            <text:p>93年12月14日 </text:p>
          </table:table-cell>
        </table:table-row>
        <table:table-row table:style-name="ro1">
          <table:table-cell office:value-type="float" office:value="93073">
            <text:p>93073</text:p>
          </table:table-cell>
          <table:table-cell office:value-type="string">
            <text:p>93年9月10日 </text:p>
          </table:table-cell>
          <table:table-cell office:value-type="string">
            <text:p>12  14  21  25  28  36   </text:p>
          </table:table-cell>
          <table:table-cell office:value-type="float" office:value="3">
            <text:p>3</text:p>
          </table:table-cell>
          <table:table-cell office:value-type="string">
            <text:p>93年12月13日 </text:p>
          </table:table-cell>
        </table:table-row>
        <table:table-row table:style-name="ro1">
          <table:table-cell office:value-type="float" office:value="93072">
            <text:p>93072</text:p>
          </table:table-cell>
          <table:table-cell office:value-type="string">
            <text:p>93年9月7日 </text:p>
          </table:table-cell>
          <table:table-cell office:value-type="string">
            <text:p>03  23  24  28  35  41   </text:p>
          </table:table-cell>
          <table:table-cell office:value-type="float" office:value="27">
            <text:p>27</text:p>
          </table:table-cell>
          <table:table-cell office:value-type="string">
            <text:p>93年12月7日 </text:p>
          </table:table-cell>
        </table:table-row>
        <table:table-row table:style-name="ro1">
          <table:table-cell office:value-type="float" office:value="93071">
            <text:p>93071</text:p>
          </table:table-cell>
          <table:table-cell office:value-type="string">
            <text:p>93年9月3日 </text:p>
          </table:table-cell>
          <table:table-cell office:value-type="string">
            <text:p>02  15  31  33  34  38   </text:p>
          </table:table-cell>
          <table:table-cell office:value-type="float" office:value="24">
            <text:p>24</text:p>
          </table:table-cell>
          <table:table-cell office:value-type="string">
            <text:p>93年12月6日 </text:p>
          </table:table-cell>
        </table:table-row>
        <table:table-row table:style-name="ro1">
          <table:table-cell office:value-type="float" office:value="93070">
            <text:p>93070</text:p>
          </table:table-cell>
          <table:table-cell office:value-type="string">
            <text:p>93年8月31日 </text:p>
          </table:table-cell>
          <table:table-cell office:value-type="string">
            <text:p>21  26  27  32  34  40   </text:p>
          </table:table-cell>
          <table:table-cell office:value-type="float" office:value="24">
            <text:p>24</text:p>
          </table:table-cell>
          <table:table-cell office:value-type="string">
            <text:p>93年11月30日 </text:p>
          </table:table-cell>
        </table:table-row>
        <table:table-row table:style-name="ro1">
          <table:table-cell office:value-type="float" office:value="93069">
            <text:p>93069</text:p>
          </table:table-cell>
          <table:table-cell office:value-type="string">
            <text:p>93年8月27日 </text:p>
          </table:table-cell>
          <table:table-cell office:value-type="string">
            <text:p>01  02  16  28  32  40   </text:p>
          </table:table-cell>
          <table:table-cell office:value-type="float" office:value="33">
            <text:p>33</text:p>
          </table:table-cell>
          <table:table-cell office:value-type="string">
            <text:p>93年11月29日 </text:p>
          </table:table-cell>
        </table:table-row>
        <table:table-row table:style-name="ro1">
          <table:table-cell office:value-type="float" office:value="93068">
            <text:p>93068</text:p>
          </table:table-cell>
          <table:table-cell office:value-type="string">
            <text:p>93年8月24日 </text:p>
          </table:table-cell>
          <table:table-cell office:value-type="string">
            <text:p>10  24  31  38  39  42   </text:p>
          </table:table-cell>
          <table:table-cell office:value-type="float" office:value="35">
            <text:p>35</text:p>
          </table:table-cell>
          <table:table-cell office:value-type="string">
            <text:p>93年11月24日 </text:p>
          </table:table-cell>
        </table:table-row>
        <table:table-row table:style-name="ro1">
          <table:table-cell office:value-type="float" office:value="93067">
            <text:p>93067</text:p>
          </table:table-cell>
          <table:table-cell office:value-type="string">
            <text:p>93年8月20日 </text:p>
          </table:table-cell>
          <table:table-cell office:value-type="string">
            <text:p>02  12  28  34  36  40   </text:p>
          </table:table-cell>
          <table:table-cell office:value-type="float" office:value="26">
            <text:p>26</text:p>
          </table:table-cell>
          <table:table-cell office:value-type="string">
            <text:p>93年11月22日 </text:p>
          </table:table-cell>
        </table:table-row>
        <table:table-row table:style-name="ro1">
          <table:table-cell office:value-type="float" office:value="93066">
            <text:p>93066</text:p>
          </table:table-cell>
          <table:table-cell office:value-type="string">
            <text:p>93年8月17日 </text:p>
          </table:table-cell>
          <table:table-cell office:value-type="string">
            <text:p>05  06  17  21  33  40   </text:p>
          </table:table-cell>
          <table:table-cell office:value-type="float" office:value="34">
            <text:p>34</text:p>
          </table:table-cell>
          <table:table-cell office:value-type="string">
            <text:p>93年11月17日 </text:p>
          </table:table-cell>
        </table:table-row>
        <table:table-row table:style-name="ro1">
          <table:table-cell office:value-type="float" office:value="93065">
            <text:p>93065</text:p>
          </table:table-cell>
          <table:table-cell office:value-type="string">
            <text:p>93年8月13日 </text:p>
          </table:table-cell>
          <table:table-cell office:value-type="string">
            <text:p>06  09  15  23  38  42   </text:p>
          </table:table-cell>
          <table:table-cell office:value-type="float" office:value="28">
            <text:p>28</text:p>
          </table:table-cell>
          <table:table-cell office:value-type="string">
            <text:p>93年11月15日 </text:p>
          </table:table-cell>
        </table:table-row>
        <table:table-row table:style-name="ro1">
          <table:table-cell office:value-type="float" office:value="93064">
            <text:p>93064</text:p>
          </table:table-cell>
          <table:table-cell office:value-type="string">
            <text:p>93年8月10日 </text:p>
          </table:table-cell>
          <table:table-cell office:value-type="string">
            <text:p>10  17  25  27  28  30   </text:p>
          </table:table-cell>
          <table:table-cell office:value-type="float" office:value="8">
            <text:p>8</text:p>
          </table:table-cell>
          <table:table-cell office:value-type="string">
            <text:p>93年11月10日 </text:p>
          </table:table-cell>
        </table:table-row>
        <table:table-row table:style-name="ro1">
          <table:table-cell office:value-type="float" office:value="93063">
            <text:p>93063</text:p>
          </table:table-cell>
          <table:table-cell office:value-type="string">
            <text:p>93年8月6日 </text:p>
          </table:table-cell>
          <table:table-cell office:value-type="string">
            <text:p>01  14  16  17  31  36   </text:p>
          </table:table-cell>
          <table:table-cell office:value-type="float" office:value="42">
            <text:p>42</text:p>
          </table:table-cell>
          <table:table-cell office:value-type="string">
            <text:p>93年11月8日 </text:p>
          </table:table-cell>
        </table:table-row>
        <table:table-row table:style-name="ro1">
          <table:table-cell office:value-type="float" office:value="93062">
            <text:p>93062</text:p>
          </table:table-cell>
          <table:table-cell office:value-type="string">
            <text:p>93年8月3日 </text:p>
          </table:table-cell>
          <table:table-cell office:value-type="string">
            <text:p>02  09  11  18  35  38   </text:p>
          </table:table-cell>
          <table:table-cell office:value-type="float" office:value="26">
            <text:p>26</text:p>
          </table:table-cell>
          <table:table-cell office:value-type="string">
            <text:p>93年11月3日 </text:p>
          </table:table-cell>
        </table:table-row>
        <table:table-row table:style-name="ro1">
          <table:table-cell office:value-type="float" office:value="93061">
            <text:p>93061</text:p>
          </table:table-cell>
          <table:table-cell office:value-type="string">
            <text:p>93年7月30日 </text:p>
          </table:table-cell>
          <table:table-cell office:value-type="string">
            <text:p>07  09  12  14  15  28   </text:p>
          </table:table-cell>
          <table:table-cell office:value-type="float" office:value="25">
            <text:p>25</text:p>
          </table:table-cell>
          <table:table-cell office:value-type="string">
            <text:p>93年11月1日 </text:p>
          </table:table-cell>
        </table:table-row>
        <table:table-row table:style-name="ro1">
          <table:table-cell office:value-type="float" office:value="93060">
            <text:p>93060</text:p>
          </table:table-cell>
          <table:table-cell office:value-type="string">
            <text:p>93年7月27日 </text:p>
          </table:table-cell>
          <table:table-cell office:value-type="string">
            <text:p>18  22  23  24  34  42   </text:p>
          </table:table-cell>
          <table:table-cell office:value-type="float" office:value="19">
            <text:p>19</text:p>
          </table:table-cell>
          <table:table-cell office:value-type="string">
            <text:p>93年10月27日 </text:p>
          </table:table-cell>
        </table:table-row>
        <table:table-row table:style-name="ro1">
          <table:table-cell office:value-type="float" office:value="93059">
            <text:p>93059</text:p>
          </table:table-cell>
          <table:table-cell office:value-type="string">
            <text:p>93年7月23日 </text:p>
          </table:table-cell>
          <table:table-cell office:value-type="string">
            <text:p>03  15  26  30  35  41   </text:p>
          </table:table-cell>
          <table:table-cell office:value-type="float" office:value="14">
            <text:p>14</text:p>
          </table:table-cell>
          <table:table-cell office:value-type="string">
            <text:p>93年10月25日 </text:p>
          </table:table-cell>
        </table:table-row>
        <table:table-row table:style-name="ro1">
          <table:table-cell office:value-type="float" office:value="93058">
            <text:p>93058</text:p>
          </table:table-cell>
          <table:table-cell office:value-type="string">
            <text:p>93年7月20日 </text:p>
          </table:table-cell>
          <table:table-cell office:value-type="string">
            <text:p>08  13  32  34  40  42   </text:p>
          </table:table-cell>
          <table:table-cell office:value-type="float" office:value="11">
            <text:p>11</text:p>
          </table:table-cell>
          <table:table-cell office:value-type="string">
            <text:p>93年10月20日 </text:p>
          </table:table-cell>
        </table:table-row>
        <table:table-row table:style-name="ro1">
          <table:table-cell office:value-type="float" office:value="93057">
            <text:p>93057</text:p>
          </table:table-cell>
          <table:table-cell office:value-type="string">
            <text:p>93年7月16日 </text:p>
          </table:table-cell>
          <table:table-cell office:value-type="string">
            <text:p>12  14  16  21  22  34   </text:p>
          </table:table-cell>
          <table:table-cell office:value-type="float" office:value="40">
            <text:p>40</text:p>
          </table:table-cell>
          <table:table-cell office:value-type="string">
            <text:p>93年10月18日 </text:p>
          </table:table-cell>
        </table:table-row>
        <table:table-row table:style-name="ro1">
          <table:table-cell office:value-type="float" office:value="93056">
            <text:p>93056</text:p>
          </table:table-cell>
          <table:table-cell office:value-type="string">
            <text:p>93年7月13日 </text:p>
          </table:table-cell>
          <table:table-cell office:value-type="string">
            <text:p>07  09  10  11  22  25   </text:p>
          </table:table-cell>
          <table:table-cell office:value-type="float" office:value="2">
            <text:p>2</text:p>
          </table:table-cell>
          <table:table-cell office:value-type="string">
            <text:p>93年10月13日 </text:p>
          </table:table-cell>
        </table:table-row>
        <table:table-row table:style-name="ro1">
          <table:table-cell office:value-type="float" office:value="93055">
            <text:p>93055</text:p>
          </table:table-cell>
          <table:table-cell office:value-type="string">
            <text:p>93年7月9日 </text:p>
          </table:table-cell>
          <table:table-cell office:value-type="string">
            <text:p>03  04  07  11  15  32   </text:p>
          </table:table-cell>
          <table:table-cell office:value-type="float" office:value="2">
            <text:p>2</text:p>
          </table:table-cell>
          <table:table-cell office:value-type="string">
            <text:p>93年10月11日 </text:p>
          </table:table-cell>
        </table:table-row>
        <table:table-row table:style-name="ro1">
          <table:table-cell office:value-type="float" office:value="93054">
            <text:p>93054</text:p>
          </table:table-cell>
          <table:table-cell office:value-type="string">
            <text:p>93年7月6日 </text:p>
          </table:table-cell>
          <table:table-cell office:value-type="string">
            <text:p>05  15  26  34  35  38   </text:p>
          </table:table-cell>
          <table:table-cell office:value-type="float" office:value="36">
            <text:p>36</text:p>
          </table:table-cell>
          <table:table-cell office:value-type="string">
            <text:p>93年10月6日 </text:p>
          </table:table-cell>
        </table:table-row>
        <table:table-row table:style-name="ro1">
          <table:table-cell office:value-type="float" office:value="93053">
            <text:p>93053</text:p>
          </table:table-cell>
          <table:table-cell office:value-type="string">
            <text:p>93年7月2日 </text:p>
          </table:table-cell>
          <table:table-cell office:value-type="string">
            <text:p>07  10  12  15  21  23   </text:p>
          </table:table-cell>
          <table:table-cell office:value-type="float" office:value="29">
            <text:p>29</text:p>
          </table:table-cell>
          <table:table-cell office:value-type="string">
            <text:p>93年10月4日 </text:p>
          </table:table-cell>
        </table:table-row>
        <table:table-row table:style-name="ro1">
          <table:table-cell office:value-type="float" office:value="93052">
            <text:p>93052</text:p>
          </table:table-cell>
          <table:table-cell office:value-type="string">
            <text:p>93年6月29日 </text:p>
          </table:table-cell>
          <table:table-cell office:value-type="string">
            <text:p>08  18  23  30  40  41   </text:p>
          </table:table-cell>
          <table:table-cell office:value-type="float" office:value="6">
            <text:p>6</text:p>
          </table:table-cell>
          <table:table-cell office:value-type="string">
            <text:p>93年9月29日 </text:p>
          </table:table-cell>
        </table:table-row>
        <table:table-row table:style-name="ro1">
          <table:table-cell office:value-type="float" office:value="93051">
            <text:p>93051</text:p>
          </table:table-cell>
          <table:table-cell office:value-type="string">
            <text:p>93年6月25日 </text:p>
          </table:table-cell>
          <table:table-cell office:value-type="string">
            <text:p>04  05  08  13  22  32   </text:p>
          </table:table-cell>
          <table:table-cell office:value-type="float" office:value="12">
            <text:p>12</text:p>
          </table:table-cell>
          <table:table-cell office:value-type="string">
            <text:p>93年9月27日 </text:p>
          </table:table-cell>
        </table:table-row>
        <table:table-row table:style-name="ro1">
          <table:table-cell office:value-type="float" office:value="93050">
            <text:p>93050</text:p>
          </table:table-cell>
          <table:table-cell office:value-type="string">
            <text:p>93年6月22日 </text:p>
          </table:table-cell>
          <table:table-cell office:value-type="string">
            <text:p>10  17  22  25  28  35   </text:p>
          </table:table-cell>
          <table:table-cell office:value-type="float" office:value="19">
            <text:p>19</text:p>
          </table:table-cell>
          <table:table-cell office:value-type="string">
            <text:p>93年9月22日 </text:p>
          </table:table-cell>
        </table:table-row>
        <table:table-row table:style-name="ro1">
          <table:table-cell office:value-type="float" office:value="93049">
            <text:p>93049</text:p>
          </table:table-cell>
          <table:table-cell office:value-type="string">
            <text:p>93年6月18日 </text:p>
          </table:table-cell>
          <table:table-cell office:value-type="string">
            <text:p>04  09  25  26  34  35   </text:p>
          </table:table-cell>
          <table:table-cell office:value-type="float" office:value="23">
            <text:p>23</text:p>
          </table:table-cell>
          <table:table-cell office:value-type="string">
            <text:p>93年9月20日 </text:p>
          </table:table-cell>
        </table:table-row>
        <table:table-row table:style-name="ro1">
          <table:table-cell office:value-type="float" office:value="93048">
            <text:p>93048</text:p>
          </table:table-cell>
          <table:table-cell office:value-type="string">
            <text:p>93年6月15日 </text:p>
          </table:table-cell>
          <table:table-cell office:value-type="string">
            <text:p>02  17  30  35  39  42   </text:p>
          </table:table-cell>
          <table:table-cell office:value-type="float" office:value="36">
            <text:p>36</text:p>
          </table:table-cell>
          <table:table-cell office:value-type="string">
            <text:p>93年9月15日 </text:p>
          </table:table-cell>
        </table:table-row>
        <table:table-row table:style-name="ro1">
          <table:table-cell office:value-type="float" office:value="93047">
            <text:p>93047</text:p>
          </table:table-cell>
          <table:table-cell office:value-type="string">
            <text:p>93年6月11日 </text:p>
          </table:table-cell>
          <table:table-cell office:value-type="string">
            <text:p>13  18  20  38  40  41   </text:p>
          </table:table-cell>
          <table:table-cell office:value-type="float" office:value="22">
            <text:p>22</text:p>
          </table:table-cell>
          <table:table-cell office:value-type="string">
            <text:p>93年9月13日 </text:p>
          </table:table-cell>
        </table:table-row>
        <table:table-row table:style-name="ro1">
          <table:table-cell office:value-type="float" office:value="93046">
            <text:p>93046</text:p>
          </table:table-cell>
          <table:table-cell office:value-type="string">
            <text:p>93年6月8日 </text:p>
          </table:table-cell>
          <table:table-cell office:value-type="string">
            <text:p>03  10  14  27  31  41   </text:p>
          </table:table-cell>
          <table:table-cell office:value-type="float" office:value="1">
            <text:p>1</text:p>
          </table:table-cell>
          <table:table-cell office:value-type="string">
            <text:p>93年9月8日 </text:p>
          </table:table-cell>
        </table:table-row>
        <table:table-row table:style-name="ro1">
          <table:table-cell office:value-type="float" office:value="93045">
            <text:p>93045</text:p>
          </table:table-cell>
          <table:table-cell office:value-type="string">
            <text:p>93年6月4日 </text:p>
          </table:table-cell>
          <table:table-cell office:value-type="string">
            <text:p>01  03  06  12  37  42   </text:p>
          </table:table-cell>
          <table:table-cell office:value-type="float" office:value="23">
            <text:p>23</text:p>
          </table:table-cell>
          <table:table-cell office:value-type="string">
            <text:p>93年9月6日 </text:p>
          </table:table-cell>
        </table:table-row>
        <table:table-row table:style-name="ro1">
          <table:table-cell office:value-type="float" office:value="93044">
            <text:p>93044</text:p>
          </table:table-cell>
          <table:table-cell office:value-type="string">
            <text:p>93年6月1日 </text:p>
          </table:table-cell>
          <table:table-cell office:value-type="string">
            <text:p>23  26  29  30  32  35   </text:p>
          </table:table-cell>
          <table:table-cell office:value-type="float" office:value="19">
            <text:p>19</text:p>
          </table:table-cell>
          <table:table-cell office:value-type="string">
            <text:p>93年9月1日 </text:p>
          </table:table-cell>
        </table:table-row>
        <table:table-row table:style-name="ro1">
          <table:table-cell office:value-type="float" office:value="93043">
            <text:p>93043</text:p>
          </table:table-cell>
          <table:table-cell office:value-type="string">
            <text:p>93年5月28日 </text:p>
          </table:table-cell>
          <table:table-cell office:value-type="string">
            <text:p>10  20  25  27  30  40   </text:p>
          </table:table-cell>
          <table:table-cell office:value-type="float" office:value="5">
            <text:p>5</text:p>
          </table:table-cell>
          <table:table-cell office:value-type="string">
            <text:p>93年8月30日 </text:p>
          </table:table-cell>
        </table:table-row>
        <table:table-row table:style-name="ro1">
          <table:table-cell office:value-type="float" office:value="93042">
            <text:p>93042</text:p>
          </table:table-cell>
          <table:table-cell office:value-type="string">
            <text:p>93年5月25日 </text:p>
          </table:table-cell>
          <table:table-cell office:value-type="string">
            <text:p>08  10  14  17  18  21   </text:p>
          </table:table-cell>
          <table:table-cell office:value-type="float" office:value="6">
            <text:p>6</text:p>
          </table:table-cell>
          <table:table-cell office:value-type="string">
            <text:p>93年8月25日 </text:p>
          </table:table-cell>
        </table:table-row>
        <table:table-row table:style-name="ro1">
          <table:table-cell office:value-type="float" office:value="93041">
            <text:p>93041</text:p>
          </table:table-cell>
          <table:table-cell office:value-type="string">
            <text:p>93年5月21日 </text:p>
          </table:table-cell>
          <table:table-cell office:value-type="string">
            <text:p>01  12  14  20  26  42   </text:p>
          </table:table-cell>
          <table:table-cell office:value-type="float" office:value="34">
            <text:p>34</text:p>
          </table:table-cell>
          <table:table-cell office:value-type="string">
            <text:p>93年8月23日 </text:p>
          </table:table-cell>
        </table:table-row>
        <table:table-row table:style-name="ro1">
          <table:table-cell office:value-type="float" office:value="93040">
            <text:p>93040</text:p>
          </table:table-cell>
          <table:table-cell office:value-type="string">
            <text:p>93年5月18日 </text:p>
          </table:table-cell>
          <table:table-cell office:value-type="string">
            <text:p>04  07  12  27  29  37   </text:p>
          </table:table-cell>
          <table:table-cell office:value-type="float" office:value="20">
            <text:p>20</text:p>
          </table:table-cell>
          <table:table-cell office:value-type="string">
            <text:p>93年8月18日 </text:p>
          </table:table-cell>
        </table:table-row>
        <table:table-row table:style-name="ro1">
          <table:table-cell office:value-type="float" office:value="93039">
            <text:p>93039</text:p>
          </table:table-cell>
          <table:table-cell office:value-type="string">
            <text:p>93年5月14日 </text:p>
          </table:table-cell>
          <table:table-cell office:value-type="string">
            <text:p>02  04  26  36  40  41   </text:p>
          </table:table-cell>
          <table:table-cell office:value-type="float" office:value="42">
            <text:p>42</text:p>
          </table:table-cell>
          <table:table-cell office:value-type="string">
            <text:p>93年8月16日 </text:p>
          </table:table-cell>
        </table:table-row>
        <table:table-row table:style-name="ro1">
          <table:table-cell office:value-type="float" office:value="93038">
            <text:p>93038</text:p>
          </table:table-cell>
          <table:table-cell office:value-type="string">
            <text:p>93年5月11日 </text:p>
          </table:table-cell>
          <table:table-cell office:value-type="string">
            <text:p>01  20  21  22  30  40   </text:p>
          </table:table-cell>
          <table:table-cell office:value-type="float" office:value="28">
            <text:p>28</text:p>
          </table:table-cell>
          <table:table-cell office:value-type="string">
            <text:p>93年8月11日 </text:p>
          </table:table-cell>
        </table:table-row>
        <table:table-row table:style-name="ro1">
          <table:table-cell office:value-type="float" office:value="93037">
            <text:p>93037</text:p>
          </table:table-cell>
          <table:table-cell office:value-type="string">
            <text:p>93年5月7日 </text:p>
          </table:table-cell>
          <table:table-cell office:value-type="string">
            <text:p>11  18  22  24  32  42   </text:p>
          </table:table-cell>
          <table:table-cell office:value-type="float" office:value="4">
            <text:p>4</text:p>
          </table:table-cell>
          <table:table-cell office:value-type="string">
            <text:p>93年8月9日 </text:p>
          </table:table-cell>
        </table:table-row>
        <table:table-row table:style-name="ro1">
          <table:table-cell office:value-type="float" office:value="93036">
            <text:p>93036</text:p>
          </table:table-cell>
          <table:table-cell office:value-type="string">
            <text:p>93年5月4日 </text:p>
          </table:table-cell>
          <table:table-cell office:value-type="string">
            <text:p>04  13  30  32  33  42   </text:p>
          </table:table-cell>
          <table:table-cell office:value-type="float" office:value="39">
            <text:p>39</text:p>
          </table:table-cell>
          <table:table-cell office:value-type="string">
            <text:p>93年8月4日 </text:p>
          </table:table-cell>
        </table:table-row>
        <table:table-row table:style-name="ro1">
          <table:table-cell office:value-type="float" office:value="93035">
            <text:p>93035</text:p>
          </table:table-cell>
          <table:table-cell office:value-type="string">
            <text:p>93年4月30日 </text:p>
          </table:table-cell>
          <table:table-cell office:value-type="string">
            <text:p>04  08  09  34  37  42   </text:p>
          </table:table-cell>
          <table:table-cell office:value-type="float" office:value="32">
            <text:p>32</text:p>
          </table:table-cell>
          <table:table-cell office:value-type="string">
            <text:p>93年8月2日 </text:p>
          </table:table-cell>
        </table:table-row>
        <table:table-row table:style-name="ro1">
          <table:table-cell office:value-type="float" office:value="93034">
            <text:p>93034</text:p>
          </table:table-cell>
          <table:table-cell office:value-type="string">
            <text:p>93年4月27日 </text:p>
          </table:table-cell>
          <table:table-cell office:value-type="string">
            <text:p>07  25  32  37  39  41   </text:p>
          </table:table-cell>
          <table:table-cell office:value-type="float" office:value="29">
            <text:p>29</text:p>
          </table:table-cell>
          <table:table-cell office:value-type="string">
            <text:p>93年7月27日 </text:p>
          </table:table-cell>
        </table:table-row>
        <table:table-row table:style-name="ro1">
          <table:table-cell office:value-type="float" office:value="93033">
            <text:p>93033</text:p>
          </table:table-cell>
          <table:table-cell office:value-type="string">
            <text:p>93年4月23日 </text:p>
          </table:table-cell>
          <table:table-cell office:value-type="string">
            <text:p>07  13  14  16  20  42   </text:p>
          </table:table-cell>
          <table:table-cell office:value-type="float" office:value="11">
            <text:p>11</text:p>
          </table:table-cell>
          <table:table-cell office:value-type="string">
            <text:p>93年7月26日 </text:p>
          </table:table-cell>
        </table:table-row>
        <table:table-row table:style-name="ro1">
          <table:table-cell office:value-type="float" office:value="93032">
            <text:p>93032</text:p>
          </table:table-cell>
          <table:table-cell office:value-type="string">
            <text:p>93年4月20日 </text:p>
          </table:table-cell>
          <table:table-cell office:value-type="string">
            <text:p>05  17  20  26  33  35   </text:p>
          </table:table-cell>
          <table:table-cell office:value-type="float" office:value="24">
            <text:p>24</text:p>
          </table:table-cell>
          <table:table-cell office:value-type="string">
            <text:p>93年7月20日 </text:p>
          </table:table-cell>
        </table:table-row>
        <table:table-row table:style-name="ro1">
          <table:table-cell office:value-type="float" office:value="93031">
            <text:p>93031</text:p>
          </table:table-cell>
          <table:table-cell office:value-type="string">
            <text:p>93年4月16日 </text:p>
          </table:table-cell>
          <table:table-cell office:value-type="string">
            <text:p>04  09  17  29  37  40   </text:p>
          </table:table-cell>
          <table:table-cell office:value-type="float" office:value="18">
            <text:p>18</text:p>
          </table:table-cell>
          <table:table-cell office:value-type="string">
            <text:p>93年7月19日 </text:p>
          </table:table-cell>
        </table:table-row>
        <table:table-row table:style-name="ro1">
          <table:table-cell office:value-type="float" office:value="93030">
            <text:p>93030</text:p>
          </table:table-cell>
          <table:table-cell office:value-type="string">
            <text:p>93年4月13日 </text:p>
          </table:table-cell>
          <table:table-cell office:value-type="string">
            <text:p>03  08  18  20  22  28   </text:p>
          </table:table-cell>
          <table:table-cell office:value-type="float" office:value="40">
            <text:p>40</text:p>
          </table:table-cell>
          <table:table-cell office:value-type="string">
            <text:p>93年7月13日 </text:p>
          </table:table-cell>
        </table:table-row>
        <table:table-row table:style-name="ro1">
          <table:table-cell office:value-type="float" office:value="93029">
            <text:p>93029</text:p>
          </table:table-cell>
          <table:table-cell office:value-type="string">
            <text:p>93年4月9日 </text:p>
          </table:table-cell>
          <table:table-cell office:value-type="string">
            <text:p>05  15  21  29  37  41   </text:p>
          </table:table-cell>
          <table:table-cell office:value-type="float" office:value="24">
            <text:p>24</text:p>
          </table:table-cell>
          <table:table-cell office:value-type="string">
            <text:p>93年7月12日 </text:p>
          </table:table-cell>
        </table:table-row>
        <table:table-row table:style-name="ro1">
          <table:table-cell office:value-type="float" office:value="93028">
            <text:p>93028</text:p>
          </table:table-cell>
          <table:table-cell office:value-type="string">
            <text:p>93年4月6日 </text:p>
          </table:table-cell>
          <table:table-cell office:value-type="string">
            <text:p>05  10  12  23  25  35   </text:p>
          </table:table-cell>
          <table:table-cell office:value-type="float" office:value="7">
            <text:p>7</text:p>
          </table:table-cell>
          <table:table-cell office:value-type="string">
            <text:p>93年7月6日 </text:p>
          </table:table-cell>
        </table:table-row>
        <table:table-row table:style-name="ro1">
          <table:table-cell office:value-type="float" office:value="93027">
            <text:p>93027</text:p>
          </table:table-cell>
          <table:table-cell office:value-type="string">
            <text:p>93年4月2日 </text:p>
          </table:table-cell>
          <table:table-cell office:value-type="string">
            <text:p>22  31  32  33  41  42   </text:p>
          </table:table-cell>
          <table:table-cell office:value-type="float" office:value="4">
            <text:p>4</text:p>
          </table:table-cell>
          <table:table-cell office:value-type="string">
            <text:p>93年7月5日 </text:p>
          </table:table-cell>
        </table:table-row>
        <table:table-row table:style-name="ro1">
          <table:table-cell office:value-type="float" office:value="93026">
            <text:p>93026</text:p>
          </table:table-cell>
          <table:table-cell office:value-type="string">
            <text:p>93年3月30日 </text:p>
          </table:table-cell>
          <table:table-cell office:value-type="string">
            <text:p>03  05  13  17  35  42   </text:p>
          </table:table-cell>
          <table:table-cell office:value-type="float" office:value="8">
            <text:p>8</text:p>
          </table:table-cell>
          <table:table-cell office:value-type="string">
            <text:p>93年6月30日 </text:p>
          </table:table-cell>
        </table:table-row>
        <table:table-row table:style-name="ro1">
          <table:table-cell office:value-type="float" office:value="93025">
            <text:p>93025</text:p>
          </table:table-cell>
          <table:table-cell office:value-type="string">
            <text:p>93年3月26日 </text:p>
          </table:table-cell>
          <table:table-cell office:value-type="string">
            <text:p>23  27  28  33  39  40   </text:p>
          </table:table-cell>
          <table:table-cell office:value-type="float" office:value="4">
            <text:p>4</text:p>
          </table:table-cell>
          <table:table-cell office:value-type="string">
            <text:p>93年6月28日 </text:p>
          </table:table-cell>
        </table:table-row>
        <table:table-row table:style-name="ro1">
          <table:table-cell office:value-type="float" office:value="93024">
            <text:p>93024</text:p>
          </table:table-cell>
          <table:table-cell office:value-type="string">
            <text:p>93年3月23日 </text:p>
          </table:table-cell>
          <table:table-cell office:value-type="string">
            <text:p>07  11  15  30  36  41   </text:p>
          </table:table-cell>
          <table:table-cell office:value-type="float" office:value="18">
            <text:p>18</text:p>
          </table:table-cell>
          <table:table-cell office:value-type="string">
            <text:p>93年6月23日 </text:p>
          </table:table-cell>
        </table:table-row>
        <table:table-row table:style-name="ro1">
          <table:table-cell office:value-type="float" office:value="93023">
            <text:p>93023</text:p>
          </table:table-cell>
          <table:table-cell office:value-type="string">
            <text:p>93年3月19日 </text:p>
          </table:table-cell>
          <table:table-cell office:value-type="string">
            <text:p>01  21  23  24  34  35   </text:p>
          </table:table-cell>
          <table:table-cell office:value-type="float" office:value="22">
            <text:p>22</text:p>
          </table:table-cell>
          <table:table-cell office:value-type="string">
            <text:p>93年6月21日 </text:p>
          </table:table-cell>
        </table:table-row>
        <table:table-row table:style-name="ro1">
          <table:table-cell office:value-type="float" office:value="93022">
            <text:p>93022</text:p>
          </table:table-cell>
          <table:table-cell office:value-type="string">
            <text:p>93年3月16日 </text:p>
          </table:table-cell>
          <table:table-cell office:value-type="string">
            <text:p>01  04  08  18  24  40   </text:p>
          </table:table-cell>
          <table:table-cell office:value-type="float" office:value="34">
            <text:p>34</text:p>
          </table:table-cell>
          <table:table-cell office:value-type="string">
            <text:p>93年6月16日 </text:p>
          </table:table-cell>
        </table:table-row>
        <table:table-row table:style-name="ro1">
          <table:table-cell office:value-type="float" office:value="93021">
            <text:p>93021</text:p>
          </table:table-cell>
          <table:table-cell office:value-type="string">
            <text:p>93年3月12日 </text:p>
          </table:table-cell>
          <table:table-cell office:value-type="string">
            <text:p>07  08  11  17  33  37   </text:p>
          </table:table-cell>
          <table:table-cell office:value-type="float" office:value="12">
            <text:p>12</text:p>
          </table:table-cell>
          <table:table-cell office:value-type="string">
            <text:p>93年6月14日 </text:p>
          </table:table-cell>
        </table:table-row>
        <table:table-row table:style-name="ro1">
          <table:table-cell office:value-type="float" office:value="93020">
            <text:p>93020</text:p>
          </table:table-cell>
          <table:table-cell office:value-type="string">
            <text:p>93年3月9日 </text:p>
          </table:table-cell>
          <table:table-cell office:value-type="string">
            <text:p>06  12  18  25  28  36   </text:p>
          </table:table-cell>
          <table:table-cell office:value-type="float" office:value="29">
            <text:p>29</text:p>
          </table:table-cell>
          <table:table-cell office:value-type="string">
            <text:p>93年6月9日 </text:p>
          </table:table-cell>
        </table:table-row>
        <table:table-row table:style-name="ro1">
          <table:table-cell office:value-type="float" office:value="93019">
            <text:p>93019</text:p>
          </table:table-cell>
          <table:table-cell office:value-type="string">
            <text:p>93年3月5日 </text:p>
          </table:table-cell>
          <table:table-cell office:value-type="string">
            <text:p>12  19  26  35  37  42   </text:p>
          </table:table-cell>
          <table:table-cell office:value-type="float" office:value="20">
            <text:p>20</text:p>
          </table:table-cell>
          <table:table-cell office:value-type="string">
            <text:p>93年6月7日 </text:p>
          </table:table-cell>
        </table:table-row>
        <table:table-row table:style-name="ro1">
          <table:table-cell office:value-type="float" office:value="93018">
            <text:p>93018</text:p>
          </table:table-cell>
          <table:table-cell office:value-type="string">
            <text:p>93年3月2日 </text:p>
          </table:table-cell>
          <table:table-cell office:value-type="string">
            <text:p>12  13  30  35  37  40   </text:p>
          </table:table-cell>
          <table:table-cell office:value-type="float" office:value="15">
            <text:p>15</text:p>
          </table:table-cell>
          <table:table-cell office:value-type="string">
            <text:p>93年6月2日 </text:p>
          </table:table-cell>
        </table:table-row>
        <table:table-row table:style-name="ro1">
          <table:table-cell office:value-type="float" office:value="93017">
            <text:p>93017</text:p>
          </table:table-cell>
          <table:table-cell office:value-type="string">
            <text:p>93年2月27日 </text:p>
          </table:table-cell>
          <table:table-cell office:value-type="string">
            <text:p>04  11  17  26  29  33   </text:p>
          </table:table-cell>
          <table:table-cell office:value-type="float" office:value="14">
            <text:p>14</text:p>
          </table:table-cell>
          <table:table-cell office:value-type="string">
            <text:p>93年5月31日 </text:p>
          </table:table-cell>
        </table:table-row>
        <table:table-row table:style-name="ro1">
          <table:table-cell office:value-type="float" office:value="93016">
            <text:p>93016</text:p>
          </table:table-cell>
          <table:table-cell office:value-type="string">
            <text:p>93年2月24日 </text:p>
          </table:table-cell>
          <table:table-cell office:value-type="string">
            <text:p>15  18  19  24  38  41   </text:p>
          </table:table-cell>
          <table:table-cell office:value-type="float" office:value="39">
            <text:p>39</text:p>
          </table:table-cell>
          <table:table-cell office:value-type="string">
            <text:p>93年5月24日 </text:p>
          </table:table-cell>
        </table:table-row>
        <table:table-row table:style-name="ro1">
          <table:table-cell office:value-type="float" office:value="93015">
            <text:p>93015</text:p>
          </table:table-cell>
          <table:table-cell office:value-type="string">
            <text:p>93年2月20日 </text:p>
          </table:table-cell>
          <table:table-cell office:value-type="string">
            <text:p>07  11  13  29  34  41   </text:p>
          </table:table-cell>
          <table:table-cell office:value-type="float" office:value="18">
            <text:p>18</text:p>
          </table:table-cell>
          <table:table-cell office:value-type="string">
            <text:p>93年5月24日 </text:p>
          </table:table-cell>
        </table:table-row>
        <table:table-row table:style-name="ro1">
          <table:table-cell office:value-type="float" office:value="93014">
            <text:p>93014</text:p>
          </table:table-cell>
          <table:table-cell office:value-type="string">
            <text:p>93年2月17日 </text:p>
          </table:table-cell>
          <table:table-cell office:value-type="string">
            <text:p>03  05  07  12  24  32   </text:p>
          </table:table-cell>
          <table:table-cell office:value-type="float" office:value="38">
            <text:p>38</text:p>
          </table:table-cell>
          <table:table-cell office:value-type="string">
            <text:p>93年5月17日 </text:p>
          </table:table-cell>
        </table:table-row>
        <table:table-row table:style-name="ro1">
          <table:table-cell office:value-type="float" office:value="93013">
            <text:p>93013</text:p>
          </table:table-cell>
          <table:table-cell office:value-type="string">
            <text:p>93年2月13日 </text:p>
          </table:table-cell>
          <table:table-cell office:value-type="string">
            <text:p>01  06  10  14  18  25   </text:p>
          </table:table-cell>
          <table:table-cell office:value-type="float" office:value="13">
            <text:p>13</text:p>
          </table:table-cell>
          <table:table-cell office:value-type="string">
            <text:p>93年5月17日 </text:p>
          </table:table-cell>
        </table:table-row>
        <table:table-row table:style-name="ro1">
          <table:table-cell office:value-type="float" office:value="93012">
            <text:p>93012</text:p>
          </table:table-cell>
          <table:table-cell office:value-type="string">
            <text:p>93年2月10日 </text:p>
          </table:table-cell>
          <table:table-cell office:value-type="string">
            <text:p>02  08  13  26  31  38   </text:p>
          </table:table-cell>
          <table:table-cell office:value-type="float" office:value="25">
            <text:p>25</text:p>
          </table:table-cell>
          <table:table-cell office:value-type="string">
            <text:p>93年5月10日 </text:p>
          </table:table-cell>
        </table:table-row>
        <table:table-row table:style-name="ro1">
          <table:table-cell office:value-type="float" office:value="93011">
            <text:p>93011</text:p>
          </table:table-cell>
          <table:table-cell office:value-type="string">
            <text:p>93年2月6日 </text:p>
          </table:table-cell>
          <table:table-cell office:value-type="string">
            <text:p>07  09  19  20  36  37   </text:p>
          </table:table-cell>
          <table:table-cell office:value-type="float" office:value="30">
            <text:p>30</text:p>
          </table:table-cell>
          <table:table-cell office:value-type="string">
            <text:p>93年5月10日 </text:p>
          </table:table-cell>
        </table:table-row>
        <table:table-row table:style-name="ro1">
          <table:table-cell office:value-type="float" office:value="93010">
            <text:p>93010</text:p>
          </table:table-cell>
          <table:table-cell office:value-type="string">
            <text:p>93年2月3日 </text:p>
          </table:table-cell>
          <table:table-cell office:value-type="string">
            <text:p>09  17  23  36  37  40   </text:p>
          </table:table-cell>
          <table:table-cell office:value-type="float" office:value="3">
            <text:p>3</text:p>
          </table:table-cell>
          <table:table-cell office:value-type="string">
            <text:p>93年5月3日 </text:p>
          </table:table-cell>
        </table:table-row>
        <table:table-row table:style-name="ro1">
          <table:table-cell office:value-type="float" office:value="93009">
            <text:p>93009</text:p>
          </table:table-cell>
          <table:table-cell office:value-type="string">
            <text:p>93年1月30日 </text:p>
          </table:table-cell>
          <table:table-cell office:value-type="string">
            <text:p>07  11  12  32  33  34   </text:p>
          </table:table-cell>
          <table:table-cell office:value-type="float" office:value="21">
            <text:p>21</text:p>
          </table:table-cell>
          <table:table-cell office:value-type="string">
            <text:p>93年4月3日 </text:p>
          </table:table-cell>
        </table:table-row>
        <table:table-row table:style-name="ro1">
          <table:table-cell office:value-type="float" office:value="93008">
            <text:p>93008</text:p>
          </table:table-cell>
          <table:table-cell office:value-type="string">
            <text:p>93年1月27日 </text:p>
          </table:table-cell>
          <table:table-cell office:value-type="string">
            <text:p>01  06  23  31  35  37   </text:p>
          </table:table-cell>
          <table:table-cell office:value-type="float" office:value="19">
            <text:p>19</text:p>
          </table:table-cell>
          <table:table-cell office:value-type="string">
            <text:p>93年4月27日 </text:p>
          </table:table-cell>
        </table:table-row>
        <table:table-row table:style-name="ro1">
          <table:table-cell office:value-type="float" office:value="93007">
            <text:p>93007</text:p>
          </table:table-cell>
          <table:table-cell office:value-type="string">
            <text:p>93年1月23日 </text:p>
          </table:table-cell>
          <table:table-cell office:value-type="string">
            <text:p>08  09  18  23  24  36   </text:p>
          </table:table-cell>
          <table:table-cell office:value-type="float" office:value="25">
            <text:p>25</text:p>
          </table:table-cell>
          <table:table-cell office:value-type="string">
            <text:p>93年4月26日 </text:p>
          </table:table-cell>
        </table:table-row>
        <table:table-row table:style-name="ro1">
          <table:table-cell office:value-type="float" office:value="93006">
            <text:p>93006</text:p>
          </table:table-cell>
          <table:table-cell office:value-type="string">
            <text:p>93年1月20日 </text:p>
          </table:table-cell>
          <table:table-cell office:value-type="string">
            <text:p>05  19  31  33  36  38   </text:p>
          </table:table-cell>
          <table:table-cell office:value-type="float" office:value="4">
            <text:p>4</text:p>
          </table:table-cell>
          <table:table-cell office:value-type="string">
            <text:p>93年4月26日 </text:p>
          </table:table-cell>
        </table:table-row>
        <table:table-row table:style-name="ro1">
          <table:table-cell office:value-type="float" office:value="93005">
            <text:p>93005</text:p>
          </table:table-cell>
          <table:table-cell office:value-type="string">
            <text:p>93年1月16日 </text:p>
          </table:table-cell>
          <table:table-cell office:value-type="string">
            <text:p>05  11  24  33  39  40   </text:p>
          </table:table-cell>
          <table:table-cell office:value-type="float" office:value="26">
            <text:p>26</text:p>
          </table:table-cell>
          <table:table-cell office:value-type="string">
            <text:p>93年4月19日 </text:p>
          </table:table-cell>
        </table:table-row>
        <table:table-row table:style-name="ro1">
          <table:table-cell office:value-type="float" office:value="93004">
            <text:p>93004</text:p>
          </table:table-cell>
          <table:table-cell office:value-type="string">
            <text:p>93年1月13日 </text:p>
          </table:table-cell>
          <table:table-cell office:value-type="string">
            <text:p>01  06  08  09  14  25   </text:p>
          </table:table-cell>
          <table:table-cell office:value-type="float" office:value="16">
            <text:p>16</text:p>
          </table:table-cell>
          <table:table-cell office:value-type="string">
            <text:p>93年4月13日 </text:p>
          </table:table-cell>
        </table:table-row>
        <table:table-row table:style-name="ro1">
          <table:table-cell office:value-type="float" office:value="93003">
            <text:p>93003</text:p>
          </table:table-cell>
          <table:table-cell office:value-type="string">
            <text:p>93年1月9日 </text:p>
          </table:table-cell>
          <table:table-cell office:value-type="string">
            <text:p>02  12  29  32  36  41   </text:p>
          </table:table-cell>
          <table:table-cell office:value-type="float" office:value="22">
            <text:p>22</text:p>
          </table:table-cell>
          <table:table-cell office:value-type="string">
            <text:p>93年4月12日 </text:p>
          </table:table-cell>
        </table:table-row>
        <table:table-row table:style-name="ro1">
          <table:table-cell office:value-type="float" office:value="93002">
            <text:p>93002</text:p>
          </table:table-cell>
          <table:table-cell office:value-type="string">
            <text:p>93年1月6日 </text:p>
          </table:table-cell>
          <table:table-cell office:value-type="string">
            <text:p>09  12  16  28  34  39   </text:p>
          </table:table-cell>
          <table:table-cell office:value-type="float" office:value="32">
            <text:p>32</text:p>
          </table:table-cell>
          <table:table-cell office:value-type="string">
            <text:p>93年4月6日 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string">
            <text:p>93年1月2日 </text:p>
          </table:table-cell>
          <table:table-cell office:value-type="string">
            <text:p>01  02  05  22  23  40   </text:p>
          </table:table-cell>
          <table:table-cell office:value-type="float" office:value="19">
            <text:p>19</text:p>
          </table:table-cell>
          <table:table-cell office:value-type="string">
            <text:p>93年4月5日 </text:p>
          </table:table-cell>
        </table:table-row>
      </table:table>
      <table:table table:name="2005" table:style-name="ta1" table:print="false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row table:style-name="ro1">
          <table:table-cell table:style-name="ce1" office:value-type="string">
            <text:p>期數 </text:p>
          </table:table-cell>
          <table:table-cell table:style-name="ce1" office:value-type="string">
            <text:p>開獎日期 </text:p>
          </table:table-cell>
          <table:table-cell table:style-name="ce1" office:value-type="string">
            <text:p>號碼 </text:p>
          </table:table-cell>
          <table:table-cell table:style-name="ce1" office:value-type="string">
            <text:p>特別號 </text:p>
          </table:table-cell>
          <table:table-cell table:style-name="ce1" office:value-type="string">
            <text:p>兌獎截止日期</text:p>
          </table:table-cell>
        </table:table-row>
        <table:table-row table:style-name="ro1">
          <table:table-cell office:value-type="float" office:value="94104">
            <text:p>94104</text:p>
          </table:table-cell>
          <table:table-cell office:value-type="string">
            <text:p>94年12月30日 </text:p>
          </table:table-cell>
          <table:table-cell office:value-type="string">
            <text:p>02  06  08  15  29  36   </text:p>
          </table:table-cell>
          <table:table-cell office:value-type="float" office:value="19">
            <text:p>19</text:p>
          </table:table-cell>
          <table:table-cell office:value-type="string">
            <text:p>95年4月3日 </text:p>
          </table:table-cell>
        </table:table-row>
        <table:table-row table:style-name="ro1">
          <table:table-cell office:value-type="float" office:value="94103">
            <text:p>94103</text:p>
          </table:table-cell>
          <table:table-cell office:value-type="string">
            <text:p>94年12月27日 </text:p>
          </table:table-cell>
          <table:table-cell office:value-type="string">
            <text:p>02  06  07  14  16  34   </text:p>
          </table:table-cell>
          <table:table-cell office:value-type="float" office:value="20">
            <text:p>20</text:p>
          </table:table-cell>
          <table:table-cell office:value-type="string">
            <text:p>95年3月27日 </text:p>
          </table:table-cell>
        </table:table-row>
        <table:table-row table:style-name="ro1">
          <table:table-cell office:value-type="float" office:value="94102">
            <text:p>94102</text:p>
          </table:table-cell>
          <table:table-cell office:value-type="string">
            <text:p>94年12月23日 </text:p>
          </table:table-cell>
          <table:table-cell office:value-type="string">
            <text:p>04  06  21  23  26  36   </text:p>
          </table:table-cell>
          <table:table-cell office:value-type="float" office:value="7">
            <text:p>7</text:p>
          </table:table-cell>
          <table:table-cell office:value-type="string">
            <text:p>95年3月27日 </text:p>
          </table:table-cell>
        </table:table-row>
        <table:table-row table:style-name="ro1">
          <table:table-cell office:value-type="float" office:value="94101">
            <text:p>94101</text:p>
          </table:table-cell>
          <table:table-cell office:value-type="string">
            <text:p>94年12月20日 </text:p>
          </table:table-cell>
          <table:table-cell office:value-type="string">
            <text:p>08  09  16  23  34  38   </text:p>
          </table:table-cell>
          <table:table-cell office:value-type="float" office:value="13">
            <text:p>13</text:p>
          </table:table-cell>
          <table:table-cell office:value-type="string">
            <text:p>95年3月20日 </text:p>
          </table:table-cell>
        </table:table-row>
        <table:table-row table:style-name="ro1">
          <table:table-cell office:value-type="float" office:value="94100">
            <text:p>94100</text:p>
          </table:table-cell>
          <table:table-cell office:value-type="string">
            <text:p>94年12月16日 </text:p>
          </table:table-cell>
          <table:table-cell office:value-type="string">
            <text:p>05  06  07  25  27  33   </text:p>
          </table:table-cell>
          <table:table-cell office:value-type="float" office:value="14">
            <text:p>14</text:p>
          </table:table-cell>
          <table:table-cell office:value-type="string">
            <text:p>95年3月20日 </text:p>
          </table:table-cell>
        </table:table-row>
        <table:table-row table:style-name="ro1">
          <table:table-cell office:value-type="float" office:value="94099">
            <text:p>94099</text:p>
          </table:table-cell>
          <table:table-cell office:value-type="string">
            <text:p>94年12月13日 </text:p>
          </table:table-cell>
          <table:table-cell office:value-type="string">
            <text:p>02  03  16  20  21  33   </text:p>
          </table:table-cell>
          <table:table-cell office:value-type="float" office:value="11">
            <text:p>11</text:p>
          </table:table-cell>
          <table:table-cell office:value-type="string">
            <text:p>95年3月13日 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94年12月9日 </text:p>
          </table:table-cell>
          <table:table-cell office:value-type="string">
            <text:p>14  20  21  29  35  37   </text:p>
          </table:table-cell>
          <table:table-cell office:value-type="float" office:value="34">
            <text:p>34</text:p>
          </table:table-cell>
          <table:table-cell office:value-type="string">
            <text:p>95年3月13日 </text:p>
          </table:table-cell>
        </table:table-row>
        <table:table-row table:style-name="ro1">
          <table:table-cell office:value-type="float" office:value="94097">
            <text:p>94097</text:p>
          </table:table-cell>
          <table:table-cell office:value-type="string">
            <text:p>94年12月6日 </text:p>
          </table:table-cell>
          <table:table-cell office:value-type="string">
            <text:p>03  05  09  17  30  38   </text:p>
          </table:table-cell>
          <table:table-cell office:value-type="float" office:value="13">
            <text:p>13</text:p>
          </table:table-cell>
          <table:table-cell office:value-type="string">
            <text:p>95年3月6日 </text:p>
          </table:table-cell>
        </table:table-row>
        <table:table-row table:style-name="ro1">
          <table:table-cell office:value-type="float" office:value="94096">
            <text:p>94096</text:p>
          </table:table-cell>
          <table:table-cell office:value-type="string">
            <text:p>94年12月2日 </text:p>
          </table:table-cell>
          <table:table-cell office:value-type="string">
            <text:p>02  06  07  27  32  36   </text:p>
          </table:table-cell>
          <table:table-cell office:value-type="float" office:value="31">
            <text:p>31</text:p>
          </table:table-cell>
          <table:table-cell office:value-type="string">
            <text:p>95年3月6日 </text:p>
          </table:table-cell>
        </table:table-row>
        <table:table-row table:style-name="ro1">
          <table:table-cell office:value-type="float" office:value="94095">
            <text:p>94095</text:p>
          </table:table-cell>
          <table:table-cell office:value-type="string">
            <text:p>94年11月29日 </text:p>
          </table:table-cell>
          <table:table-cell office:value-type="string">
            <text:p>11  12  19  23  24  31   </text:p>
          </table:table-cell>
          <table:table-cell office:value-type="float" office:value="28">
            <text:p>28</text:p>
          </table:table-cell>
          <table:table-cell office:value-type="string">
            <text:p>95年3月1日 </text:p>
          </table:table-cell>
        </table:table-row>
        <table:table-row table:style-name="ro1">
          <table:table-cell office:value-type="float" office:value="94094">
            <text:p>94094</text:p>
          </table:table-cell>
          <table:table-cell office:value-type="string">
            <text:p>94年11月25日 </text:p>
          </table:table-cell>
          <table:table-cell office:value-type="string">
            <text:p>05  07  18  32  37  38   </text:p>
          </table:table-cell>
          <table:table-cell office:value-type="float" office:value="23">
            <text:p>23</text:p>
          </table:table-cell>
          <table:table-cell office:value-type="string">
            <text:p>95年2月27日 </text:p>
          </table:table-cell>
        </table:table-row>
        <table:table-row table:style-name="ro1">
          <table:table-cell office:value-type="float" office:value="94093">
            <text:p>94093</text:p>
          </table:table-cell>
          <table:table-cell office:value-type="string">
            <text:p>94年11月22日 </text:p>
          </table:table-cell>
          <table:table-cell office:value-type="string">
            <text:p>01  03  05  11  12  25   </text:p>
          </table:table-cell>
          <table:table-cell office:value-type="float" office:value="9">
            <text:p>9</text:p>
          </table:table-cell>
          <table:table-cell office:value-type="string">
            <text:p>95年2月22日 </text:p>
          </table:table-cell>
        </table:table-row>
        <table:table-row table:style-name="ro1">
          <table:table-cell office:value-type="float" office:value="94092">
            <text:p>94092</text:p>
          </table:table-cell>
          <table:table-cell office:value-type="string">
            <text:p>94年11月18日 </text:p>
          </table:table-cell>
          <table:table-cell office:value-type="string">
            <text:p>09  13  16  27  30  35   </text:p>
          </table:table-cell>
          <table:table-cell office:value-type="float" office:value="4">
            <text:p>4</text:p>
          </table:table-cell>
          <table:table-cell office:value-type="string">
            <text:p>95年2月20日 </text:p>
          </table:table-cell>
        </table:table-row>
        <table:table-row table:style-name="ro1">
          <table:table-cell office:value-type="float" office:value="94091">
            <text:p>94091</text:p>
          </table:table-cell>
          <table:table-cell office:value-type="string">
            <text:p>94年11月15日 </text:p>
          </table:table-cell>
          <table:table-cell office:value-type="string">
            <text:p>12  17  24  31  35  38   </text:p>
          </table:table-cell>
          <table:table-cell office:value-type="float" office:value="15">
            <text:p>15</text:p>
          </table:table-cell>
          <table:table-cell office:value-type="string">
            <text:p>95年2月15日 </text:p>
          </table:table-cell>
        </table:table-row>
        <table:table-row table:style-name="ro1">
          <table:table-cell office:value-type="float" office:value="94090">
            <text:p>94090</text:p>
          </table:table-cell>
          <table:table-cell office:value-type="string">
            <text:p>94年11月11日 </text:p>
          </table:table-cell>
          <table:table-cell office:value-type="string">
            <text:p>06  11  14  24  31  37   </text:p>
          </table:table-cell>
          <table:table-cell office:value-type="float" office:value="9">
            <text:p>9</text:p>
          </table:table-cell>
          <table:table-cell office:value-type="string">
            <text:p>95年2月13日 </text:p>
          </table:table-cell>
        </table:table-row>
        <table:table-row table:style-name="ro1">
          <table:table-cell office:value-type="float" office:value="94089">
            <text:p>94089</text:p>
          </table:table-cell>
          <table:table-cell office:value-type="string">
            <text:p>94年11月8日 </text:p>
          </table:table-cell>
          <table:table-cell office:value-type="string">
            <text:p>01  08  11  14  16  33   </text:p>
          </table:table-cell>
          <table:table-cell office:value-type="float" office:value="38">
            <text:p>38</text:p>
          </table:table-cell>
          <table:table-cell office:value-type="string">
            <text:p>95年2月8日 </text:p>
          </table:table-cell>
        </table:table-row>
        <table:table-row table:style-name="ro1">
          <table:table-cell office:value-type="float" office:value="94088">
            <text:p>94088</text:p>
          </table:table-cell>
          <table:table-cell office:value-type="string">
            <text:p>94年11月4日 </text:p>
          </table:table-cell>
          <table:table-cell office:value-type="string">
            <text:p>07  11  20  31  32  33   </text:p>
          </table:table-cell>
          <table:table-cell office:value-type="float" office:value="10">
            <text:p>10</text:p>
          </table:table-cell>
          <table:table-cell office:value-type="string">
            <text:p>95年2月6日 </text:p>
          </table:table-cell>
        </table:table-row>
        <table:table-row table:style-name="ro1">
          <table:table-cell office:value-type="float" office:value="94087">
            <text:p>94087</text:p>
          </table:table-cell>
          <table:table-cell office:value-type="string">
            <text:p>94年11月1日 </text:p>
          </table:table-cell>
          <table:table-cell office:value-type="string">
            <text:p>09  10  12  24  30  32   </text:p>
          </table:table-cell>
          <table:table-cell office:value-type="float" office:value="19">
            <text:p>19</text:p>
          </table:table-cell>
          <table:table-cell office:value-type="string">
            <text:p>95年2月3日 </text:p>
          </table:table-cell>
        </table:table-row>
        <table:table-row table:style-name="ro1">
          <table:table-cell office:value-type="float" office:value="94086">
            <text:p>94086</text:p>
          </table:table-cell>
          <table:table-cell office:value-type="string">
            <text:p>94年10月28日 </text:p>
          </table:table-cell>
          <table:table-cell office:value-type="string">
            <text:p>16  25  26  32  34  35   </text:p>
          </table:table-cell>
          <table:table-cell office:value-type="float" office:value="17">
            <text:p>17</text:p>
          </table:table-cell>
          <table:table-cell office:value-type="string">
            <text:p>95年2月3日 </text:p>
          </table:table-cell>
        </table:table-row>
        <table:table-row table:style-name="ro1">
          <table:table-cell office:value-type="float" office:value="94085">
            <text:p>94085</text:p>
          </table:table-cell>
          <table:table-cell office:value-type="string">
            <text:p>94年10月25日 </text:p>
          </table:table-cell>
          <table:table-cell office:value-type="string">
            <text:p>09  25  27  29  30  31   </text:p>
          </table:table-cell>
          <table:table-cell office:value-type="float" office:value="24">
            <text:p>24</text:p>
          </table:table-cell>
          <table:table-cell office:value-type="string">
            <text:p>95年1月25日 </text:p>
          </table:table-cell>
        </table:table-row>
        <table:table-row table:style-name="ro1">
          <table:table-cell office:value-type="float" office:value="94084">
            <text:p>94084</text:p>
          </table:table-cell>
          <table:table-cell office:value-type="string">
            <text:p>94年10月21日 </text:p>
          </table:table-cell>
          <table:table-cell office:value-type="string">
            <text:p>03  15  21  29  34  38   </text:p>
          </table:table-cell>
          <table:table-cell office:value-type="float" office:value="16">
            <text:p>16</text:p>
          </table:table-cell>
          <table:table-cell office:value-type="string">
            <text:p>95年1月23日 </text:p>
          </table:table-cell>
        </table:table-row>
        <table:table-row table:style-name="ro1">
          <table:table-cell office:value-type="float" office:value="94083">
            <text:p>94083</text:p>
          </table:table-cell>
          <table:table-cell office:value-type="string">
            <text:p>94年10月18日 </text:p>
          </table:table-cell>
          <table:table-cell office:value-type="string">
            <text:p>02  04  12  19  23  32   </text:p>
          </table:table-cell>
          <table:table-cell office:value-type="float" office:value="15">
            <text:p>15</text:p>
          </table:table-cell>
          <table:table-cell office:value-type="string">
            <text:p>95年1月18日 </text:p>
          </table:table-cell>
        </table:table-row>
        <table:table-row table:style-name="ro1">
          <table:table-cell office:value-type="float" office:value="94082">
            <text:p>94082</text:p>
          </table:table-cell>
          <table:table-cell office:value-type="string">
            <text:p>94年10月14日 </text:p>
          </table:table-cell>
          <table:table-cell office:value-type="string">
            <text:p>01  14  16  21  26  37   </text:p>
          </table:table-cell>
          <table:table-cell office:value-type="float" office:value="15">
            <text:p>15</text:p>
          </table:table-cell>
          <table:table-cell office:value-type="string">
            <text:p>95年1月16日 </text:p>
          </table:table-cell>
        </table:table-row>
        <table:table-row table:style-name="ro1">
          <table:table-cell office:value-type="float" office:value="94081">
            <text:p>94081</text:p>
          </table:table-cell>
          <table:table-cell office:value-type="string">
            <text:p>94年10月11日 </text:p>
          </table:table-cell>
          <table:table-cell office:value-type="string">
            <text:p>11  18  19  24  26  38   </text:p>
          </table:table-cell>
          <table:table-cell office:value-type="float" office:value="2">
            <text:p>2</text:p>
          </table:table-cell>
          <table:table-cell office:value-type="string">
            <text:p>95年1月11日 </text:p>
          </table:table-cell>
        </table:table-row>
        <table:table-row table:style-name="ro1">
          <table:table-cell office:value-type="float" office:value="94080">
            <text:p>94080</text:p>
          </table:table-cell>
          <table:table-cell office:value-type="string">
            <text:p>94年10月7日 </text:p>
          </table:table-cell>
          <table:table-cell office:value-type="string">
            <text:p>07  14  19  20  26  35   </text:p>
          </table:table-cell>
          <table:table-cell office:value-type="float" office:value="22">
            <text:p>22</text:p>
          </table:table-cell>
          <table:table-cell office:value-type="string">
            <text:p>95年1月10日 </text:p>
          </table:table-cell>
        </table:table-row>
        <table:table-row table:style-name="ro1">
          <table:table-cell office:value-type="float" office:value="94079">
            <text:p>94079</text:p>
          </table:table-cell>
          <table:table-cell office:value-type="string">
            <text:p>94年10月4日 </text:p>
          </table:table-cell>
          <table:table-cell office:value-type="string">
            <text:p>06  12  13  19  20  28   </text:p>
          </table:table-cell>
          <table:table-cell office:value-type="float" office:value="17">
            <text:p>17</text:p>
          </table:table-cell>
          <table:table-cell office:value-type="string">
            <text:p>95年1月4日 </text:p>
          </table:table-cell>
        </table:table-row>
        <table:table-row table:style-name="ro1">
          <table:table-cell office:value-type="float" office:value="94078">
            <text:p>94078</text:p>
          </table:table-cell>
          <table:table-cell office:value-type="string">
            <text:p>94年9月30日 </text:p>
          </table:table-cell>
          <table:table-cell office:value-type="string">
            <text:p>05  08  14  19  21  36   </text:p>
          </table:table-cell>
          <table:table-cell office:value-type="float" office:value="2">
            <text:p>2</text:p>
          </table:table-cell>
          <table:table-cell office:value-type="string">
            <text:p>95年1月2日 </text:p>
          </table:table-cell>
        </table:table-row>
        <table:table-row table:style-name="ro1">
          <table:table-cell office:value-type="float" office:value="94077">
            <text:p>94077</text:p>
          </table:table-cell>
          <table:table-cell office:value-type="string">
            <text:p>94年9月27日 </text:p>
          </table:table-cell>
          <table:table-cell office:value-type="string">
            <text:p>01  11  18  20  23  36   </text:p>
          </table:table-cell>
          <table:table-cell office:value-type="float" office:value="38">
            <text:p>38</text:p>
          </table:table-cell>
          <table:table-cell office:value-type="string">
            <text:p>94年12月27日 </text:p>
          </table:table-cell>
        </table:table-row>
        <table:table-row table:style-name="ro1">
          <table:table-cell office:value-type="float" office:value="94076">
            <text:p>94076</text:p>
          </table:table-cell>
          <table:table-cell office:value-type="string">
            <text:p>94年9月23日 </text:p>
          </table:table-cell>
          <table:table-cell office:value-type="string">
            <text:p>08  17  27  32  35  37   </text:p>
          </table:table-cell>
          <table:table-cell office:value-type="float" office:value="4">
            <text:p>4</text:p>
          </table:table-cell>
          <table:table-cell office:value-type="string">
            <text:p>94年12月26日 </text:p>
          </table:table-cell>
        </table:table-row>
        <table:table-row table:style-name="ro1">
          <table:table-cell office:value-type="float" office:value="94075">
            <text:p>94075</text:p>
          </table:table-cell>
          <table:table-cell office:value-type="string">
            <text:p>94年9月20日 </text:p>
          </table:table-cell>
          <table:table-cell office:value-type="string">
            <text:p>21  23  29  32  35  38   </text:p>
          </table:table-cell>
          <table:table-cell office:value-type="float" office:value="6">
            <text:p>6</text:p>
          </table:table-cell>
          <table:table-cell office:value-type="string">
            <text:p>94年12月20日 </text:p>
          </table:table-cell>
        </table:table-row>
        <table:table-row table:style-name="ro1">
          <table:table-cell office:value-type="float" office:value="94074">
            <text:p>94074</text:p>
          </table:table-cell>
          <table:table-cell office:value-type="string">
            <text:p>94年9月16日 </text:p>
          </table:table-cell>
          <table:table-cell office:value-type="string">
            <text:p>06  08  10  12  13  18   </text:p>
          </table:table-cell>
          <table:table-cell office:value-type="float" office:value="21">
            <text:p>21</text:p>
          </table:table-cell>
          <table:table-cell office:value-type="string">
            <text:p>94年12月19日 </text:p>
          </table:table-cell>
        </table:table-row>
        <table:table-row table:style-name="ro1">
          <table:table-cell office:value-type="float" office:value="94073">
            <text:p>94073</text:p>
          </table:table-cell>
          <table:table-cell office:value-type="string">
            <text:p>94年9月13日 </text:p>
          </table:table-cell>
          <table:table-cell office:value-type="string">
            <text:p>03  07  13  15  23  27   </text:p>
          </table:table-cell>
          <table:table-cell office:value-type="float" office:value="6">
            <text:p>6</text:p>
          </table:table-cell>
          <table:table-cell office:value-type="string">
            <text:p>94年12月13日 </text:p>
          </table:table-cell>
        </table:table-row>
        <table:table-row table:style-name="ro1">
          <table:table-cell office:value-type="float" office:value="94072">
            <text:p>94072</text:p>
          </table:table-cell>
          <table:table-cell office:value-type="string">
            <text:p>94年9月9日 </text:p>
          </table:table-cell>
          <table:table-cell office:value-type="string">
            <text:p>01  11  13  14  17  37   </text:p>
          </table:table-cell>
          <table:table-cell office:value-type="float" office:value="30">
            <text:p>30</text:p>
          </table:table-cell>
          <table:table-cell office:value-type="string">
            <text:p>94年12月12日 </text:p>
          </table:table-cell>
        </table:table-row>
        <table:table-row table:style-name="ro1">
          <table:table-cell office:value-type="float" office:value="94071">
            <text:p>94071</text:p>
          </table:table-cell>
          <table:table-cell office:value-type="string">
            <text:p>94年9月6日 </text:p>
          </table:table-cell>
          <table:table-cell office:value-type="string">
            <text:p>11  16  20  25  30  35   </text:p>
          </table:table-cell>
          <table:table-cell office:value-type="float" office:value="31">
            <text:p>31</text:p>
          </table:table-cell>
          <table:table-cell office:value-type="string">
            <text:p>94年12月6日 </text:p>
          </table:table-cell>
        </table:table-row>
        <table:table-row table:style-name="ro1">
          <table:table-cell office:value-type="float" office:value="94070">
            <text:p>94070</text:p>
          </table:table-cell>
          <table:table-cell office:value-type="string">
            <text:p>94年9月2日 </text:p>
          </table:table-cell>
          <table:table-cell office:value-type="string">
            <text:p>09  12  15  18  27  29   </text:p>
          </table:table-cell>
          <table:table-cell office:value-type="float" office:value="35">
            <text:p>35</text:p>
          </table:table-cell>
          <table:table-cell office:value-type="string">
            <text:p>94年12月5日 </text:p>
          </table:table-cell>
        </table:table-row>
        <table:table-row table:style-name="ro1">
          <table:table-cell office:value-type="float" office:value="94069">
            <text:p>94069</text:p>
          </table:table-cell>
          <table:table-cell office:value-type="string">
            <text:p>94年8月30日 </text:p>
          </table:table-cell>
          <table:table-cell office:value-type="string">
            <text:p>03  08  22  24  29  33   </text:p>
          </table:table-cell>
          <table:table-cell office:value-type="float" office:value="16">
            <text:p>16</text:p>
          </table:table-cell>
          <table:table-cell office:value-type="string">
            <text:p>94年11月30日 </text:p>
          </table:table-cell>
        </table:table-row>
        <table:table-row table:style-name="ro1">
          <table:table-cell office:value-type="float" office:value="94068">
            <text:p>94068</text:p>
          </table:table-cell>
          <table:table-cell office:value-type="string">
            <text:p>94年8月26日 </text:p>
          </table:table-cell>
          <table:table-cell office:value-type="string">
            <text:p>04  19  20  23  26  37   </text:p>
          </table:table-cell>
          <table:table-cell office:value-type="float" office:value="7">
            <text:p>7</text:p>
          </table:table-cell>
          <table:table-cell office:value-type="string">
            <text:p>94年11月28日 </text:p>
          </table:table-cell>
        </table:table-row>
        <table:table-row table:style-name="ro1">
          <table:table-cell office:value-type="float" office:value="94067">
            <text:p>94067</text:p>
          </table:table-cell>
          <table:table-cell office:value-type="string">
            <text:p>94年8月23日 </text:p>
          </table:table-cell>
          <table:table-cell office:value-type="string">
            <text:p>06  08  15  19  24  25   </text:p>
          </table:table-cell>
          <table:table-cell office:value-type="float" office:value="11">
            <text:p>11</text:p>
          </table:table-cell>
          <table:table-cell office:value-type="string">
            <text:p>94年11月23日 </text:p>
          </table:table-cell>
        </table:table-row>
        <table:table-row table:style-name="ro1">
          <table:table-cell office:value-type="float" office:value="94066">
            <text:p>94066</text:p>
          </table:table-cell>
          <table:table-cell office:value-type="string">
            <text:p>94年8月19日 </text:p>
          </table:table-cell>
          <table:table-cell office:value-type="string">
            <text:p>04  16  19  29  32  37   </text:p>
          </table:table-cell>
          <table:table-cell office:value-type="float" office:value="27">
            <text:p>27</text:p>
          </table:table-cell>
          <table:table-cell office:value-type="string">
            <text:p>94年11月21日 </text:p>
          </table:table-cell>
        </table:table-row>
        <table:table-row table:style-name="ro1">
          <table:table-cell office:value-type="float" office:value="94065">
            <text:p>94065</text:p>
          </table:table-cell>
          <table:table-cell office:value-type="string">
            <text:p>94年8月16日 </text:p>
          </table:table-cell>
          <table:table-cell office:value-type="string">
            <text:p>10  12  18  25  32  38   </text:p>
          </table:table-cell>
          <table:table-cell office:value-type="float" office:value="1">
            <text:p>1</text:p>
          </table:table-cell>
          <table:table-cell office:value-type="string">
            <text:p>94年11月16日 </text:p>
          </table:table-cell>
        </table:table-row>
        <table:table-row table:style-name="ro1">
          <table:table-cell office:value-type="float" office:value="94064">
            <text:p>94064</text:p>
          </table:table-cell>
          <table:table-cell office:value-type="string">
            <text:p>94年8月12日 </text:p>
          </table:table-cell>
          <table:table-cell office:value-type="string">
            <text:p>20  23  24  25  27  33   </text:p>
          </table:table-cell>
          <table:table-cell office:value-type="float" office:value="26">
            <text:p>26</text:p>
          </table:table-cell>
          <table:table-cell office:value-type="string">
            <text:p>94年11月14日 </text:p>
          </table:table-cell>
        </table:table-row>
        <table:table-row table:style-name="ro1">
          <table:table-cell office:value-type="float" office:value="94063">
            <text:p>94063</text:p>
          </table:table-cell>
          <table:table-cell office:value-type="string">
            <text:p>94年8月9日 </text:p>
          </table:table-cell>
          <table:table-cell office:value-type="string">
            <text:p>04  06  15  20  32  35   </text:p>
          </table:table-cell>
          <table:table-cell office:value-type="float" office:value="12">
            <text:p>12</text:p>
          </table:table-cell>
          <table:table-cell office:value-type="string">
            <text:p>94年11月9日 </text:p>
          </table:table-cell>
        </table:table-row>
        <table:table-row table:style-name="ro1">
          <table:table-cell office:value-type="float" office:value="94062">
            <text:p>94062</text:p>
          </table:table-cell>
          <table:table-cell office:value-type="string">
            <text:p>94年8月5日 </text:p>
          </table:table-cell>
          <table:table-cell office:value-type="string">
            <text:p>08  12  17  19  35  36   </text:p>
          </table:table-cell>
          <table:table-cell office:value-type="float" office:value="23">
            <text:p>23</text:p>
          </table:table-cell>
          <table:table-cell office:value-type="string">
            <text:p>94年11月7日 </text:p>
          </table:table-cell>
        </table:table-row>
        <table:table-row table:style-name="ro1">
          <table:table-cell office:value-type="float" office:value="94061">
            <text:p>94061</text:p>
          </table:table-cell>
          <table:table-cell office:value-type="string">
            <text:p>94年8月2日 </text:p>
          </table:table-cell>
          <table:table-cell office:value-type="string">
            <text:p>01  03  11  14  20  30   </text:p>
          </table:table-cell>
          <table:table-cell office:value-type="float" office:value="23">
            <text:p>23</text:p>
          </table:table-cell>
          <table:table-cell office:value-type="string">
            <text:p>94年11月2日 </text:p>
          </table:table-cell>
        </table:table-row>
        <table:table-row table:style-name="ro1">
          <table:table-cell office:value-type="float" office:value="94060">
            <text:p>94060</text:p>
          </table:table-cell>
          <table:table-cell office:value-type="string">
            <text:p>94年7月29日 </text:p>
          </table:table-cell>
          <table:table-cell office:value-type="string">
            <text:p>06  08  15  17  20  34   </text:p>
          </table:table-cell>
          <table:table-cell office:value-type="float" office:value="27">
            <text:p>27</text:p>
          </table:table-cell>
          <table:table-cell office:value-type="string">
            <text:p>94年10月31日 </text:p>
          </table:table-cell>
        </table:table-row>
        <table:table-row table:style-name="ro1">
          <table:table-cell office:value-type="float" office:value="94059">
            <text:p>94059</text:p>
          </table:table-cell>
          <table:table-cell office:value-type="string">
            <text:p>94年7月26日 </text:p>
          </table:table-cell>
          <table:table-cell office:value-type="string">
            <text:p>01  21  27  28  33  37   </text:p>
          </table:table-cell>
          <table:table-cell office:value-type="float" office:value="26">
            <text:p>26</text:p>
          </table:table-cell>
          <table:table-cell office:value-type="string">
            <text:p>94年10月26日 </text:p>
          </table:table-cell>
        </table:table-row>
        <table:table-row table:style-name="ro1">
          <table:table-cell office:value-type="float" office:value="94058">
            <text:p>94058</text:p>
          </table:table-cell>
          <table:table-cell office:value-type="string">
            <text:p>94年7月22日 </text:p>
          </table:table-cell>
          <table:table-cell office:value-type="string">
            <text:p>06  17  21  31  34  37   </text:p>
          </table:table-cell>
          <table:table-cell office:value-type="float" office:value="8">
            <text:p>8</text:p>
          </table:table-cell>
          <table:table-cell office:value-type="string">
            <text:p>94年10月24日 </text:p>
          </table:table-cell>
        </table:table-row>
        <table:table-row table:style-name="ro1">
          <table:table-cell office:value-type="float" office:value="94057">
            <text:p>94057</text:p>
          </table:table-cell>
          <table:table-cell office:value-type="string">
            <text:p>94年7月19日 </text:p>
          </table:table-cell>
          <table:table-cell office:value-type="string">
            <text:p>07  08  12  16  22  31   </text:p>
          </table:table-cell>
          <table:table-cell office:value-type="float" office:value="34">
            <text:p>34</text:p>
          </table:table-cell>
          <table:table-cell office:value-type="string">
            <text:p>94年10月19日 </text:p>
          </table:table-cell>
        </table:table-row>
        <table:table-row table:style-name="ro1">
          <table:table-cell office:value-type="float" office:value="94056">
            <text:p>94056</text:p>
          </table:table-cell>
          <table:table-cell office:value-type="string">
            <text:p>94年7月15日 </text:p>
          </table:table-cell>
          <table:table-cell office:value-type="string">
            <text:p>09  15  16  17  25  28   </text:p>
          </table:table-cell>
          <table:table-cell office:value-type="float" office:value="23">
            <text:p>23</text:p>
          </table:table-cell>
          <table:table-cell office:value-type="string">
            <text:p>94年10月19日 </text:p>
          </table:table-cell>
        </table:table-row>
        <table:table-row table:style-name="ro1">
          <table:table-cell office:value-type="float" office:value="94055">
            <text:p>94055</text:p>
          </table:table-cell>
          <table:table-cell office:value-type="string">
            <text:p>94年7月12日 </text:p>
          </table:table-cell>
          <table:table-cell office:value-type="string">
            <text:p>04  06  09  11  18  19   </text:p>
          </table:table-cell>
          <table:table-cell office:value-type="float" office:value="10">
            <text:p>10</text:p>
          </table:table-cell>
          <table:table-cell office:value-type="string">
            <text:p>94年10月12日 </text:p>
          </table:table-cell>
        </table:table-row>
        <table:table-row table:style-name="ro1">
          <table:table-cell office:value-type="float" office:value="94054">
            <text:p>94054</text:p>
          </table:table-cell>
          <table:table-cell office:value-type="string">
            <text:p>94年7月8日 </text:p>
          </table:table-cell>
          <table:table-cell office:value-type="string">
            <text:p>04  07  24  32  34  38   </text:p>
          </table:table-cell>
          <table:table-cell office:value-type="float" office:value="1">
            <text:p>1</text:p>
          </table:table-cell>
          <table:table-cell office:value-type="string">
            <text:p>94年10月11日 </text:p>
          </table:table-cell>
        </table:table-row>
        <table:table-row table:style-name="ro1">
          <table:table-cell office:value-type="float" office:value="94053">
            <text:p>94053</text:p>
          </table:table-cell>
          <table:table-cell office:value-type="string">
            <text:p>94年7月5日 </text:p>
          </table:table-cell>
          <table:table-cell office:value-type="string">
            <text:p>01  08  10  12  16  38   </text:p>
          </table:table-cell>
          <table:table-cell office:value-type="float" office:value="30">
            <text:p>30</text:p>
          </table:table-cell>
          <table:table-cell office:value-type="string">
            <text:p>94年10月5日 </text:p>
          </table:table-cell>
        </table:table-row>
        <table:table-row table:style-name="ro1">
          <table:table-cell office:value-type="float" office:value="94052">
            <text:p>94052</text:p>
          </table:table-cell>
          <table:table-cell office:value-type="string">
            <text:p>94年7月1日 </text:p>
          </table:table-cell>
          <table:table-cell office:value-type="string">
            <text:p>01  14  21  24  36  37   </text:p>
          </table:table-cell>
          <table:table-cell office:value-type="float" office:value="23">
            <text:p>23</text:p>
          </table:table-cell>
          <table:table-cell office:value-type="string">
            <text:p>94年10月3日 </text:p>
          </table:table-cell>
        </table:table-row>
        <table:table-row table:style-name="ro1">
          <table:table-cell office:value-type="float" office:value="94051">
            <text:p>94051</text:p>
          </table:table-cell>
          <table:table-cell office:value-type="string">
            <text:p>94年6月28日 </text:p>
          </table:table-cell>
          <table:table-cell office:value-type="string">
            <text:p>05  09  21  25  32  36   </text:p>
          </table:table-cell>
          <table:table-cell office:value-type="float" office:value="37">
            <text:p>37</text:p>
          </table:table-cell>
          <table:table-cell office:value-type="string">
            <text:p>94年9月28日 </text:p>
          </table:table-cell>
        </table:table-row>
        <table:table-row table:style-name="ro1">
          <table:table-cell office:value-type="float" office:value="94050">
            <text:p>94050</text:p>
          </table:table-cell>
          <table:table-cell office:value-type="string">
            <text:p>94年6月24日 </text:p>
          </table:table-cell>
          <table:table-cell office:value-type="string">
            <text:p>17  22  23  28  30  38   </text:p>
          </table:table-cell>
          <table:table-cell office:value-type="float" office:value="8">
            <text:p>8</text:p>
          </table:table-cell>
          <table:table-cell office:value-type="string">
            <text:p>94年9月26日 </text:p>
          </table:table-cell>
        </table:table-row>
        <table:table-row table:style-name="ro1">
          <table:table-cell office:value-type="float" office:value="94049">
            <text:p>94049</text:p>
          </table:table-cell>
          <table:table-cell office:value-type="string">
            <text:p>94年6月21日 </text:p>
          </table:table-cell>
          <table:table-cell office:value-type="string">
            <text:p>03  04  05  19  20  29   </text:p>
          </table:table-cell>
          <table:table-cell office:value-type="float" office:value="11">
            <text:p>11</text:p>
          </table:table-cell>
          <table:table-cell office:value-type="string">
            <text:p>94年9月21日 </text:p>
          </table:table-cell>
        </table:table-row>
        <table:table-row table:style-name="ro1">
          <table:table-cell office:value-type="float" office:value="94048">
            <text:p>94048</text:p>
          </table:table-cell>
          <table:table-cell office:value-type="string">
            <text:p>94年6月17日 </text:p>
          </table:table-cell>
          <table:table-cell office:value-type="string">
            <text:p>01  06  10  12  29  36   </text:p>
          </table:table-cell>
          <table:table-cell office:value-type="float" office:value="25">
            <text:p>25</text:p>
          </table:table-cell>
          <table:table-cell office:value-type="string">
            <text:p>94年9月17日 </text:p>
          </table:table-cell>
        </table:table-row>
        <table:table-row table:style-name="ro1">
          <table:table-cell office:value-type="float" office:value="94047">
            <text:p>94047</text:p>
          </table:table-cell>
          <table:table-cell office:value-type="string">
            <text:p>94年6月14日 </text:p>
          </table:table-cell>
          <table:table-cell office:value-type="string">
            <text:p>02  04  12  14  18  30   </text:p>
          </table:table-cell>
          <table:table-cell office:value-type="float" office:value="5">
            <text:p>5</text:p>
          </table:table-cell>
          <table:table-cell office:value-type="string">
            <text:p>94年9月14日 </text:p>
          </table:table-cell>
        </table:table-row>
        <table:table-row table:style-name="ro1">
          <table:table-cell office:value-type="float" office:value="94046">
            <text:p>94046</text:p>
          </table:table-cell>
          <table:table-cell office:value-type="string">
            <text:p>94年6月10日 </text:p>
          </table:table-cell>
          <table:table-cell office:value-type="string">
            <text:p>03  04  19  28  29  30   </text:p>
          </table:table-cell>
          <table:table-cell office:value-type="float" office:value="15">
            <text:p>15</text:p>
          </table:table-cell>
          <table:table-cell office:value-type="string">
            <text:p>94年9月12日 </text:p>
          </table:table-cell>
        </table:table-row>
        <table:table-row table:style-name="ro1">
          <table:table-cell office:value-type="float" office:value="94045">
            <text:p>94045</text:p>
          </table:table-cell>
          <table:table-cell office:value-type="string">
            <text:p>94年6月7日 </text:p>
          </table:table-cell>
          <table:table-cell office:value-type="string">
            <text:p>01  09  19  25  31  34   </text:p>
          </table:table-cell>
          <table:table-cell office:value-type="float" office:value="5">
            <text:p>5</text:p>
          </table:table-cell>
          <table:table-cell office:value-type="string">
            <text:p>94年9月7日 </text:p>
          </table:table-cell>
        </table:table-row>
        <table:table-row table:style-name="ro1">
          <table:table-cell office:value-type="float" office:value="94044">
            <text:p>94044</text:p>
          </table:table-cell>
          <table:table-cell office:value-type="string">
            <text:p>94年6月3日 </text:p>
          </table:table-cell>
          <table:table-cell office:value-type="string">
            <text:p>11  18  26  29  34  35   </text:p>
          </table:table-cell>
          <table:table-cell office:value-type="float" office:value="30">
            <text:p>30</text:p>
          </table:table-cell>
          <table:table-cell office:value-type="string">
            <text:p>94年9月5日 </text:p>
          </table:table-cell>
        </table:table-row>
        <table:table-row table:style-name="ro1">
          <table:table-cell office:value-type="float" office:value="94043">
            <text:p>94043</text:p>
          </table:table-cell>
          <table:table-cell office:value-type="string">
            <text:p>94年5月31日 </text:p>
          </table:table-cell>
          <table:table-cell office:value-type="string">
            <text:p>14  25  26  34  37  38   </text:p>
          </table:table-cell>
          <table:table-cell office:value-type="float" office:value="8">
            <text:p>8</text:p>
          </table:table-cell>
          <table:table-cell office:value-type="string">
            <text:p>94年9月1日 </text:p>
          </table:table-cell>
        </table:table-row>
        <table:table-row table:style-name="ro1">
          <table:table-cell office:value-type="float" office:value="94042">
            <text:p>94042</text:p>
          </table:table-cell>
          <table:table-cell office:value-type="string">
            <text:p>94年5月27日 </text:p>
          </table:table-cell>
          <table:table-cell office:value-type="string">
            <text:p>02  09  12  17  20  37   </text:p>
          </table:table-cell>
          <table:table-cell office:value-type="float" office:value="34">
            <text:p>34</text:p>
          </table:table-cell>
          <table:table-cell office:value-type="string">
            <text:p>94年8月29日 </text:p>
          </table:table-cell>
        </table:table-row>
        <table:table-row table:style-name="ro1">
          <table:table-cell office:value-type="float" office:value="94041">
            <text:p>94041</text:p>
          </table:table-cell>
          <table:table-cell office:value-type="string">
            <text:p>94年5月24日 </text:p>
          </table:table-cell>
          <table:table-cell office:value-type="string">
            <text:p>10  11  22  26  30  37   </text:p>
          </table:table-cell>
          <table:table-cell office:value-type="float" office:value="1">
            <text:p>1</text:p>
          </table:table-cell>
          <table:table-cell office:value-type="string">
            <text:p>94年8月24日 </text:p>
          </table:table-cell>
        </table:table-row>
        <table:table-row table:style-name="ro1">
          <table:table-cell office:value-type="float" office:value="94040">
            <text:p>94040</text:p>
          </table:table-cell>
          <table:table-cell office:value-type="string">
            <text:p>94年5月20日 </text:p>
          </table:table-cell>
          <table:table-cell office:value-type="string">
            <text:p>04  05  14  17  35  37   </text:p>
          </table:table-cell>
          <table:table-cell office:value-type="float" office:value="34">
            <text:p>34</text:p>
          </table:table-cell>
          <table:table-cell office:value-type="string">
            <text:p>94年8月22日 </text:p>
          </table:table-cell>
        </table:table-row>
        <table:table-row table:style-name="ro1">
          <table:table-cell office:value-type="float" office:value="94039">
            <text:p>94039</text:p>
          </table:table-cell>
          <table:table-cell office:value-type="string">
            <text:p>94年5月17日 </text:p>
          </table:table-cell>
          <table:table-cell office:value-type="string">
            <text:p>01  05  08  09  26  29   </text:p>
          </table:table-cell>
          <table:table-cell office:value-type="float" office:value="22">
            <text:p>22</text:p>
          </table:table-cell>
          <table:table-cell office:value-type="string">
            <text:p>94年8月17日 </text:p>
          </table:table-cell>
        </table:table-row>
        <table:table-row table:style-name="ro1">
          <table:table-cell office:value-type="float" office:value="94038">
            <text:p>94038</text:p>
          </table:table-cell>
          <table:table-cell office:value-type="string">
            <text:p>94年5月13日 </text:p>
          </table:table-cell>
          <table:table-cell office:value-type="string">
            <text:p>07  20  21  23  25  34   </text:p>
          </table:table-cell>
          <table:table-cell office:value-type="float" office:value="10">
            <text:p>10</text:p>
          </table:table-cell>
          <table:table-cell office:value-type="string">
            <text:p>94年8月15日 </text:p>
          </table:table-cell>
        </table:table-row>
        <table:table-row table:style-name="ro1">
          <table:table-cell office:value-type="float" office:value="94037">
            <text:p>94037</text:p>
          </table:table-cell>
          <table:table-cell office:value-type="string">
            <text:p>94年5月10日 </text:p>
          </table:table-cell>
          <table:table-cell office:value-type="string">
            <text:p>04  13  15  24  33  35   </text:p>
          </table:table-cell>
          <table:table-cell office:value-type="float" office:value="26">
            <text:p>26</text:p>
          </table:table-cell>
          <table:table-cell office:value-type="string">
            <text:p>94年8月10日 </text:p>
          </table:table-cell>
        </table:table-row>
        <table:table-row table:style-name="ro1">
          <table:table-cell office:value-type="float" office:value="94036">
            <text:p>94036</text:p>
          </table:table-cell>
          <table:table-cell office:value-type="string">
            <text:p>94年5月6日 </text:p>
          </table:table-cell>
          <table:table-cell office:value-type="string">
            <text:p>08  15  19  23  27  37   </text:p>
          </table:table-cell>
          <table:table-cell office:value-type="float" office:value="33">
            <text:p>33</text:p>
          </table:table-cell>
          <table:table-cell office:value-type="string">
            <text:p>94年8月8日 </text:p>
          </table:table-cell>
        </table:table-row>
        <table:table-row table:style-name="ro1">
          <table:table-cell office:value-type="float" office:value="94035">
            <text:p>94035</text:p>
          </table:table-cell>
          <table:table-cell office:value-type="string">
            <text:p>94年5月3日 </text:p>
          </table:table-cell>
          <table:table-cell office:value-type="string">
            <text:p>05  10  24  35  37  38   </text:p>
          </table:table-cell>
          <table:table-cell office:value-type="float" office:value="16">
            <text:p>16</text:p>
          </table:table-cell>
          <table:table-cell office:value-type="string">
            <text:p>94年8月3日 </text:p>
          </table:table-cell>
        </table:table-row>
        <table:table-row table:style-name="ro1">
          <table:table-cell office:value-type="float" office:value="94034">
            <text:p>94034</text:p>
          </table:table-cell>
          <table:table-cell office:value-type="string">
            <text:p>94年4月29日 </text:p>
          </table:table-cell>
          <table:table-cell office:value-type="string">
            <text:p>03  20  23  31  36  37   </text:p>
          </table:table-cell>
          <table:table-cell office:value-type="float" office:value="17">
            <text:p>17</text:p>
          </table:table-cell>
          <table:table-cell office:value-type="string">
            <text:p>94年7月29日 </text:p>
          </table:table-cell>
        </table:table-row>
        <table:table-row table:style-name="ro1">
          <table:table-cell office:value-type="float" office:value="94033">
            <text:p>94033</text:p>
          </table:table-cell>
          <table:table-cell office:value-type="string">
            <text:p>94年4月26日 </text:p>
          </table:table-cell>
          <table:table-cell office:value-type="string">
            <text:p>02  21  26  31  36  38   </text:p>
          </table:table-cell>
          <table:table-cell office:value-type="float" office:value="23">
            <text:p>23</text:p>
          </table:table-cell>
          <table:table-cell office:value-type="string">
            <text:p>94年7月26日 </text:p>
          </table:table-cell>
        </table:table-row>
        <table:table-row table:style-name="ro1">
          <table:table-cell office:value-type="float" office:value="94032">
            <text:p>94032</text:p>
          </table:table-cell>
          <table:table-cell office:value-type="string">
            <text:p>94年4月22日 </text:p>
          </table:table-cell>
          <table:table-cell office:value-type="string">
            <text:p>01  11  19  29  30  32   </text:p>
          </table:table-cell>
          <table:table-cell office:value-type="float" office:value="4">
            <text:p>4</text:p>
          </table:table-cell>
          <table:table-cell office:value-type="string">
            <text:p>94年7月22日 </text:p>
          </table:table-cell>
        </table:table-row>
        <table:table-row table:style-name="ro1">
          <table:table-cell office:value-type="float" office:value="94031">
            <text:p>94031</text:p>
          </table:table-cell>
          <table:table-cell office:value-type="string">
            <text:p>94年4月19日 </text:p>
          </table:table-cell>
          <table:table-cell office:value-type="string">
            <text:p>03  09  17  19  28  30   </text:p>
          </table:table-cell>
          <table:table-cell office:value-type="float" office:value="29">
            <text:p>29</text:p>
          </table:table-cell>
          <table:table-cell office:value-type="string">
            <text:p>94年7月19日 </text:p>
          </table:table-cell>
        </table:table-row>
        <table:table-row table:style-name="ro1">
          <table:table-cell office:value-type="float" office:value="94030">
            <text:p>94030</text:p>
          </table:table-cell>
          <table:table-cell office:value-type="string">
            <text:p>94年4月15日 </text:p>
          </table:table-cell>
          <table:table-cell office:value-type="string">
            <text:p>10  15  24  27  32  36   </text:p>
          </table:table-cell>
          <table:table-cell office:value-type="float" office:value="30">
            <text:p>30</text:p>
          </table:table-cell>
          <table:table-cell office:value-type="string">
            <text:p>94年7月15日 </text:p>
          </table:table-cell>
        </table:table-row>
        <table:table-row table:style-name="ro1">
          <table:table-cell office:value-type="float" office:value="94029">
            <text:p>94029</text:p>
          </table:table-cell>
          <table:table-cell office:value-type="string">
            <text:p>94年4月12日 </text:p>
          </table:table-cell>
          <table:table-cell office:value-type="string">
            <text:p>02  03  08  10  13  29   </text:p>
          </table:table-cell>
          <table:table-cell office:value-type="float" office:value="11">
            <text:p>11</text:p>
          </table:table-cell>
          <table:table-cell office:value-type="string">
            <text:p>94年7月12日 </text:p>
          </table:table-cell>
        </table:table-row>
        <table:table-row table:style-name="ro1">
          <table:table-cell office:value-type="float" office:value="94028">
            <text:p>94028</text:p>
          </table:table-cell>
          <table:table-cell office:value-type="string">
            <text:p>94年4月8日 </text:p>
          </table:table-cell>
          <table:table-cell office:value-type="string">
            <text:p>01  04  08  13  25  34   </text:p>
          </table:table-cell>
          <table:table-cell office:value-type="float" office:value="19">
            <text:p>19</text:p>
          </table:table-cell>
          <table:table-cell office:value-type="string">
            <text:p>94年7月8日 </text:p>
          </table:table-cell>
        </table:table-row>
        <table:table-row table:style-name="ro1">
          <table:table-cell office:value-type="float" office:value="94027">
            <text:p>94027</text:p>
          </table:table-cell>
          <table:table-cell office:value-type="string">
            <text:p>94年4月5日 </text:p>
          </table:table-cell>
          <table:table-cell office:value-type="string">
            <text:p>08  16  25  28  36  37   </text:p>
          </table:table-cell>
          <table:table-cell office:value-type="float" office:value="3">
            <text:p>3</text:p>
          </table:table-cell>
          <table:table-cell office:value-type="string">
            <text:p>94年7月5日 </text:p>
          </table:table-cell>
        </table:table-row>
        <table:table-row table:style-name="ro1">
          <table:table-cell office:value-type="float" office:value="94026">
            <text:p>94026</text:p>
          </table:table-cell>
          <table:table-cell office:value-type="string">
            <text:p>94年4月1日 </text:p>
          </table:table-cell>
          <table:table-cell office:value-type="string">
            <text:p>03  07  09  12  29  32   </text:p>
          </table:table-cell>
          <table:table-cell office:value-type="float" office:value="38">
            <text:p>38</text:p>
          </table:table-cell>
          <table:table-cell office:value-type="string">
            <text:p>94年7月1日 </text:p>
          </table:table-cell>
        </table:table-row>
        <table:table-row table:style-name="ro1">
          <table:table-cell office:value-type="float" office:value="94025">
            <text:p>94025</text:p>
          </table:table-cell>
          <table:table-cell office:value-type="string">
            <text:p>94年3月29日 </text:p>
          </table:table-cell>
          <table:table-cell office:value-type="string">
            <text:p>13  22  23  25  34  37   </text:p>
          </table:table-cell>
          <table:table-cell office:value-type="float" office:value="16">
            <text:p>16</text:p>
          </table:table-cell>
          <table:table-cell office:value-type="string">
            <text:p>94年6月29日 </text:p>
          </table:table-cell>
        </table:table-row>
        <table:table-row table:style-name="ro1">
          <table:table-cell office:value-type="float" office:value="94024">
            <text:p>94024</text:p>
          </table:table-cell>
          <table:table-cell office:value-type="string">
            <text:p>94年3月25日 </text:p>
          </table:table-cell>
          <table:table-cell office:value-type="string">
            <text:p>03  16  25  27  29  35   </text:p>
          </table:table-cell>
          <table:table-cell office:value-type="float" office:value="23">
            <text:p>23</text:p>
          </table:table-cell>
          <table:table-cell office:value-type="string">
            <text:p>94年6月27日 </text:p>
          </table:table-cell>
        </table:table-row>
        <table:table-row table:style-name="ro1">
          <table:table-cell office:value-type="float" office:value="94023">
            <text:p>94023</text:p>
          </table:table-cell>
          <table:table-cell office:value-type="string">
            <text:p>94年3月22日 </text:p>
          </table:table-cell>
          <table:table-cell office:value-type="string">
            <text:p>06  14  19  31  33  34   </text:p>
          </table:table-cell>
          <table:table-cell office:value-type="float" office:value="2">
            <text:p>2</text:p>
          </table:table-cell>
          <table:table-cell office:value-type="string">
            <text:p>94年6月22日 </text:p>
          </table:table-cell>
        </table:table-row>
        <table:table-row table:style-name="ro1">
          <table:table-cell office:value-type="float" office:value="94022">
            <text:p>94022</text:p>
          </table:table-cell>
          <table:table-cell office:value-type="string">
            <text:p>94年3月18日 </text:p>
          </table:table-cell>
          <table:table-cell office:value-type="string">
            <text:p>03  12  13  17  18  21   </text:p>
          </table:table-cell>
          <table:table-cell office:value-type="float" office:value="35">
            <text:p>35</text:p>
          </table:table-cell>
          <table:table-cell office:value-type="string">
            <text:p>94年6月20日 </text:p>
          </table:table-cell>
        </table:table-row>
        <table:table-row table:style-name="ro1">
          <table:table-cell office:value-type="float" office:value="94021">
            <text:p>94021</text:p>
          </table:table-cell>
          <table:table-cell office:value-type="string">
            <text:p>94年3月15日 </text:p>
          </table:table-cell>
          <table:table-cell office:value-type="string">
            <text:p>04  06  13  29  32  37   </text:p>
          </table:table-cell>
          <table:table-cell office:value-type="float" office:value="33">
            <text:p>33</text:p>
          </table:table-cell>
          <table:table-cell office:value-type="string">
            <text:p>94年6月15日 </text:p>
          </table:table-cell>
        </table:table-row>
        <table:table-row table:style-name="ro1">
          <table:table-cell office:value-type="float" office:value="94020">
            <text:p>94020</text:p>
          </table:table-cell>
          <table:table-cell office:value-type="string">
            <text:p>94年3月11日 </text:p>
          </table:table-cell>
          <table:table-cell office:value-type="string">
            <text:p>04  11  17  20  23  34   </text:p>
          </table:table-cell>
          <table:table-cell office:value-type="float" office:value="29">
            <text:p>29</text:p>
          </table:table-cell>
          <table:table-cell office:value-type="string">
            <text:p>94年6月13日 </text:p>
          </table:table-cell>
        </table:table-row>
        <table:table-row table:style-name="ro1">
          <table:table-cell office:value-type="float" office:value="94019">
            <text:p>94019</text:p>
          </table:table-cell>
          <table:table-cell office:value-type="string">
            <text:p>94年3月8日 </text:p>
          </table:table-cell>
          <table:table-cell office:value-type="string">
            <text:p>01  10  13  20  31  35   </text:p>
          </table:table-cell>
          <table:table-cell office:value-type="float" office:value="37">
            <text:p>37</text:p>
          </table:table-cell>
          <table:table-cell office:value-type="string">
            <text:p>94年6月8日 </text:p>
          </table:table-cell>
        </table:table-row>
        <table:table-row table:style-name="ro1">
          <table:table-cell office:value-type="float" office:value="94018">
            <text:p>94018</text:p>
          </table:table-cell>
          <table:table-cell office:value-type="string">
            <text:p>94年3月4日 </text:p>
          </table:table-cell>
          <table:table-cell office:value-type="string">
            <text:p>11  17  30  32  34  36   </text:p>
          </table:table-cell>
          <table:table-cell office:value-type="float" office:value="20">
            <text:p>20</text:p>
          </table:table-cell>
          <table:table-cell office:value-type="string">
            <text:p>94年6月6日 </text:p>
          </table:table-cell>
        </table:table-row>
        <table:table-row table:style-name="ro1">
          <table:table-cell office:value-type="float" office:value="94017">
            <text:p>94017</text:p>
          </table:table-cell>
          <table:table-cell office:value-type="string">
            <text:p>94年3月1日 </text:p>
          </table:table-cell>
          <table:table-cell office:value-type="string">
            <text:p>09  12  17  23  28  38   </text:p>
          </table:table-cell>
          <table:table-cell office:value-type="float" office:value="2">
            <text:p>2</text:p>
          </table:table-cell>
          <table:table-cell office:value-type="string">
            <text:p>94年6月1日 </text:p>
          </table:table-cell>
        </table:table-row>
        <table:table-row table:style-name="ro1">
          <table:table-cell office:value-type="float" office:value="94016">
            <text:p>94016</text:p>
          </table:table-cell>
          <table:table-cell office:value-type="string">
            <text:p>94年2月25日 </text:p>
          </table:table-cell>
          <table:table-cell office:value-type="string">
            <text:p>02  15  26  29  31  37   </text:p>
          </table:table-cell>
          <table:table-cell office:value-type="float" office:value="13">
            <text:p>13</text:p>
          </table:table-cell>
          <table:table-cell office:value-type="string">
            <text:p>94年5月31日 </text:p>
          </table:table-cell>
        </table:table-row>
        <table:table-row table:style-name="ro1">
          <table:table-cell office:value-type="float" office:value="94015">
            <text:p>94015</text:p>
          </table:table-cell>
          <table:table-cell office:value-type="string">
            <text:p>94年2月22日 </text:p>
          </table:table-cell>
          <table:table-cell office:value-type="string">
            <text:p>08  25  27  32  33  35   </text:p>
          </table:table-cell>
          <table:table-cell office:value-type="float" office:value="36">
            <text:p>36</text:p>
          </table:table-cell>
          <table:table-cell office:value-type="string">
            <text:p>94年5月23日 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94年2月18日 </text:p>
          </table:table-cell>
          <table:table-cell office:value-type="string">
            <text:p>03  11  14  16  17  25   </text:p>
          </table:table-cell>
          <table:table-cell office:value-type="float" office:value="31">
            <text:p>31</text:p>
          </table:table-cell>
          <table:table-cell office:value-type="string">
            <text:p>94年5月20日 </text:p>
          </table:table-cell>
        </table:table-row>
        <table:table-row table:style-name="ro1">
          <table:table-cell office:value-type="float" office:value="94013">
            <text:p>94013</text:p>
          </table:table-cell>
          <table:table-cell office:value-type="string">
            <text:p>94年2月15日 </text:p>
          </table:table-cell>
          <table:table-cell office:value-type="string">
            <text:p>01  02  21  22  25  37   </text:p>
          </table:table-cell>
          <table:table-cell office:value-type="float" office:value="14">
            <text:p>14</text:p>
          </table:table-cell>
          <table:table-cell office:value-type="string">
            <text:p>94年5月16日 </text:p>
          </table:table-cell>
        </table:table-row>
        <table:table-row table:style-name="ro1">
          <table:table-cell office:value-type="float" office:value="94012" table:number-columns-spanned="1" table:number-rows-spanned="2">
            <text:p>94012</text:p>
          </table:table-cell>
          <table:table-cell office:value-type="string">
            <text:p>94年2月11日 </text:p>
          </table:table-cell>
          <table:table-cell office:value-type="string">
            <text:p>01  15  21  23  29  31   </text:p>
          </table:table-cell>
          <table:table-cell office:value-type="float" office:value="32">
            <text:p>32</text:p>
          </table:table-cell>
          <table:table-cell office:value-type="string" table:number-columns-spanned="1" table:number-rows-spanned="2">
            <text:p>94年5月13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16  18  19  21  24  38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11" table:number-columns-spanned="1" table:number-rows-spanned="2">
            <text:p>94011</text:p>
          </table:table-cell>
          <table:table-cell office:value-type="string">
            <text:p>94年2月8日 </text:p>
          </table:table-cell>
          <table:table-cell office:value-type="string">
            <text:p>05  09  14  29  34  38   </text:p>
          </table:table-cell>
          <table:table-cell office:value-type="float" office:value="28">
            <text:p>28</text:p>
          </table:table-cell>
          <table:table-cell office:value-type="string" table:number-columns-spanned="1" table:number-rows-spanned="2">
            <text:p>94年5月13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7  09  13  15  33  35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10" table:number-columns-spanned="1" table:number-rows-spanned="2">
            <text:p>94010</text:p>
          </table:table-cell>
          <table:table-cell office:value-type="string">
            <text:p>94年2月4日 </text:p>
          </table:table-cell>
          <table:table-cell office:value-type="string">
            <text:p>02  07  09  11  16  24   </text:p>
          </table:table-cell>
          <table:table-cell office:value-type="float" office:value="20">
            <text:p>20</text:p>
          </table:table-cell>
          <table:table-cell office:value-type="string" table:number-columns-spanned="1" table:number-rows-spanned="2">
            <text:p>94年5月4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6  11  13  27  32  34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9" table:number-columns-spanned="1" table:number-rows-spanned="2">
            <text:p>94009</text:p>
          </table:table-cell>
          <table:table-cell office:value-type="string">
            <text:p>94年2月1日 </text:p>
          </table:table-cell>
          <table:table-cell office:value-type="string">
            <text:p>01  02  12  14  34  37   </text:p>
          </table:table-cell>
          <table:table-cell office:value-type="float" office:value="13">
            <text:p>13</text:p>
          </table:table-cell>
          <table:table-cell office:value-type="string" table:number-columns-spanned="1" table:number-rows-spanned="2">
            <text:p>94年5月2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3  11  12  16  18  19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8" table:number-columns-spanned="1" table:number-rows-spanned="2">
            <text:p>94008</text:p>
          </table:table-cell>
          <table:table-cell office:value-type="string">
            <text:p>94年1月28日 </text:p>
          </table:table-cell>
          <table:table-cell office:value-type="string">
            <text:p>05  08  12  16  21  38   </text:p>
          </table:table-cell>
          <table:table-cell office:value-type="float" office:value="9">
            <text:p>9</text:p>
          </table:table-cell>
          <table:table-cell office:value-type="string" table:number-columns-spanned="1" table:number-rows-spanned="2">
            <text:p>94年5月2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5  07  21  27  33  37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7" table:number-columns-spanned="1" table:number-rows-spanned="2">
            <text:p>94007</text:p>
          </table:table-cell>
          <table:table-cell office:value-type="string">
            <text:p>94年1月25日 </text:p>
          </table:table-cell>
          <table:table-cell office:value-type="string">
            <text:p>01  03  06  14  24  33   </text:p>
          </table:table-cell>
          <table:table-cell office:value-type="float" office:value="37">
            <text:p>37</text:p>
          </table:table-cell>
          <table:table-cell office:value-type="string" table:number-columns-spanned="1" table:number-rows-spanned="2">
            <text:p>94年4月25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2  03  05  07  31  32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6" table:number-columns-spanned="1" table:number-rows-spanned="2">
            <text:p>94006</text:p>
          </table:table-cell>
          <table:table-cell office:value-type="string">
            <text:p>94年1月21日 </text:p>
          </table:table-cell>
          <table:table-cell office:value-type="string">
            <text:p>05  07  12  13  26  35   </text:p>
          </table:table-cell>
          <table:table-cell office:value-type="float" office:value="15">
            <text:p>15</text:p>
          </table:table-cell>
          <table:table-cell office:value-type="string" table:number-columns-spanned="1" table:number-rows-spanned="2">
            <text:p>94年4月25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9  12  17  20  26  34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5" table:number-columns-spanned="1" table:number-rows-spanned="2">
            <text:p>94005</text:p>
          </table:table-cell>
          <table:table-cell office:value-type="string">
            <text:p>94年1月18日 </text:p>
          </table:table-cell>
          <table:table-cell office:value-type="string">
            <text:p>02  07  08  15  25  28   </text:p>
          </table:table-cell>
          <table:table-cell office:value-type="float" office:value="40">
            <text:p>40</text:p>
          </table:table-cell>
          <table:table-cell office:value-type="string" table:number-columns-spanned="1" table:number-rows-spanned="2">
            <text:p>94年4月18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4  09  27  35  39  40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4" table:number-columns-spanned="1" table:number-rows-spanned="2">
            <text:p>94004</text:p>
          </table:table-cell>
          <table:table-cell office:value-type="string">
            <text:p>94年1月14日 </text:p>
          </table:table-cell>
          <table:table-cell office:value-type="string">
            <text:p>16  18  19  34  35  37   </text:p>
          </table:table-cell>
          <table:table-cell office:value-type="float" office:value="30">
            <text:p>30</text:p>
          </table:table-cell>
          <table:table-cell office:value-type="string" table:number-columns-spanned="1" table:number-rows-spanned="2">
            <text:p>94年4月18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2  04  08  18  27  38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3" table:number-columns-spanned="1" table:number-rows-spanned="2">
            <text:p>94003</text:p>
          </table:table-cell>
          <table:table-cell office:value-type="string">
            <text:p>94年1月11日 </text:p>
          </table:table-cell>
          <table:table-cell office:value-type="string">
            <text:p>03  16  24  33  38  41   </text:p>
          </table:table-cell>
          <table:table-cell office:value-type="float" office:value="7">
            <text:p>7</text:p>
          </table:table-cell>
          <table:table-cell office:value-type="string" table:number-columns-spanned="1" table:number-rows-spanned="2">
            <text:p>94年4月11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9  20  21  23  28  33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2" table:number-columns-spanned="1" table:number-rows-spanned="2">
            <text:p>94002</text:p>
          </table:table-cell>
          <table:table-cell office:value-type="string">
            <text:p>94年1月7日 </text:p>
          </table:table-cell>
          <table:table-cell office:value-type="string">
            <text:p>03  04  11  18  28  32   </text:p>
          </table:table-cell>
          <table:table-cell office:value-type="float" office:value="12">
            <text:p>12</text:p>
          </table:table-cell>
          <table:table-cell office:value-type="string" table:number-columns-spanned="1" table:number-rows-spanned="2">
            <text:p>94年4月11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3  12  15  31  37  38   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001" table:number-columns-spanned="1" table:number-rows-spanned="2">
            <text:p>94001</text:p>
          </table:table-cell>
          <table:table-cell office:value-type="string">
            <text:p>94年1月4日 </text:p>
          </table:table-cell>
          <table:table-cell office:value-type="string">
            <text:p>06  11  12  21  37  39   </text:p>
          </table:table-cell>
          <table:table-cell office:value-type="float" office:value="30">
            <text:p>30</text:p>
          </table:table-cell>
          <table:table-cell office:value-type="string" table:number-columns-spanned="1" table:number-rows-spanned="2">
            <text:p>94年4月4日 </text:p>
          </table:table-cell>
        </table:table-row>
        <table:table-row table:style-name="ro1">
          <table:covered-table-cell table:style-name="Default"/>
          <table:table-cell table:style-name="ce3" office:value-type="string">
            <text:p>特別獎號</text:p>
          </table:table-cell>
          <table:table-cell table:style-name="ce3" office:value-type="string" table:number-columns-spanned="2" table:number-rows-spanned="1">
            <text:p>    01  06  07  09  28  34   </text:p>
          </table:table-cell>
          <table:covered-table-cell table:number-columns-repeated="2" table:style-name="Default"/>
        </table:table-row>
      </table:table>
      <table:table table:name="2005_2" table:style-name="ta1" table:print="false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row table:style-name="ro1">
          <table:table-cell table:style-name="ce1" office:value-type="string">
            <text:p>期數 </text:p>
          </table:table-cell>
          <table:table-cell table:style-name="ce1" office:value-type="string">
            <text:p>開獎日期 </text:p>
          </table:table-cell>
          <table:table-cell table:style-name="ce1" office:value-type="string">
            <text:p>號碼 </text:p>
          </table:table-cell>
          <table:table-cell table:style-name="ce1" office:value-type="string">
            <text:p>特別號 </text:p>
          </table:table-cell>
          <table:table-cell table:style-name="ce1" office:value-type="string">
            <text:p>兌獎截止日期</text:p>
          </table:table-cell>
        </table:table-row>
        <table:table-row table:style-name="ro1">
          <table:table-cell office:value-type="float" office:value="94104">
            <text:p>94104</text:p>
          </table:table-cell>
          <table:table-cell office:value-type="string">
            <text:p>94年12月30日 </text:p>
          </table:table-cell>
          <table:table-cell office:value-type="string">
            <text:p>02  06  08  15  29  36   </text:p>
          </table:table-cell>
          <table:table-cell office:value-type="float" office:value="19">
            <text:p>19</text:p>
          </table:table-cell>
          <table:table-cell office:value-type="string">
            <text:p>95年4月3日 </text:p>
          </table:table-cell>
        </table:table-row>
        <table:table-row table:style-name="ro1">
          <table:table-cell office:value-type="float" office:value="94103">
            <text:p>94103</text:p>
          </table:table-cell>
          <table:table-cell office:value-type="string">
            <text:p>94年12月27日 </text:p>
          </table:table-cell>
          <table:table-cell office:value-type="string">
            <text:p>02  06  07  14  16  34   </text:p>
          </table:table-cell>
          <table:table-cell office:value-type="float" office:value="20">
            <text:p>20</text:p>
          </table:table-cell>
          <table:table-cell office:value-type="string">
            <text:p>95年3月27日 </text:p>
          </table:table-cell>
        </table:table-row>
        <table:table-row table:style-name="ro1">
          <table:table-cell office:value-type="float" office:value="94102">
            <text:p>94102</text:p>
          </table:table-cell>
          <table:table-cell office:value-type="string">
            <text:p>94年12月23日 </text:p>
          </table:table-cell>
          <table:table-cell office:value-type="string">
            <text:p>04  06  21  23  26  36   </text:p>
          </table:table-cell>
          <table:table-cell office:value-type="float" office:value="7">
            <text:p>7</text:p>
          </table:table-cell>
          <table:table-cell office:value-type="string">
            <text:p>95年3月27日 </text:p>
          </table:table-cell>
        </table:table-row>
        <table:table-row table:style-name="ro1">
          <table:table-cell office:value-type="float" office:value="94101">
            <text:p>94101</text:p>
          </table:table-cell>
          <table:table-cell office:value-type="string">
            <text:p>94年12月20日 </text:p>
          </table:table-cell>
          <table:table-cell office:value-type="string">
            <text:p>08  09  16  23  34  38   </text:p>
          </table:table-cell>
          <table:table-cell office:value-type="float" office:value="13">
            <text:p>13</text:p>
          </table:table-cell>
          <table:table-cell office:value-type="string">
            <text:p>95年3月20日 </text:p>
          </table:table-cell>
        </table:table-row>
        <table:table-row table:style-name="ro1">
          <table:table-cell office:value-type="float" office:value="94100">
            <text:p>94100</text:p>
          </table:table-cell>
          <table:table-cell office:value-type="string">
            <text:p>94年12月16日 </text:p>
          </table:table-cell>
          <table:table-cell office:value-type="string">
            <text:p>05  06  07  25  27  33   </text:p>
          </table:table-cell>
          <table:table-cell office:value-type="float" office:value="14">
            <text:p>14</text:p>
          </table:table-cell>
          <table:table-cell office:value-type="string">
            <text:p>95年3月20日 </text:p>
          </table:table-cell>
        </table:table-row>
        <table:table-row table:style-name="ro1">
          <table:table-cell office:value-type="float" office:value="94099">
            <text:p>94099</text:p>
          </table:table-cell>
          <table:table-cell office:value-type="string">
            <text:p>94年12月13日 </text:p>
          </table:table-cell>
          <table:table-cell office:value-type="string">
            <text:p>02  03  16  20  21  33   </text:p>
          </table:table-cell>
          <table:table-cell office:value-type="float" office:value="11">
            <text:p>11</text:p>
          </table:table-cell>
          <table:table-cell office:value-type="string">
            <text:p>95年3月13日 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94年12月9日 </text:p>
          </table:table-cell>
          <table:table-cell office:value-type="string">
            <text:p>14  20  21  29  35  37   </text:p>
          </table:table-cell>
          <table:table-cell office:value-type="float" office:value="34">
            <text:p>34</text:p>
          </table:table-cell>
          <table:table-cell office:value-type="string">
            <text:p>95年3月13日 </text:p>
          </table:table-cell>
        </table:table-row>
        <table:table-row table:style-name="ro1">
          <table:table-cell office:value-type="float" office:value="94097">
            <text:p>94097</text:p>
          </table:table-cell>
          <table:table-cell office:value-type="string">
            <text:p>94年12月6日 </text:p>
          </table:table-cell>
          <table:table-cell office:value-type="string">
            <text:p>03  05  09  17  30  38   </text:p>
          </table:table-cell>
          <table:table-cell office:value-type="float" office:value="13">
            <text:p>13</text:p>
          </table:table-cell>
          <table:table-cell office:value-type="string">
            <text:p>95年3月6日 </text:p>
          </table:table-cell>
        </table:table-row>
        <table:table-row table:style-name="ro1">
          <table:table-cell office:value-type="float" office:value="94096">
            <text:p>94096</text:p>
          </table:table-cell>
          <table:table-cell office:value-type="string">
            <text:p>94年12月2日 </text:p>
          </table:table-cell>
          <table:table-cell office:value-type="string">
            <text:p>02  06  07  27  32  36   </text:p>
          </table:table-cell>
          <table:table-cell office:value-type="float" office:value="31">
            <text:p>31</text:p>
          </table:table-cell>
          <table:table-cell office:value-type="string">
            <text:p>95年3月6日 </text:p>
          </table:table-cell>
        </table:table-row>
        <table:table-row table:style-name="ro1">
          <table:table-cell office:value-type="float" office:value="94095">
            <text:p>94095</text:p>
          </table:table-cell>
          <table:table-cell office:value-type="string">
            <text:p>94年11月29日 </text:p>
          </table:table-cell>
          <table:table-cell office:value-type="string">
            <text:p>11  12  19  23  24  31   </text:p>
          </table:table-cell>
          <table:table-cell office:value-type="float" office:value="28">
            <text:p>28</text:p>
          </table:table-cell>
          <table:table-cell office:value-type="string">
            <text:p>95年3月1日 </text:p>
          </table:table-cell>
        </table:table-row>
        <table:table-row table:style-name="ro1">
          <table:table-cell office:value-type="float" office:value="94094">
            <text:p>94094</text:p>
          </table:table-cell>
          <table:table-cell office:value-type="string">
            <text:p>94年11月25日 </text:p>
          </table:table-cell>
          <table:table-cell office:value-type="string">
            <text:p>05  07  18  32  37  38   </text:p>
          </table:table-cell>
          <table:table-cell office:value-type="float" office:value="23">
            <text:p>23</text:p>
          </table:table-cell>
          <table:table-cell office:value-type="string">
            <text:p>95年2月27日 </text:p>
          </table:table-cell>
        </table:table-row>
        <table:table-row table:style-name="ro1">
          <table:table-cell office:value-type="float" office:value="94093">
            <text:p>94093</text:p>
          </table:table-cell>
          <table:table-cell office:value-type="string">
            <text:p>94年11月22日 </text:p>
          </table:table-cell>
          <table:table-cell office:value-type="string">
            <text:p>01  03  05  11  12  25   </text:p>
          </table:table-cell>
          <table:table-cell office:value-type="float" office:value="9">
            <text:p>9</text:p>
          </table:table-cell>
          <table:table-cell office:value-type="string">
            <text:p>95年2月22日 </text:p>
          </table:table-cell>
        </table:table-row>
        <table:table-row table:style-name="ro1">
          <table:table-cell office:value-type="float" office:value="94092">
            <text:p>94092</text:p>
          </table:table-cell>
          <table:table-cell office:value-type="string">
            <text:p>94年11月18日 </text:p>
          </table:table-cell>
          <table:table-cell office:value-type="string">
            <text:p>09  13  16  27  30  35   </text:p>
          </table:table-cell>
          <table:table-cell office:value-type="float" office:value="4">
            <text:p>4</text:p>
          </table:table-cell>
          <table:table-cell office:value-type="string">
            <text:p>95年2月20日 </text:p>
          </table:table-cell>
        </table:table-row>
        <table:table-row table:style-name="ro1">
          <table:table-cell office:value-type="float" office:value="94091">
            <text:p>94091</text:p>
          </table:table-cell>
          <table:table-cell office:value-type="string">
            <text:p>94年11月15日 </text:p>
          </table:table-cell>
          <table:table-cell office:value-type="string">
            <text:p>12  17  24  31  35  38   </text:p>
          </table:table-cell>
          <table:table-cell office:value-type="float" office:value="15">
            <text:p>15</text:p>
          </table:table-cell>
          <table:table-cell office:value-type="string">
            <text:p>95年2月15日 </text:p>
          </table:table-cell>
        </table:table-row>
        <table:table-row table:style-name="ro1">
          <table:table-cell office:value-type="float" office:value="94090">
            <text:p>94090</text:p>
          </table:table-cell>
          <table:table-cell office:value-type="string">
            <text:p>94年11月11日 </text:p>
          </table:table-cell>
          <table:table-cell office:value-type="string">
            <text:p>06  11  14  24  31  37   </text:p>
          </table:table-cell>
          <table:table-cell office:value-type="float" office:value="9">
            <text:p>9</text:p>
          </table:table-cell>
          <table:table-cell office:value-type="string">
            <text:p>95年2月13日 </text:p>
          </table:table-cell>
        </table:table-row>
        <table:table-row table:style-name="ro1">
          <table:table-cell office:value-type="float" office:value="94089">
            <text:p>94089</text:p>
          </table:table-cell>
          <table:table-cell office:value-type="string">
            <text:p>94年11月8日 </text:p>
          </table:table-cell>
          <table:table-cell office:value-type="string">
            <text:p>01  08  11  14  16  33   </text:p>
          </table:table-cell>
          <table:table-cell office:value-type="float" office:value="38">
            <text:p>38</text:p>
          </table:table-cell>
          <table:table-cell office:value-type="string">
            <text:p>95年2月8日 </text:p>
          </table:table-cell>
        </table:table-row>
        <table:table-row table:style-name="ro1">
          <table:table-cell office:value-type="float" office:value="94088">
            <text:p>94088</text:p>
          </table:table-cell>
          <table:table-cell office:value-type="string">
            <text:p>94年11月4日 </text:p>
          </table:table-cell>
          <table:table-cell office:value-type="string">
            <text:p>07  11  20  31  32  33   </text:p>
          </table:table-cell>
          <table:table-cell office:value-type="float" office:value="10">
            <text:p>10</text:p>
          </table:table-cell>
          <table:table-cell office:value-type="string">
            <text:p>95年2月6日 </text:p>
          </table:table-cell>
        </table:table-row>
        <table:table-row table:style-name="ro1">
          <table:table-cell office:value-type="float" office:value="94087">
            <text:p>94087</text:p>
          </table:table-cell>
          <table:table-cell office:value-type="string">
            <text:p>94年11月1日 </text:p>
          </table:table-cell>
          <table:table-cell office:value-type="string">
            <text:p>09  10  12  24  30  32   </text:p>
          </table:table-cell>
          <table:table-cell office:value-type="float" office:value="19">
            <text:p>19</text:p>
          </table:table-cell>
          <table:table-cell office:value-type="string">
            <text:p>95年2月3日 </text:p>
          </table:table-cell>
        </table:table-row>
        <table:table-row table:style-name="ro1">
          <table:table-cell office:value-type="float" office:value="94086">
            <text:p>94086</text:p>
          </table:table-cell>
          <table:table-cell office:value-type="string">
            <text:p>94年10月28日 </text:p>
          </table:table-cell>
          <table:table-cell office:value-type="string">
            <text:p>16  25  26  32  34  35   </text:p>
          </table:table-cell>
          <table:table-cell office:value-type="float" office:value="17">
            <text:p>17</text:p>
          </table:table-cell>
          <table:table-cell office:value-type="string">
            <text:p>95年2月3日 </text:p>
          </table:table-cell>
        </table:table-row>
        <table:table-row table:style-name="ro1">
          <table:table-cell office:value-type="float" office:value="94085">
            <text:p>94085</text:p>
          </table:table-cell>
          <table:table-cell office:value-type="string">
            <text:p>94年10月25日 </text:p>
          </table:table-cell>
          <table:table-cell office:value-type="string">
            <text:p>09  25  27  29  30  31   </text:p>
          </table:table-cell>
          <table:table-cell office:value-type="float" office:value="24">
            <text:p>24</text:p>
          </table:table-cell>
          <table:table-cell office:value-type="string">
            <text:p>95年1月25日 </text:p>
          </table:table-cell>
        </table:table-row>
        <table:table-row table:style-name="ro1">
          <table:table-cell office:value-type="float" office:value="94084">
            <text:p>94084</text:p>
          </table:table-cell>
          <table:table-cell office:value-type="string">
            <text:p>94年10月21日 </text:p>
          </table:table-cell>
          <table:table-cell office:value-type="string">
            <text:p>03  15  21  29  34  38   </text:p>
          </table:table-cell>
          <table:table-cell office:value-type="float" office:value="16">
            <text:p>16</text:p>
          </table:table-cell>
          <table:table-cell office:value-type="string">
            <text:p>95年1月23日 </text:p>
          </table:table-cell>
        </table:table-row>
        <table:table-row table:style-name="ro1">
          <table:table-cell office:value-type="float" office:value="94083">
            <text:p>94083</text:p>
          </table:table-cell>
          <table:table-cell office:value-type="string">
            <text:p>94年10月18日 </text:p>
          </table:table-cell>
          <table:table-cell office:value-type="string">
            <text:p>02  04  12  19  23  32   </text:p>
          </table:table-cell>
          <table:table-cell office:value-type="float" office:value="15">
            <text:p>15</text:p>
          </table:table-cell>
          <table:table-cell office:value-type="string">
            <text:p>95年1月18日 </text:p>
          </table:table-cell>
        </table:table-row>
        <table:table-row table:style-name="ro1">
          <table:table-cell office:value-type="float" office:value="94082">
            <text:p>94082</text:p>
          </table:table-cell>
          <table:table-cell office:value-type="string">
            <text:p>94年10月14日 </text:p>
          </table:table-cell>
          <table:table-cell office:value-type="string">
            <text:p>01  14  16  21  26  37   </text:p>
          </table:table-cell>
          <table:table-cell office:value-type="float" office:value="15">
            <text:p>15</text:p>
          </table:table-cell>
          <table:table-cell office:value-type="string">
            <text:p>95年1月16日 </text:p>
          </table:table-cell>
        </table:table-row>
        <table:table-row table:style-name="ro1">
          <table:table-cell office:value-type="float" office:value="94081">
            <text:p>94081</text:p>
          </table:table-cell>
          <table:table-cell office:value-type="string">
            <text:p>94年10月11日 </text:p>
          </table:table-cell>
          <table:table-cell office:value-type="string">
            <text:p>11  18  19  24  26  38   </text:p>
          </table:table-cell>
          <table:table-cell office:value-type="float" office:value="2">
            <text:p>2</text:p>
          </table:table-cell>
          <table:table-cell office:value-type="string">
            <text:p>95年1月11日 </text:p>
          </table:table-cell>
        </table:table-row>
        <table:table-row table:style-name="ro1">
          <table:table-cell office:value-type="float" office:value="94080">
            <text:p>94080</text:p>
          </table:table-cell>
          <table:table-cell office:value-type="string">
            <text:p>94年10月7日 </text:p>
          </table:table-cell>
          <table:table-cell office:value-type="string">
            <text:p>07  14  19  20  26  35   </text:p>
          </table:table-cell>
          <table:table-cell office:value-type="float" office:value="22">
            <text:p>22</text:p>
          </table:table-cell>
          <table:table-cell office:value-type="string">
            <text:p>95年1月10日 </text:p>
          </table:table-cell>
        </table:table-row>
        <table:table-row table:style-name="ro1">
          <table:table-cell office:value-type="float" office:value="94079">
            <text:p>94079</text:p>
          </table:table-cell>
          <table:table-cell office:value-type="string">
            <text:p>94年10月4日 </text:p>
          </table:table-cell>
          <table:table-cell office:value-type="string">
            <text:p>06  12  13  19  20  28   </text:p>
          </table:table-cell>
          <table:table-cell office:value-type="float" office:value="17">
            <text:p>17</text:p>
          </table:table-cell>
          <table:table-cell office:value-type="string">
            <text:p>95年1月4日 </text:p>
          </table:table-cell>
        </table:table-row>
        <table:table-row table:style-name="ro1">
          <table:table-cell office:value-type="float" office:value="94078">
            <text:p>94078</text:p>
          </table:table-cell>
          <table:table-cell office:value-type="string">
            <text:p>94年9月30日 </text:p>
          </table:table-cell>
          <table:table-cell office:value-type="string">
            <text:p>05  08  14  19  21  36   </text:p>
          </table:table-cell>
          <table:table-cell office:value-type="float" office:value="2">
            <text:p>2</text:p>
          </table:table-cell>
          <table:table-cell office:value-type="string">
            <text:p>95年1月2日 </text:p>
          </table:table-cell>
        </table:table-row>
        <table:table-row table:style-name="ro1">
          <table:table-cell office:value-type="float" office:value="94077">
            <text:p>94077</text:p>
          </table:table-cell>
          <table:table-cell office:value-type="string">
            <text:p>94年9月27日 </text:p>
          </table:table-cell>
          <table:table-cell office:value-type="string">
            <text:p>01  11  18  20  23  36   </text:p>
          </table:table-cell>
          <table:table-cell office:value-type="float" office:value="38">
            <text:p>38</text:p>
          </table:table-cell>
          <table:table-cell office:value-type="string">
            <text:p>94年12月27日 </text:p>
          </table:table-cell>
        </table:table-row>
        <table:table-row table:style-name="ro1">
          <table:table-cell office:value-type="float" office:value="94076">
            <text:p>94076</text:p>
          </table:table-cell>
          <table:table-cell office:value-type="string">
            <text:p>94年9月23日 </text:p>
          </table:table-cell>
          <table:table-cell office:value-type="string">
            <text:p>08  17  27  32  35  37   </text:p>
          </table:table-cell>
          <table:table-cell office:value-type="float" office:value="4">
            <text:p>4</text:p>
          </table:table-cell>
          <table:table-cell office:value-type="string">
            <text:p>94年12月26日 </text:p>
          </table:table-cell>
        </table:table-row>
        <table:table-row table:style-name="ro1">
          <table:table-cell office:value-type="float" office:value="94075">
            <text:p>94075</text:p>
          </table:table-cell>
          <table:table-cell office:value-type="string">
            <text:p>94年9月20日 </text:p>
          </table:table-cell>
          <table:table-cell office:value-type="string">
            <text:p>21  23  29  32  35  38   </text:p>
          </table:table-cell>
          <table:table-cell office:value-type="float" office:value="6">
            <text:p>6</text:p>
          </table:table-cell>
          <table:table-cell office:value-type="string">
            <text:p>94年12月20日 </text:p>
          </table:table-cell>
        </table:table-row>
        <table:table-row table:style-name="ro1">
          <table:table-cell office:value-type="float" office:value="94074">
            <text:p>94074</text:p>
          </table:table-cell>
          <table:table-cell office:value-type="string">
            <text:p>94年9月16日 </text:p>
          </table:table-cell>
          <table:table-cell office:value-type="string">
            <text:p>06  08  10  12  13  18   </text:p>
          </table:table-cell>
          <table:table-cell office:value-type="float" office:value="21">
            <text:p>21</text:p>
          </table:table-cell>
          <table:table-cell office:value-type="string">
            <text:p>94年12月19日 </text:p>
          </table:table-cell>
        </table:table-row>
        <table:table-row table:style-name="ro1">
          <table:table-cell office:value-type="float" office:value="94073">
            <text:p>94073</text:p>
          </table:table-cell>
          <table:table-cell office:value-type="string">
            <text:p>94年9月13日 </text:p>
          </table:table-cell>
          <table:table-cell office:value-type="string">
            <text:p>03  07  13  15  23  27   </text:p>
          </table:table-cell>
          <table:table-cell office:value-type="float" office:value="6">
            <text:p>6</text:p>
          </table:table-cell>
          <table:table-cell office:value-type="string">
            <text:p>94年12月13日 </text:p>
          </table:table-cell>
        </table:table-row>
        <table:table-row table:style-name="ro1">
          <table:table-cell office:value-type="float" office:value="94072">
            <text:p>94072</text:p>
          </table:table-cell>
          <table:table-cell office:value-type="string">
            <text:p>94年9月9日 </text:p>
          </table:table-cell>
          <table:table-cell office:value-type="string">
            <text:p>01  11  13  14  17  37   </text:p>
          </table:table-cell>
          <table:table-cell office:value-type="float" office:value="30">
            <text:p>30</text:p>
          </table:table-cell>
          <table:table-cell office:value-type="string">
            <text:p>94年12月12日 </text:p>
          </table:table-cell>
        </table:table-row>
        <table:table-row table:style-name="ro1">
          <table:table-cell office:value-type="float" office:value="94071">
            <text:p>94071</text:p>
          </table:table-cell>
          <table:table-cell office:value-type="string">
            <text:p>94年9月6日 </text:p>
          </table:table-cell>
          <table:table-cell office:value-type="string">
            <text:p>11  16  20  25  30  35   </text:p>
          </table:table-cell>
          <table:table-cell office:value-type="float" office:value="31">
            <text:p>31</text:p>
          </table:table-cell>
          <table:table-cell office:value-type="string">
            <text:p>94年12月6日 </text:p>
          </table:table-cell>
        </table:table-row>
        <table:table-row table:style-name="ro1">
          <table:table-cell office:value-type="float" office:value="94070">
            <text:p>94070</text:p>
          </table:table-cell>
          <table:table-cell office:value-type="string">
            <text:p>94年9月2日 </text:p>
          </table:table-cell>
          <table:table-cell office:value-type="string">
            <text:p>09  12  15  18  27  29   </text:p>
          </table:table-cell>
          <table:table-cell office:value-type="float" office:value="35">
            <text:p>35</text:p>
          </table:table-cell>
          <table:table-cell office:value-type="string">
            <text:p>94年12月5日 </text:p>
          </table:table-cell>
        </table:table-row>
        <table:table-row table:style-name="ro1">
          <table:table-cell office:value-type="float" office:value="94069">
            <text:p>94069</text:p>
          </table:table-cell>
          <table:table-cell office:value-type="string">
            <text:p>94年8月30日 </text:p>
          </table:table-cell>
          <table:table-cell office:value-type="string">
            <text:p>03  08  22  24  29  33   </text:p>
          </table:table-cell>
          <table:table-cell office:value-type="float" office:value="16">
            <text:p>16</text:p>
          </table:table-cell>
          <table:table-cell office:value-type="string">
            <text:p>94年11月30日 </text:p>
          </table:table-cell>
        </table:table-row>
        <table:table-row table:style-name="ro1">
          <table:table-cell office:value-type="float" office:value="94068">
            <text:p>94068</text:p>
          </table:table-cell>
          <table:table-cell office:value-type="string">
            <text:p>94年8月26日 </text:p>
          </table:table-cell>
          <table:table-cell office:value-type="string">
            <text:p>04  19  20  23  26  37   </text:p>
          </table:table-cell>
          <table:table-cell office:value-type="float" office:value="7">
            <text:p>7</text:p>
          </table:table-cell>
          <table:table-cell office:value-type="string">
            <text:p>94年11月28日 </text:p>
          </table:table-cell>
        </table:table-row>
        <table:table-row table:style-name="ro1">
          <table:table-cell office:value-type="float" office:value="94067">
            <text:p>94067</text:p>
          </table:table-cell>
          <table:table-cell office:value-type="string">
            <text:p>94年8月23日 </text:p>
          </table:table-cell>
          <table:table-cell office:value-type="string">
            <text:p>06  08  15  19  24  25   </text:p>
          </table:table-cell>
          <table:table-cell office:value-type="float" office:value="11">
            <text:p>11</text:p>
          </table:table-cell>
          <table:table-cell office:value-type="string">
            <text:p>94年11月23日 </text:p>
          </table:table-cell>
        </table:table-row>
        <table:table-row table:style-name="ro1">
          <table:table-cell office:value-type="float" office:value="94066">
            <text:p>94066</text:p>
          </table:table-cell>
          <table:table-cell office:value-type="string">
            <text:p>94年8月19日 </text:p>
          </table:table-cell>
          <table:table-cell office:value-type="string">
            <text:p>04  16  19  29  32  37   </text:p>
          </table:table-cell>
          <table:table-cell office:value-type="float" office:value="27">
            <text:p>27</text:p>
          </table:table-cell>
          <table:table-cell office:value-type="string">
            <text:p>94年11月21日 </text:p>
          </table:table-cell>
        </table:table-row>
        <table:table-row table:style-name="ro1">
          <table:table-cell office:value-type="float" office:value="94065">
            <text:p>94065</text:p>
          </table:table-cell>
          <table:table-cell office:value-type="string">
            <text:p>94年8月16日 </text:p>
          </table:table-cell>
          <table:table-cell office:value-type="string">
            <text:p>10  12  18  25  32  38   </text:p>
          </table:table-cell>
          <table:table-cell office:value-type="float" office:value="1">
            <text:p>1</text:p>
          </table:table-cell>
          <table:table-cell office:value-type="string">
            <text:p>94年11月16日 </text:p>
          </table:table-cell>
        </table:table-row>
        <table:table-row table:style-name="ro1">
          <table:table-cell office:value-type="float" office:value="94064">
            <text:p>94064</text:p>
          </table:table-cell>
          <table:table-cell office:value-type="string">
            <text:p>94年8月12日 </text:p>
          </table:table-cell>
          <table:table-cell office:value-type="string">
            <text:p>20  23  24  25  27  33   </text:p>
          </table:table-cell>
          <table:table-cell office:value-type="float" office:value="26">
            <text:p>26</text:p>
          </table:table-cell>
          <table:table-cell office:value-type="string">
            <text:p>94年11月14日 </text:p>
          </table:table-cell>
        </table:table-row>
        <table:table-row table:style-name="ro1">
          <table:table-cell office:value-type="float" office:value="94063">
            <text:p>94063</text:p>
          </table:table-cell>
          <table:table-cell office:value-type="string">
            <text:p>94年8月9日 </text:p>
          </table:table-cell>
          <table:table-cell office:value-type="string">
            <text:p>04  06  15  20  32  35   </text:p>
          </table:table-cell>
          <table:table-cell office:value-type="float" office:value="12">
            <text:p>12</text:p>
          </table:table-cell>
          <table:table-cell office:value-type="string">
            <text:p>94年11月9日 </text:p>
          </table:table-cell>
        </table:table-row>
        <table:table-row table:style-name="ro1">
          <table:table-cell office:value-type="float" office:value="94062">
            <text:p>94062</text:p>
          </table:table-cell>
          <table:table-cell office:value-type="string">
            <text:p>94年8月5日 </text:p>
          </table:table-cell>
          <table:table-cell office:value-type="string">
            <text:p>08  12  17  19  35  36   </text:p>
          </table:table-cell>
          <table:table-cell office:value-type="float" office:value="23">
            <text:p>23</text:p>
          </table:table-cell>
          <table:table-cell office:value-type="string">
            <text:p>94年11月7日 </text:p>
          </table:table-cell>
        </table:table-row>
        <table:table-row table:style-name="ro1">
          <table:table-cell office:value-type="float" office:value="94061">
            <text:p>94061</text:p>
          </table:table-cell>
          <table:table-cell office:value-type="string">
            <text:p>94年8月2日 </text:p>
          </table:table-cell>
          <table:table-cell office:value-type="string">
            <text:p>01  03  11  14  20  30   </text:p>
          </table:table-cell>
          <table:table-cell office:value-type="float" office:value="23">
            <text:p>23</text:p>
          </table:table-cell>
          <table:table-cell office:value-type="string">
            <text:p>94年11月2日 </text:p>
          </table:table-cell>
        </table:table-row>
        <table:table-row table:style-name="ro1">
          <table:table-cell office:value-type="float" office:value="94060">
            <text:p>94060</text:p>
          </table:table-cell>
          <table:table-cell office:value-type="string">
            <text:p>94年7月29日 </text:p>
          </table:table-cell>
          <table:table-cell office:value-type="string">
            <text:p>06  08  15  17  20  34   </text:p>
          </table:table-cell>
          <table:table-cell office:value-type="float" office:value="27">
            <text:p>27</text:p>
          </table:table-cell>
          <table:table-cell office:value-type="string">
            <text:p>94年10月31日 </text:p>
          </table:table-cell>
        </table:table-row>
        <table:table-row table:style-name="ro1">
          <table:table-cell office:value-type="float" office:value="94059">
            <text:p>94059</text:p>
          </table:table-cell>
          <table:table-cell office:value-type="string">
            <text:p>94年7月26日 </text:p>
          </table:table-cell>
          <table:table-cell office:value-type="string">
            <text:p>01  21  27  28  33  37   </text:p>
          </table:table-cell>
          <table:table-cell office:value-type="float" office:value="26">
            <text:p>26</text:p>
          </table:table-cell>
          <table:table-cell office:value-type="string">
            <text:p>94年10月26日 </text:p>
          </table:table-cell>
        </table:table-row>
        <table:table-row table:style-name="ro1">
          <table:table-cell office:value-type="float" office:value="94058">
            <text:p>94058</text:p>
          </table:table-cell>
          <table:table-cell office:value-type="string">
            <text:p>94年7月22日 </text:p>
          </table:table-cell>
          <table:table-cell office:value-type="string">
            <text:p>06  17  21  31  34  37   </text:p>
          </table:table-cell>
          <table:table-cell office:value-type="float" office:value="8">
            <text:p>8</text:p>
          </table:table-cell>
          <table:table-cell office:value-type="string">
            <text:p>94年10月24日 </text:p>
          </table:table-cell>
        </table:table-row>
        <table:table-row table:style-name="ro1">
          <table:table-cell office:value-type="float" office:value="94057">
            <text:p>94057</text:p>
          </table:table-cell>
          <table:table-cell office:value-type="string">
            <text:p>94年7月19日 </text:p>
          </table:table-cell>
          <table:table-cell office:value-type="string">
            <text:p>07  08  12  16  22  31   </text:p>
          </table:table-cell>
          <table:table-cell office:value-type="float" office:value="34">
            <text:p>34</text:p>
          </table:table-cell>
          <table:table-cell office:value-type="string">
            <text:p>94年10月19日 </text:p>
          </table:table-cell>
        </table:table-row>
        <table:table-row table:style-name="ro1">
          <table:table-cell office:value-type="float" office:value="94056">
            <text:p>94056</text:p>
          </table:table-cell>
          <table:table-cell office:value-type="string">
            <text:p>94年7月15日 </text:p>
          </table:table-cell>
          <table:table-cell office:value-type="string">
            <text:p>09  15  16  17  25  28   </text:p>
          </table:table-cell>
          <table:table-cell office:value-type="float" office:value="23">
            <text:p>23</text:p>
          </table:table-cell>
          <table:table-cell office:value-type="string">
            <text:p>94年10月19日 </text:p>
          </table:table-cell>
        </table:table-row>
        <table:table-row table:style-name="ro1">
          <table:table-cell office:value-type="float" office:value="94055">
            <text:p>94055</text:p>
          </table:table-cell>
          <table:table-cell office:value-type="string">
            <text:p>94年7月12日 </text:p>
          </table:table-cell>
          <table:table-cell office:value-type="string">
            <text:p>04  06  09  11  18  19   </text:p>
          </table:table-cell>
          <table:table-cell office:value-type="float" office:value="10">
            <text:p>10</text:p>
          </table:table-cell>
          <table:table-cell office:value-type="string">
            <text:p>94年10月12日 </text:p>
          </table:table-cell>
        </table:table-row>
        <table:table-row table:style-name="ro1">
          <table:table-cell office:value-type="float" office:value="94054">
            <text:p>94054</text:p>
          </table:table-cell>
          <table:table-cell office:value-type="string">
            <text:p>94年7月8日 </text:p>
          </table:table-cell>
          <table:table-cell office:value-type="string">
            <text:p>04  07  24  32  34  38   </text:p>
          </table:table-cell>
          <table:table-cell office:value-type="float" office:value="1">
            <text:p>1</text:p>
          </table:table-cell>
          <table:table-cell office:value-type="string">
            <text:p>94年10月11日 </text:p>
          </table:table-cell>
        </table:table-row>
        <table:table-row table:style-name="ro1">
          <table:table-cell office:value-type="float" office:value="94053">
            <text:p>94053</text:p>
          </table:table-cell>
          <table:table-cell office:value-type="string">
            <text:p>94年7月5日 </text:p>
          </table:table-cell>
          <table:table-cell office:value-type="string">
            <text:p>01  08  10  12  16  38   </text:p>
          </table:table-cell>
          <table:table-cell office:value-type="float" office:value="30">
            <text:p>30</text:p>
          </table:table-cell>
          <table:table-cell office:value-type="string">
            <text:p>94年10月5日 </text:p>
          </table:table-cell>
        </table:table-row>
        <table:table-row table:style-name="ro1">
          <table:table-cell office:value-type="float" office:value="94052">
            <text:p>94052</text:p>
          </table:table-cell>
          <table:table-cell office:value-type="string">
            <text:p>94年7月1日 </text:p>
          </table:table-cell>
          <table:table-cell office:value-type="string">
            <text:p>01  14  21  24  36  37   </text:p>
          </table:table-cell>
          <table:table-cell office:value-type="float" office:value="23">
            <text:p>23</text:p>
          </table:table-cell>
          <table:table-cell office:value-type="string">
            <text:p>94年10月3日 </text:p>
          </table:table-cell>
        </table:table-row>
        <table:table-row table:style-name="ro1">
          <table:table-cell office:value-type="float" office:value="94051">
            <text:p>94051</text:p>
          </table:table-cell>
          <table:table-cell office:value-type="string">
            <text:p>94年6月28日 </text:p>
          </table:table-cell>
          <table:table-cell office:value-type="string">
            <text:p>05  09  21  25  32  36   </text:p>
          </table:table-cell>
          <table:table-cell office:value-type="float" office:value="37">
            <text:p>37</text:p>
          </table:table-cell>
          <table:table-cell office:value-type="string">
            <text:p>94年9月28日 </text:p>
          </table:table-cell>
        </table:table-row>
        <table:table-row table:style-name="ro1">
          <table:table-cell office:value-type="float" office:value="94050">
            <text:p>94050</text:p>
          </table:table-cell>
          <table:table-cell office:value-type="string">
            <text:p>94年6月24日 </text:p>
          </table:table-cell>
          <table:table-cell office:value-type="string">
            <text:p>17  22  23  28  30  38   </text:p>
          </table:table-cell>
          <table:table-cell office:value-type="float" office:value="8">
            <text:p>8</text:p>
          </table:table-cell>
          <table:table-cell office:value-type="string">
            <text:p>94年9月26日 </text:p>
          </table:table-cell>
        </table:table-row>
        <table:table-row table:style-name="ro1">
          <table:table-cell office:value-type="float" office:value="94049">
            <text:p>94049</text:p>
          </table:table-cell>
          <table:table-cell office:value-type="string">
            <text:p>94年6月21日 </text:p>
          </table:table-cell>
          <table:table-cell office:value-type="string">
            <text:p>03  04  05  19  20  29   </text:p>
          </table:table-cell>
          <table:table-cell office:value-type="float" office:value="11">
            <text:p>11</text:p>
          </table:table-cell>
          <table:table-cell office:value-type="string">
            <text:p>94年9月21日 </text:p>
          </table:table-cell>
        </table:table-row>
        <table:table-row table:style-name="ro1">
          <table:table-cell office:value-type="float" office:value="94048">
            <text:p>94048</text:p>
          </table:table-cell>
          <table:table-cell office:value-type="string">
            <text:p>94年6月17日 </text:p>
          </table:table-cell>
          <table:table-cell office:value-type="string">
            <text:p>01  06  10  12  29  36   </text:p>
          </table:table-cell>
          <table:table-cell office:value-type="float" office:value="25">
            <text:p>25</text:p>
          </table:table-cell>
          <table:table-cell office:value-type="string">
            <text:p>94年9月17日 </text:p>
          </table:table-cell>
        </table:table-row>
        <table:table-row table:style-name="ro1">
          <table:table-cell office:value-type="float" office:value="94047">
            <text:p>94047</text:p>
          </table:table-cell>
          <table:table-cell office:value-type="string">
            <text:p>94年6月14日 </text:p>
          </table:table-cell>
          <table:table-cell office:value-type="string">
            <text:p>02  04  12  14  18  30   </text:p>
          </table:table-cell>
          <table:table-cell office:value-type="float" office:value="5">
            <text:p>5</text:p>
          </table:table-cell>
          <table:table-cell office:value-type="string">
            <text:p>94年9月14日 </text:p>
          </table:table-cell>
        </table:table-row>
        <table:table-row table:style-name="ro1">
          <table:table-cell office:value-type="float" office:value="94046">
            <text:p>94046</text:p>
          </table:table-cell>
          <table:table-cell office:value-type="string">
            <text:p>94年6月10日 </text:p>
          </table:table-cell>
          <table:table-cell office:value-type="string">
            <text:p>03  04  19  28  29  30   </text:p>
          </table:table-cell>
          <table:table-cell office:value-type="float" office:value="15">
            <text:p>15</text:p>
          </table:table-cell>
          <table:table-cell office:value-type="string">
            <text:p>94年9月12日 </text:p>
          </table:table-cell>
        </table:table-row>
        <table:table-row table:style-name="ro1">
          <table:table-cell office:value-type="float" office:value="94045">
            <text:p>94045</text:p>
          </table:table-cell>
          <table:table-cell office:value-type="string">
            <text:p>94年6月7日 </text:p>
          </table:table-cell>
          <table:table-cell office:value-type="string">
            <text:p>01  09  19  25  31  34   </text:p>
          </table:table-cell>
          <table:table-cell office:value-type="float" office:value="5">
            <text:p>5</text:p>
          </table:table-cell>
          <table:table-cell office:value-type="string">
            <text:p>94年9月7日 </text:p>
          </table:table-cell>
        </table:table-row>
        <table:table-row table:style-name="ro1">
          <table:table-cell office:value-type="float" office:value="94044">
            <text:p>94044</text:p>
          </table:table-cell>
          <table:table-cell office:value-type="string">
            <text:p>94年6月3日 </text:p>
          </table:table-cell>
          <table:table-cell office:value-type="string">
            <text:p>11  18  26  29  34  35   </text:p>
          </table:table-cell>
          <table:table-cell office:value-type="float" office:value="30">
            <text:p>30</text:p>
          </table:table-cell>
          <table:table-cell office:value-type="string">
            <text:p>94年9月5日 </text:p>
          </table:table-cell>
        </table:table-row>
        <table:table-row table:style-name="ro1">
          <table:table-cell office:value-type="float" office:value="94043">
            <text:p>94043</text:p>
          </table:table-cell>
          <table:table-cell office:value-type="string">
            <text:p>94年5月31日 </text:p>
          </table:table-cell>
          <table:table-cell office:value-type="string">
            <text:p>14  25  26  34  37  38   </text:p>
          </table:table-cell>
          <table:table-cell office:value-type="float" office:value="8">
            <text:p>8</text:p>
          </table:table-cell>
          <table:table-cell office:value-type="string">
            <text:p>94年9月1日 </text:p>
          </table:table-cell>
        </table:table-row>
        <table:table-row table:style-name="ro1">
          <table:table-cell office:value-type="float" office:value="94042">
            <text:p>94042</text:p>
          </table:table-cell>
          <table:table-cell office:value-type="string">
            <text:p>94年5月27日 </text:p>
          </table:table-cell>
          <table:table-cell office:value-type="string">
            <text:p>02  09  12  17  20  37   </text:p>
          </table:table-cell>
          <table:table-cell office:value-type="float" office:value="34">
            <text:p>34</text:p>
          </table:table-cell>
          <table:table-cell office:value-type="string">
            <text:p>94年8月29日 </text:p>
          </table:table-cell>
        </table:table-row>
        <table:table-row table:style-name="ro1">
          <table:table-cell office:value-type="float" office:value="94041">
            <text:p>94041</text:p>
          </table:table-cell>
          <table:table-cell office:value-type="string">
            <text:p>94年5月24日 </text:p>
          </table:table-cell>
          <table:table-cell office:value-type="string">
            <text:p>10  11  22  26  30  37   </text:p>
          </table:table-cell>
          <table:table-cell office:value-type="float" office:value="1">
            <text:p>1</text:p>
          </table:table-cell>
          <table:table-cell office:value-type="string">
            <text:p>94年8月24日 </text:p>
          </table:table-cell>
        </table:table-row>
        <table:table-row table:style-name="ro1">
          <table:table-cell office:value-type="float" office:value="94040">
            <text:p>94040</text:p>
          </table:table-cell>
          <table:table-cell office:value-type="string">
            <text:p>94年5月20日 </text:p>
          </table:table-cell>
          <table:table-cell office:value-type="string">
            <text:p>04  05  14  17  35  37   </text:p>
          </table:table-cell>
          <table:table-cell office:value-type="float" office:value="34">
            <text:p>34</text:p>
          </table:table-cell>
          <table:table-cell office:value-type="string">
            <text:p>94年8月22日 </text:p>
          </table:table-cell>
        </table:table-row>
        <table:table-row table:style-name="ro1">
          <table:table-cell office:value-type="float" office:value="94039">
            <text:p>94039</text:p>
          </table:table-cell>
          <table:table-cell office:value-type="string">
            <text:p>94年5月17日 </text:p>
          </table:table-cell>
          <table:table-cell office:value-type="string">
            <text:p>01  05  08  09  26  29   </text:p>
          </table:table-cell>
          <table:table-cell office:value-type="float" office:value="22">
            <text:p>22</text:p>
          </table:table-cell>
          <table:table-cell office:value-type="string">
            <text:p>94年8月17日 </text:p>
          </table:table-cell>
        </table:table-row>
        <table:table-row table:style-name="ro1">
          <table:table-cell office:value-type="float" office:value="94038">
            <text:p>94038</text:p>
          </table:table-cell>
          <table:table-cell office:value-type="string">
            <text:p>94年5月13日 </text:p>
          </table:table-cell>
          <table:table-cell office:value-type="string">
            <text:p>07  20  21  23  25  34   </text:p>
          </table:table-cell>
          <table:table-cell office:value-type="float" office:value="10">
            <text:p>10</text:p>
          </table:table-cell>
          <table:table-cell office:value-type="string">
            <text:p>94年8月15日 </text:p>
          </table:table-cell>
        </table:table-row>
        <table:table-row table:style-name="ro1">
          <table:table-cell office:value-type="float" office:value="94037">
            <text:p>94037</text:p>
          </table:table-cell>
          <table:table-cell office:value-type="string">
            <text:p>94年5月10日 </text:p>
          </table:table-cell>
          <table:table-cell office:value-type="string">
            <text:p>04  13  15  24  33  35   </text:p>
          </table:table-cell>
          <table:table-cell office:value-type="float" office:value="26">
            <text:p>26</text:p>
          </table:table-cell>
          <table:table-cell office:value-type="string">
            <text:p>94年8月10日 </text:p>
          </table:table-cell>
        </table:table-row>
        <table:table-row table:style-name="ro1">
          <table:table-cell office:value-type="float" office:value="94036">
            <text:p>94036</text:p>
          </table:table-cell>
          <table:table-cell office:value-type="string">
            <text:p>94年5月6日 </text:p>
          </table:table-cell>
          <table:table-cell office:value-type="string">
            <text:p>08  15  19  23  27  37   </text:p>
          </table:table-cell>
          <table:table-cell office:value-type="float" office:value="33">
            <text:p>33</text:p>
          </table:table-cell>
          <table:table-cell office:value-type="string">
            <text:p>94年8月8日 </text:p>
          </table:table-cell>
        </table:table-row>
        <table:table-row table:style-name="ro1">
          <table:table-cell office:value-type="float" office:value="94035">
            <text:p>94035</text:p>
          </table:table-cell>
          <table:table-cell office:value-type="string">
            <text:p>94年5月3日 </text:p>
          </table:table-cell>
          <table:table-cell office:value-type="string">
            <text:p>05  10  24  35  37  38   </text:p>
          </table:table-cell>
          <table:table-cell office:value-type="float" office:value="16">
            <text:p>16</text:p>
          </table:table-cell>
          <table:table-cell office:value-type="string">
            <text:p>94年8月3日 </text:p>
          </table:table-cell>
        </table:table-row>
        <table:table-row table:style-name="ro1">
          <table:table-cell office:value-type="float" office:value="94034">
            <text:p>94034</text:p>
          </table:table-cell>
          <table:table-cell office:value-type="string">
            <text:p>94年4月29日 </text:p>
          </table:table-cell>
          <table:table-cell office:value-type="string">
            <text:p>03  20  23  31  36  37   </text:p>
          </table:table-cell>
          <table:table-cell office:value-type="float" office:value="17">
            <text:p>17</text:p>
          </table:table-cell>
          <table:table-cell office:value-type="string">
            <text:p>94年7月29日 </text:p>
          </table:table-cell>
        </table:table-row>
        <table:table-row table:style-name="ro1">
          <table:table-cell office:value-type="float" office:value="94033">
            <text:p>94033</text:p>
          </table:table-cell>
          <table:table-cell office:value-type="string">
            <text:p>94年4月26日 </text:p>
          </table:table-cell>
          <table:table-cell office:value-type="string">
            <text:p>02  21  26  31  36  38   </text:p>
          </table:table-cell>
          <table:table-cell office:value-type="float" office:value="23">
            <text:p>23</text:p>
          </table:table-cell>
          <table:table-cell office:value-type="string">
            <text:p>94年7月26日 </text:p>
          </table:table-cell>
        </table:table-row>
        <table:table-row table:style-name="ro1">
          <table:table-cell office:value-type="float" office:value="94032">
            <text:p>94032</text:p>
          </table:table-cell>
          <table:table-cell office:value-type="string">
            <text:p>94年4月22日 </text:p>
          </table:table-cell>
          <table:table-cell office:value-type="string">
            <text:p>01  11  19  29  30  32   </text:p>
          </table:table-cell>
          <table:table-cell office:value-type="float" office:value="4">
            <text:p>4</text:p>
          </table:table-cell>
          <table:table-cell office:value-type="string">
            <text:p>94年7月22日 </text:p>
          </table:table-cell>
        </table:table-row>
        <table:table-row table:style-name="ro1">
          <table:table-cell office:value-type="float" office:value="94031">
            <text:p>94031</text:p>
          </table:table-cell>
          <table:table-cell office:value-type="string">
            <text:p>94年4月19日 </text:p>
          </table:table-cell>
          <table:table-cell office:value-type="string">
            <text:p>03  09  17  19  28  30   </text:p>
          </table:table-cell>
          <table:table-cell office:value-type="float" office:value="29">
            <text:p>29</text:p>
          </table:table-cell>
          <table:table-cell office:value-type="string">
            <text:p>94年7月19日 </text:p>
          </table:table-cell>
        </table:table-row>
        <table:table-row table:style-name="ro1">
          <table:table-cell office:value-type="float" office:value="94030">
            <text:p>94030</text:p>
          </table:table-cell>
          <table:table-cell office:value-type="string">
            <text:p>94年4月15日 </text:p>
          </table:table-cell>
          <table:table-cell office:value-type="string">
            <text:p>10  15  24  27  32  36   </text:p>
          </table:table-cell>
          <table:table-cell office:value-type="float" office:value="30">
            <text:p>30</text:p>
          </table:table-cell>
          <table:table-cell office:value-type="string">
            <text:p>94年7月15日 </text:p>
          </table:table-cell>
        </table:table-row>
        <table:table-row table:style-name="ro1">
          <table:table-cell office:value-type="float" office:value="94029">
            <text:p>94029</text:p>
          </table:table-cell>
          <table:table-cell office:value-type="string">
            <text:p>94年4月12日 </text:p>
          </table:table-cell>
          <table:table-cell office:value-type="string">
            <text:p>02  03  08  10  13  29   </text:p>
          </table:table-cell>
          <table:table-cell office:value-type="float" office:value="11">
            <text:p>11</text:p>
          </table:table-cell>
          <table:table-cell office:value-type="string">
            <text:p>94年7月12日 </text:p>
          </table:table-cell>
        </table:table-row>
        <table:table-row table:style-name="ro1">
          <table:table-cell office:value-type="float" office:value="94028">
            <text:p>94028</text:p>
          </table:table-cell>
          <table:table-cell office:value-type="string">
            <text:p>94年4月8日 </text:p>
          </table:table-cell>
          <table:table-cell office:value-type="string">
            <text:p>01  04  08  13  25  34   </text:p>
          </table:table-cell>
          <table:table-cell office:value-type="float" office:value="19">
            <text:p>19</text:p>
          </table:table-cell>
          <table:table-cell office:value-type="string">
            <text:p>94年7月8日 </text:p>
          </table:table-cell>
        </table:table-row>
        <table:table-row table:style-name="ro1">
          <table:table-cell office:value-type="float" office:value="94027">
            <text:p>94027</text:p>
          </table:table-cell>
          <table:table-cell office:value-type="string">
            <text:p>94年4月5日 </text:p>
          </table:table-cell>
          <table:table-cell office:value-type="string">
            <text:p>08  16  25  28  36  37   </text:p>
          </table:table-cell>
          <table:table-cell office:value-type="float" office:value="3">
            <text:p>3</text:p>
          </table:table-cell>
          <table:table-cell office:value-type="string">
            <text:p>94年7月5日 </text:p>
          </table:table-cell>
        </table:table-row>
        <table:table-row table:style-name="ro1">
          <table:table-cell office:value-type="float" office:value="94026">
            <text:p>94026</text:p>
          </table:table-cell>
          <table:table-cell office:value-type="string">
            <text:p>94年4月1日 </text:p>
          </table:table-cell>
          <table:table-cell office:value-type="string">
            <text:p>03  07  09  12  29  32   </text:p>
          </table:table-cell>
          <table:table-cell office:value-type="float" office:value="38">
            <text:p>38</text:p>
          </table:table-cell>
          <table:table-cell office:value-type="string">
            <text:p>94年7月1日 </text:p>
          </table:table-cell>
        </table:table-row>
        <table:table-row table:style-name="ro1">
          <table:table-cell office:value-type="float" office:value="94025">
            <text:p>94025</text:p>
          </table:table-cell>
          <table:table-cell office:value-type="string">
            <text:p>94年3月29日 </text:p>
          </table:table-cell>
          <table:table-cell office:value-type="string">
            <text:p>13  22  23  25  34  37   </text:p>
          </table:table-cell>
          <table:table-cell office:value-type="float" office:value="16">
            <text:p>16</text:p>
          </table:table-cell>
          <table:table-cell office:value-type="string">
            <text:p>94年6月29日 </text:p>
          </table:table-cell>
        </table:table-row>
        <table:table-row table:style-name="ro1">
          <table:table-cell office:value-type="float" office:value="94024">
            <text:p>94024</text:p>
          </table:table-cell>
          <table:table-cell office:value-type="string">
            <text:p>94年3月25日 </text:p>
          </table:table-cell>
          <table:table-cell office:value-type="string">
            <text:p>03  16  25  27  29  35   </text:p>
          </table:table-cell>
          <table:table-cell office:value-type="float" office:value="23">
            <text:p>23</text:p>
          </table:table-cell>
          <table:table-cell office:value-type="string">
            <text:p>94年6月27日 </text:p>
          </table:table-cell>
        </table:table-row>
        <table:table-row table:style-name="ro1">
          <table:table-cell office:value-type="float" office:value="94023">
            <text:p>94023</text:p>
          </table:table-cell>
          <table:table-cell office:value-type="string">
            <text:p>94年3月22日 </text:p>
          </table:table-cell>
          <table:table-cell office:value-type="string">
            <text:p>06  14  19  31  33  34   </text:p>
          </table:table-cell>
          <table:table-cell office:value-type="float" office:value="2">
            <text:p>2</text:p>
          </table:table-cell>
          <table:table-cell office:value-type="string">
            <text:p>94年6月22日 </text:p>
          </table:table-cell>
        </table:table-row>
        <table:table-row table:style-name="ro1">
          <table:table-cell office:value-type="float" office:value="94022">
            <text:p>94022</text:p>
          </table:table-cell>
          <table:table-cell office:value-type="string">
            <text:p>94年3月18日 </text:p>
          </table:table-cell>
          <table:table-cell office:value-type="string">
            <text:p>03  12  13  17  18  21   </text:p>
          </table:table-cell>
          <table:table-cell office:value-type="float" office:value="35">
            <text:p>35</text:p>
          </table:table-cell>
          <table:table-cell office:value-type="string">
            <text:p>94年6月20日 </text:p>
          </table:table-cell>
        </table:table-row>
        <table:table-row table:style-name="ro1">
          <table:table-cell office:value-type="float" office:value="94021">
            <text:p>94021</text:p>
          </table:table-cell>
          <table:table-cell office:value-type="string">
            <text:p>94年3月15日 </text:p>
          </table:table-cell>
          <table:table-cell office:value-type="string">
            <text:p>04  06  13  29  32  37   </text:p>
          </table:table-cell>
          <table:table-cell office:value-type="float" office:value="33">
            <text:p>33</text:p>
          </table:table-cell>
          <table:table-cell office:value-type="string">
            <text:p>94年6月15日 </text:p>
          </table:table-cell>
        </table:table-row>
        <table:table-row table:style-name="ro1">
          <table:table-cell office:value-type="float" office:value="94020">
            <text:p>94020</text:p>
          </table:table-cell>
          <table:table-cell office:value-type="string">
            <text:p>94年3月11日 </text:p>
          </table:table-cell>
          <table:table-cell office:value-type="string">
            <text:p>04  11  17  20  23  34   </text:p>
          </table:table-cell>
          <table:table-cell office:value-type="float" office:value="29">
            <text:p>29</text:p>
          </table:table-cell>
          <table:table-cell office:value-type="string">
            <text:p>94年6月13日 </text:p>
          </table:table-cell>
        </table:table-row>
        <table:table-row table:style-name="ro1">
          <table:table-cell office:value-type="float" office:value="94019">
            <text:p>94019</text:p>
          </table:table-cell>
          <table:table-cell office:value-type="string">
            <text:p>94年3月8日 </text:p>
          </table:table-cell>
          <table:table-cell office:value-type="string">
            <text:p>01  10  13  20  31  35   </text:p>
          </table:table-cell>
          <table:table-cell office:value-type="float" office:value="37">
            <text:p>37</text:p>
          </table:table-cell>
          <table:table-cell office:value-type="string">
            <text:p>94年6月8日 </text:p>
          </table:table-cell>
        </table:table-row>
        <table:table-row table:style-name="ro1">
          <table:table-cell office:value-type="float" office:value="94018">
            <text:p>94018</text:p>
          </table:table-cell>
          <table:table-cell office:value-type="string">
            <text:p>94年3月4日 </text:p>
          </table:table-cell>
          <table:table-cell office:value-type="string">
            <text:p>11  17  30  32  34  36   </text:p>
          </table:table-cell>
          <table:table-cell office:value-type="float" office:value="20">
            <text:p>20</text:p>
          </table:table-cell>
          <table:table-cell office:value-type="string">
            <text:p>94年6月6日 </text:p>
          </table:table-cell>
        </table:table-row>
        <table:table-row table:style-name="ro1">
          <table:table-cell office:value-type="float" office:value="94017">
            <text:p>94017</text:p>
          </table:table-cell>
          <table:table-cell office:value-type="string">
            <text:p>94年3月1日 </text:p>
          </table:table-cell>
          <table:table-cell office:value-type="string">
            <text:p>09  12  17  23  28  38   </text:p>
          </table:table-cell>
          <table:table-cell office:value-type="float" office:value="2">
            <text:p>2</text:p>
          </table:table-cell>
          <table:table-cell office:value-type="string">
            <text:p>94年6月1日 </text:p>
          </table:table-cell>
        </table:table-row>
        <table:table-row table:style-name="ro1">
          <table:table-cell office:value-type="float" office:value="94016">
            <text:p>94016</text:p>
          </table:table-cell>
          <table:table-cell office:value-type="string">
            <text:p>94年2月25日 </text:p>
          </table:table-cell>
          <table:table-cell office:value-type="string">
            <text:p>02  15  26  29  31  37   </text:p>
          </table:table-cell>
          <table:table-cell office:value-type="float" office:value="13">
            <text:p>13</text:p>
          </table:table-cell>
          <table:table-cell office:value-type="string">
            <text:p>94年5月31日 </text:p>
          </table:table-cell>
        </table:table-row>
        <table:table-row table:style-name="ro1">
          <table:table-cell office:value-type="float" office:value="94015">
            <text:p>94015</text:p>
          </table:table-cell>
          <table:table-cell office:value-type="string">
            <text:p>94年2月22日 </text:p>
          </table:table-cell>
          <table:table-cell office:value-type="string">
            <text:p>08  25  27  32  33  35   </text:p>
          </table:table-cell>
          <table:table-cell office:value-type="float" office:value="36">
            <text:p>36</text:p>
          </table:table-cell>
          <table:table-cell office:value-type="string">
            <text:p>94年5月23日 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94年2月18日 </text:p>
          </table:table-cell>
          <table:table-cell office:value-type="string">
            <text:p>03  11  14  16  17  25   </text:p>
          </table:table-cell>
          <table:table-cell office:value-type="float" office:value="31">
            <text:p>31</text:p>
          </table:table-cell>
          <table:table-cell office:value-type="string">
            <text:p>94年5月20日 </text:p>
          </table:table-cell>
        </table:table-row>
        <table:table-row table:style-name="ro1">
          <table:table-cell office:value-type="float" office:value="94013">
            <text:p>94013</text:p>
          </table:table-cell>
          <table:table-cell office:value-type="string">
            <text:p>94年2月15日 </text:p>
          </table:table-cell>
          <table:table-cell office:value-type="string">
            <text:p>01  02  21  22  25  37   </text:p>
          </table:table-cell>
          <table:table-cell office:value-type="float" office:value="14">
            <text:p>14</text:p>
          </table:table-cell>
          <table:table-cell office:value-type="string">
            <text:p>94年5月16日 </text:p>
          </table:table-cell>
        </table:table-row>
        <table:table-row table:style-name="ro2">
          <table:table-cell office:value-type="float" office:value="94012" table:number-columns-spanned="1" table:number-rows-spanned="2">
            <text:p>94012</text:p>
          </table:table-cell>
          <table:table-cell office:value-type="string" table:number-columns-spanned="1" table:number-rows-spanned="2">
            <text:p>94年2月11日 </text:p>
          </table:table-cell>
          <table:table-cell office:value-type="string" table:number-columns-spanned="1" table:number-rows-spanned="2">
            <text:p>01  15  21  23  29  31   </text:p>
          </table:table-cell>
          <table:table-cell office:value-type="float" office:value="32" table:number-columns-spanned="1" table:number-rows-spanned="2">
            <text:p>32</text:p>
          </table:table-cell>
          <table:table-cell office:value-type="string" table:number-columns-spanned="1" table:number-rows-spanned="2">
            <text:p>94年5月13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11" table:number-columns-spanned="1" table:number-rows-spanned="2">
            <text:p>94011</text:p>
          </table:table-cell>
          <table:table-cell office:value-type="string" table:number-columns-spanned="1" table:number-rows-spanned="2">
            <text:p>94年2月8日 </text:p>
          </table:table-cell>
          <table:table-cell office:value-type="string" table:number-columns-spanned="1" table:number-rows-spanned="2">
            <text:p>05  09  14  29  34  38   </text:p>
          </table:table-cell>
          <table:table-cell office:value-type="float" office:value="28" table:number-columns-spanned="1" table:number-rows-spanned="2">
            <text:p>28</text:p>
          </table:table-cell>
          <table:table-cell office:value-type="string" table:number-columns-spanned="1" table:number-rows-spanned="2">
            <text:p>94年5月13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10" table:number-columns-spanned="1" table:number-rows-spanned="2">
            <text:p>94010</text:p>
          </table:table-cell>
          <table:table-cell office:value-type="string" table:number-columns-spanned="1" table:number-rows-spanned="2">
            <text:p>94年2月4日 </text:p>
          </table:table-cell>
          <table:table-cell office:value-type="string" table:number-columns-spanned="1" table:number-rows-spanned="2">
            <text:p>02  07  09  11  16  24   </text:p>
          </table:table-cell>
          <table:table-cell office:value-type="float" office:value="20" table:number-columns-spanned="1" table:number-rows-spanned="2">
            <text:p>20</text:p>
          </table:table-cell>
          <table:table-cell office:value-type="string" table:number-columns-spanned="1" table:number-rows-spanned="2">
            <text:p>94年5月4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9" table:number-columns-spanned="1" table:number-rows-spanned="2">
            <text:p>94009</text:p>
          </table:table-cell>
          <table:table-cell office:value-type="string" table:number-columns-spanned="1" table:number-rows-spanned="2">
            <text:p>94年2月1日 </text:p>
          </table:table-cell>
          <table:table-cell office:value-type="string" table:number-columns-spanned="1" table:number-rows-spanned="2">
            <text:p>01  02  12  14  34  37   </text:p>
          </table:table-cell>
          <table:table-cell office:value-type="float" office:value="13" table:number-columns-spanned="1" table:number-rows-spanned="2">
            <text:p>13</text:p>
          </table:table-cell>
          <table:table-cell office:value-type="string" table:number-columns-spanned="1" table:number-rows-spanned="2">
            <text:p>94年5月2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8" table:number-columns-spanned="1" table:number-rows-spanned="2">
            <text:p>94008</text:p>
          </table:table-cell>
          <table:table-cell office:value-type="string" table:number-columns-spanned="1" table:number-rows-spanned="2">
            <text:p>94年1月28日 </text:p>
          </table:table-cell>
          <table:table-cell office:value-type="string" table:number-columns-spanned="1" table:number-rows-spanned="2">
            <text:p>05  08  12  16  21  38   </text:p>
          </table:table-cell>
          <table:table-cell office:value-type="float" office:value="9" table:number-columns-spanned="1" table:number-rows-spanned="2">
            <text:p>9</text:p>
          </table:table-cell>
          <table:table-cell office:value-type="string" table:number-columns-spanned="1" table:number-rows-spanned="2">
            <text:p>94年5月2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7" table:number-columns-spanned="1" table:number-rows-spanned="2">
            <text:p>94007</text:p>
          </table:table-cell>
          <table:table-cell office:value-type="string" table:number-columns-spanned="1" table:number-rows-spanned="2">
            <text:p>94年1月25日 </text:p>
          </table:table-cell>
          <table:table-cell office:value-type="string" table:number-columns-spanned="1" table:number-rows-spanned="2">
            <text:p>01  03  06  14  24  33   </text:p>
          </table:table-cell>
          <table:table-cell office:value-type="float" office:value="37" table:number-columns-spanned="1" table:number-rows-spanned="2">
            <text:p>37</text:p>
          </table:table-cell>
          <table:table-cell office:value-type="string" table:number-columns-spanned="1" table:number-rows-spanned="2">
            <text:p>94年4月25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6" table:number-columns-spanned="1" table:number-rows-spanned="2">
            <text:p>94006</text:p>
          </table:table-cell>
          <table:table-cell office:value-type="string" table:number-columns-spanned="1" table:number-rows-spanned="2">
            <text:p>94年1月21日 </text:p>
          </table:table-cell>
          <table:table-cell office:value-type="string" table:number-columns-spanned="1" table:number-rows-spanned="2">
            <text:p>05  07  12  13  26  35   </text:p>
          </table:table-cell>
          <table:table-cell office:value-type="float" office:value="15" table:number-columns-spanned="1" table:number-rows-spanned="2">
            <text:p>15</text:p>
          </table:table-cell>
          <table:table-cell office:value-type="string" table:number-columns-spanned="1" table:number-rows-spanned="2">
            <text:p>94年4月25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5" table:number-columns-spanned="1" table:number-rows-spanned="2">
            <text:p>94005</text:p>
          </table:table-cell>
          <table:table-cell office:value-type="string" table:number-columns-spanned="1" table:number-rows-spanned="2">
            <text:p>94年1月18日 </text:p>
          </table:table-cell>
          <table:table-cell office:value-type="string" table:number-columns-spanned="1" table:number-rows-spanned="2">
            <text:p>02  07  08  15  25  28   </text:p>
          </table:table-cell>
          <table:table-cell office:value-type="float" office:value="40" table:number-columns-spanned="1" table:number-rows-spanned="2">
            <text:p>40</text:p>
          </table:table-cell>
          <table:table-cell office:value-type="string" table:number-columns-spanned="1" table:number-rows-spanned="2">
            <text:p>94年4月18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4" table:number-columns-spanned="1" table:number-rows-spanned="2">
            <text:p>94004</text:p>
          </table:table-cell>
          <table:table-cell office:value-type="string" table:number-columns-spanned="1" table:number-rows-spanned="2">
            <text:p>94年1月14日 </text:p>
          </table:table-cell>
          <table:table-cell office:value-type="string" table:number-columns-spanned="1" table:number-rows-spanned="2">
            <text:p>16  18  19  34  35  37   </text:p>
          </table:table-cell>
          <table:table-cell office:value-type="float" office:value="30" table:number-columns-spanned="1" table:number-rows-spanned="2">
            <text:p>30</text:p>
          </table:table-cell>
          <table:table-cell office:value-type="string" table:number-columns-spanned="1" table:number-rows-spanned="2">
            <text:p>94年4月18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3" table:number-columns-spanned="1" table:number-rows-spanned="2">
            <text:p>94003</text:p>
          </table:table-cell>
          <table:table-cell office:value-type="string" table:number-columns-spanned="1" table:number-rows-spanned="2">
            <text:p>94年1月11日 </text:p>
          </table:table-cell>
          <table:table-cell office:value-type="string" table:number-columns-spanned="1" table:number-rows-spanned="2">
            <text:p>03  16  24  33  38  41   </text:p>
          </table:table-cell>
          <table:table-cell office:value-type="float" office:value="7" table:number-columns-spanned="1" table:number-rows-spanned="2">
            <text:p>7</text:p>
          </table:table-cell>
          <table:table-cell office:value-type="string" table:number-columns-spanned="1" table:number-rows-spanned="2">
            <text:p>94年4月11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2" table:number-columns-spanned="1" table:number-rows-spanned="2">
            <text:p>94002</text:p>
          </table:table-cell>
          <table:table-cell office:value-type="string" table:number-columns-spanned="1" table:number-rows-spanned="2">
            <text:p>94年1月7日 </text:p>
          </table:table-cell>
          <table:table-cell office:value-type="string" table:number-columns-spanned="1" table:number-rows-spanned="2">
            <text:p>03  04  11  18  28  32   </text:p>
          </table:table-cell>
          <table:table-cell office:value-type="float" office:value="12" table:number-columns-spanned="1" table:number-rows-spanned="2">
            <text:p>12</text:p>
          </table:table-cell>
          <table:table-cell office:value-type="string" table:number-columns-spanned="1" table:number-rows-spanned="2">
            <text:p>94年4月11日 </text:p>
          </table:table-cell>
        </table:table-row>
        <table:table-row table:style-name="ro2">
          <table:covered-table-cell table:number-columns-repeated="5" table:style-name="Default"/>
        </table:table-row>
        <table:table-row table:style-name="ro2">
          <table:table-cell office:value-type="float" office:value="94001" table:number-columns-spanned="1" table:number-rows-spanned="2">
            <text:p>94001</text:p>
          </table:table-cell>
          <table:table-cell office:value-type="string" table:number-columns-spanned="1" table:number-rows-spanned="2">
            <text:p>94年1月4日 </text:p>
          </table:table-cell>
          <table:table-cell office:value-type="string" table:number-columns-spanned="1" table:number-rows-spanned="2">
            <text:p>06  11  12  21  37  39   </text:p>
          </table:table-cell>
          <table:table-cell office:value-type="float" office:value="30" table:number-columns-spanned="1" table:number-rows-spanned="2">
            <text:p>30</text:p>
          </table:table-cell>
          <table:table-cell office:value-type="string" table:number-columns-spanned="1" table:number-rows-spanned="2">
            <text:p>94年4月4日 </text:p>
          </table:table-cell>
        </table:table-row>
        <table:table-row table:style-name="ro2">
          <table:covered-table-cell table:number-columns-repeated="5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2006/07/14</text:date>, <text:time>15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7-14T12:44:01</meta:creation-date>
    <dc:date>2006-07-14T15:01:10</dc:date>
    <dc:language>en-US</dc:language>
    <meta:editing-cycles>5</meta:editing-cycles>
    <meta:editing-duration>PT26M27S</meta:editing-duration>
    <meta:user-defined meta:name="Info 1"/>
    <meta:user-defined meta:name="Info 2"/>
    <meta:user-defined meta:name="Info 3"/>
    <meta:user-defined meta:name="Info 4"/>
    <meta:document-statistic meta:table-count="5" meta:cell-count="2629"/>
  </office:meta>
</office:document-meta>
</file>